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top" fo:wrap-option="wrap" fo:background-color="#D8D8D8"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 style:family="table-cell" style:parent-style-name="Default" style:data-style-name="N36">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 style:family="table-cell" style:parent-style-name="Default" style:data-style-name="N3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 style:family="table-cell" style:parent-style-name="Default" style:data-style-name="N3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7"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8" style:family="table-cell" style:parent-style-name="Default" style:data-style-name="N0">
      <style:table-cell-properties fo:border-top="thin solid #000000" fo:border-bottom="thin solid #000000" fo:border-left="thin solid #000000" fo:border-right="none"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9"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0"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2"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3"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14" style:family="table-cell" style:parent-style-name="Default" style:data-style-name="N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5" style:family="table-cell" style:parent-style-name="Default" style:data-style-name="N0">
      <style:table-cell-properties fo:border="thin solid #000000" style:vertical-align="top"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6" style:family="table-cell" style:parent-style-name="Default" style:data-style-name="N30">
      <style:table-cell-properties fo:border="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7" style:family="table-cell" style:parent-style-name="Default" style:data-style-name="N0">
      <style:table-cell-properties fo:border-top="thin solid #000000" fo:border-bottom="none" fo:border-left="thin solid #000000" fo:border-right="thin solid #000000" style:vertical-align="middle" fo:wrap-option="wrap" fo:background-color="#BFBFBF" style:repeat-content="false"/>
      <style:paragraph-properties fo:text-align="start" fo:margin-left="0cm"/>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8" style:family="table-cell" style:parent-style-name="Default" style:data-style-name="N30">
      <style:table-cell-properties fo:border-top="thin solid #000000" fo:border-bottom="none" fo:border-left="thin solid #000000" fo:border-right="thin solid #000000" style:vertical-align="top" fo:wrap-option="wrap" fo:background-color="#BFBFBF"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19"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fo:font-weight="bold" style:font-weight-asian="bold" style:font-weight-complex="bold" style:font-family-generic="roman"/>
    </style:style>
    <style:style style:name="ce2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1" style:family="table-cell" style:parent-style-name="Default" style:data-style-name="N30">
      <style:table-cell-properties fo:border-top="thin solid #000000" fo:border-bottom="thin solid #000000" fo:border-left="thin solid #000000" fo:border-right="none"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2" style:family="table-cell" style:parent-style-name="Default" style:data-style-name="N0">
      <style:table-cell-properties fo:border="thin solid #000000" style:vertical-align="automatic"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3" style:family="table-cell" style:parent-style-name="Default" style:data-style-name="N0">
      <style:table-cell-properties fo:border="thin solid #000000"/>
      <style:text-properties style:font-name="Times New Roman" style:font-name-asian="Times New Roman" style:font-name-complex="Times New Roman" fo:font-size="10pt" style:font-size-asian="10pt" style:font-size-complex="10pt" style:font-family-generic="roman"/>
    </style:style>
    <style:style style:name="ce24" style:family="table-cell" style:parent-style-name="Default" style:data-style-name="N0">
      <style:table-cell-properties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5" style:family="table-cell" style:parent-style-name="Default" style:data-style-name="N0">
      <style:table-cell-properties fo:border-top="none" fo:border-bottom="none" fo:border-left="thin solid #000000" fo:border-right="none" style:vertical-align="automatic"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6" style:family="table-cell" style:parent-style-name="Default" style:data-style-name="N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27" style:family="table-cell" style:parent-style-name="Default" style:data-style-name="N0">
      <style:table-cell-properties fo:border="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28" style:family="table-cell" style:parent-style-name="Default" style:data-style-name="N3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29" style:family="table-cell" style:parent-style-name="Default" style:data-style-name="N0">
      <style:table-cell-properties fo:border="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0"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1" style:family="table-cell" style:parent-style-name="Default" style:data-style-name="N0">
      <style:table-cell-properties style:vertical-align="top"/>
      <style:text-properties style:font-name="Times New Roman" style:font-name-asian="Times New Roman" style:font-name-complex="Times New Roman" fo:font-size="10pt" style:font-size-asian="10pt" style:font-size-complex="10pt" style:font-family-generic="roman"/>
    </style:style>
    <style:style style:name="ce32" style:family="table-cell" style:parent-style-name="Default" style:data-style-name="N0">
      <style:table-cell-properties fo:border-top="thin solid #000000" fo:border-bottom="none" fo:border-left="thin solid #000000" fo:border-right="thin solid #000000" style:vertical-align="top" fo:wrap-option="wrap"/>
      <style:text-properties style:font-name="Times New Roman" style:font-name-asian="Times New Roman" style:font-name-complex="Times New Roman" fo:font-size="10pt" style:font-size-asian="10pt" style:font-size-complex="10pt" style:font-family-generic="roman"/>
    </style:style>
    <style:style style:name="ce33"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4" style:family="table-cell" style:parent-style-name="Default" style:data-style-name="N30">
      <style:table-cell-properties fo:border="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35" style:family="table-cell" style:parent-style-name="Default" style:data-style-name="N0">
      <style:table-cell-properties fo:border="thin solid #000000" style:vertical-align="top"/>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Default" style:data-style-name="N0">
      <style:table-cell-properties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Default" style:data-style-name="N0">
      <style:table-cell-properties fo:border-top="thin solid #000000" fo:border-bottom="thin solid #000000" fo:border-left="thin solid #000000" fo:border-right="none"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38" style:family="table-cell" style:parent-style-name="Default" style:data-style-name="N0">
      <style:table-cell-properties fo:border-top="thin solid #000000" fo:border-bottom="thin solid #000000"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39"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0" style:family="table-cell" style:parent-style-name="Default" style:data-style-name="N0">
      <style:table-cell-properties fo:border-top="thin solid #000000" fo:border-bottom="none" fo:border-left="none" fo:border-right="none"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1" style:family="table-cell" style:parent-style-name="Default" style:data-style-name="N30">
      <style:table-cell-properties fo:border="thin solid #000000" style:vertical-align="top" fo:wrap-option="wrap" fo:background-color="#00B0F0"/>
      <style:text-properties style:font-name="Times New Roman" style:font-name-asian="Times New Roman" style:font-name-complex="Times New Roman" fo:font-size="10pt" style:font-size-asian="10pt" style:font-size-complex="10pt" style:font-family-generic="roman"/>
    </style:style>
    <style:style style:name="ce42" style:family="table-cell" style:parent-style-name="Default" style:data-style-name="N0">
      <style:table-cell-properties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4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4" style:family="table-cell" style:parent-style-name="Default" style:data-style-name="N0">
      <style:table-cell-properties fo:border-top="thin solid #000000" fo:border-bottom="thin solid #000000" fo:border-left="none" fo:border-right="none"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5" style:family="table-cell" style:parent-style-name="Default" style:data-style-name="N3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6" style:family="table-cell" style:parent-style-name="Default" style:data-style-name="N30">
      <style:table-cell-properties fo:border="thin solid #000000" style:vertical-align="top" fo:wrap-option="wrap" fo:background-color="#FFFFFF"/>
      <style:text-properties style:font-name="Times New Roman" style:font-name-asian="Times New Roman" style:font-name-complex="Times New Roman" fo:font-size="10pt" style:font-size-asian="10pt" style:font-size-complex="10pt" style:font-family-generic="roman"/>
    </style:style>
    <style:style style:name="ce47" style:family="table-cell" style:parent-style-name="Default" style:data-style-name="N30">
      <style:table-cell-properties fo:border-top="thin solid #000000" fo:border-bottom="thin solid #000000" fo:border-left="none" fo:border-right="thin solid #000000" style:vertical-align="top" fo:wrap-option="wrap" fo:background-color="#92D050"/>
      <style:text-properties style:font-name="Times New Roman" style:font-name-asian="Times New Roman" style:font-name-complex="Times New Roman" fo:font-size="10pt" style:font-size-asian="10pt" style:font-size-complex="10pt" style:font-family-generic="roman"/>
    </style:style>
    <style:style style:name="ce48"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49" style:family="table-cell" style:parent-style-name="Default" style:data-style-name="N0">
      <style:table-cell-properties fo:border-top="thin solid #000000" fo:border-bottom="thin solid #000000" fo:border-left="none" fo:border-right="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0" style:family="table-cell" style:parent-style-name="Default" style:data-style-name="N0">
      <style:table-cell-properties fo:border-top="none" fo:border-bottom="none" fo:border-left="none" fo:border-right="thin solid #000000" style:vertical-align="top" fo:wrap-option="wrap" fo:background-color="transparent" style:repeat-content="false"/>
      <style:paragraph-properties fo:text-align="center"/>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Default" style:data-style-name="N3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Default" style:data-style-name="N3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3" style:family="table-cell" style:parent-style-name="Default" style:data-style-name="N0">
      <style:table-cell-properties fo:border-top="none" fo:border-bottom="none" fo:border-left="thin solid #000000" fo:border-right="none"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4" style:family="table-cell" style:parent-style-name="Default" style:data-style-name="N3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5" style:family="table-cell" style:parent-style-name="Default" style:data-style-name="N30">
      <style:table-cell-properties fo:border="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6" style:family="table-cell" style:parent-style-name="Default" style:data-style-name="N30">
      <style:table-cell-properties fo:border-top="thin solid #000000" fo:border-bottom="thin solid #000000" fo:border-left="none" fo:border-right="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57" style:family="table-cell" style:parent-style-name="Default" style:data-style-name="N30">
      <style:table-cell-properties fo:border-top="thin solid #000000" fo:border-bottom="thin solid #000000" fo:border-left="none" fo:border-right="thin solid #000000" style:vertical-align="top" fo:wrap-option="wrap" fo:background-color="#FF0000"/>
      <style:text-properties style:font-name="Times New Roman" style:font-name-asian="Times New Roman" style:font-name-complex="Times New Roman" fo:font-size="10pt" style:font-size-asian="10pt" style:font-size-complex="10pt" style:font-family-generic="roman"/>
    </style:style>
    <style:style style:name="ce58" style:family="table-cell" style:parent-style-name="Default" style:data-style-name="N0">
      <style:table-cell-properties fo:border="thin solid #000000" style:vertical-align="top" fo:wrap-option="wrap" fo:background-color="#92D05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59" style:family="table-cell" style:parent-style-name="Default" style:data-style-name="N0">
      <style:table-cell-properties fo:border="thin solid #000000" style:vertical-align="top" fo:wrap-option="wrap" fo:background-color="#FFFF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0" style:family="table-cell" style:parent-style-name="Default" style:data-style-name="N0">
      <style:table-cell-properties fo:border="thin solid #000000" style:vertical-align="top" fo:wrap-option="wrap" fo:background-color="#FF000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1" style:family="table-cell" style:parent-style-name="Default" style:data-style-name="N0">
      <style:table-cell-properties fo:border="thin solid #000000" style:vertical-align="top" fo:wrap-option="wrap" fo:background-color="#00B0F0"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2" style:family="table-cell" style:parent-style-name="Default" style:data-style-name="N3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3" style:family="table-cell" style:parent-style-name="Default" style:data-style-name="N0">
      <style:table-cell-properties fo:border="thin solid #000000" style:vertical-align="top" fo:wrap-option="wrap" fo:background-color="transparent"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4" style:family="table-cell" style:parent-style-name="Default" style:data-style-name="N0">
      <style:table-cell-properties fo:border="thin solid #000000" style:vertical-align="top" fo:wrap-option="wrap" fo:background-color="transparent"/>
      <style:text-properties style:font-name="Times New Roman" style:font-name-asian="Times New Roman" style:font-name-complex="Times New Roman" fo:font-size="10pt" style:font-size-asian="10pt" style:font-size-complex="10pt" style:font-family-generic="roman"/>
    </style:style>
    <style:style style:name="ce65"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style:font-name="Times New Roman" style:font-name-asian="Times New Roman" style:font-name-complex="Times New Roman" fo:font-size="10pt" style:font-size-asian="10pt" style:font-size-complex="10pt" style:font-family-generic="roman"/>
    </style:style>
    <style:style style:name="ce66" style:family="table-cell" style:parent-style-name="Default" style:data-style-name="N0">
      <style:table-cell-properties fo:border="thin solid #000000" style:vertical-align="top" fo:wrap-option="wrap" fo:background-color="transparent" style:repeat-content="false"/>
      <style:paragraph-properties fo:text-align="start" fo:margin-left="0cm"/>
    </style:style>
    <style:style style:name="co1" style:family="table-column">
      <style:table-column-properties fo:break-before="auto" style:column-width="4.365625cm" style:use-optimal-column-width="true"/>
    </style:style>
    <style:style style:name="co2" style:family="table-column">
      <style:table-column-properties fo:break-before="auto" style:column-width="5.84729166666667cm"/>
    </style:style>
    <style:style style:name="co3" style:family="table-column">
      <style:table-column-properties fo:break-before="auto" style:column-width="6.50875cm" style:use-optimal-column-width="true"/>
    </style:style>
    <style:style style:name="co4" style:family="table-column">
      <style:table-column-properties fo:break-before="auto" style:column-width="3.78354166666667cm" style:use-optimal-column-width="true"/>
    </style:style>
    <style:style style:name="co5" style:family="table-column">
      <style:table-column-properties fo:break-before="auto" style:column-width="9.33979166666667cm"/>
    </style:style>
    <style:style style:name="co6" style:family="table-column">
      <style:table-column-properties fo:break-before="auto" style:column-width="11.5622916666667cm"/>
    </style:style>
    <style:style style:name="co7" style:family="table-column">
      <style:table-column-properties fo:break-before="auto" style:column-width="8.5725cm"/>
    </style:style>
    <style:style style:name="co8" style:family="table-column">
      <style:table-column-properties fo:break-before="auto" style:column-width="1.69333333333333cm"/>
    </style:style>
    <style:style style:name="ro1" style:family="table-row">
      <style:table-row-properties style:row-height="13.2pt" style:use-optimal-row-height="true" fo:break-before="auto"/>
    </style:style>
    <style:style style:name="ro2" style:family="table-row">
      <style:table-row-properties style:row-height="14.25pt" style:use-optimal-row-height="false" fo:break-before="auto"/>
    </style:style>
    <style:style style:name="ro3" style:family="table-row">
      <style:table-row-properties style:row-height="13.5pt" style:use-optimal-row-height="false" fo:break-before="auto"/>
    </style:style>
    <style:style style:name="ro4" style:family="table-row">
      <style:table-row-properties style:row-height="14.4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39.6pt" style:use-optimal-row-height="true" fo:break-before="auto"/>
    </style:style>
    <style:style style:name="ro7" style:family="table-row">
      <style:table-row-properties style:row-height="26.4pt" style:use-optimal-row-height="true" fo:break-before="auto"/>
    </style:style>
    <style:style style:name="ro8" style:family="table-row">
      <style:table-row-properties style:row-height="52.8pt" style:use-optimal-row-height="true" fo:break-before="auto"/>
    </style:style>
    <style:style style:name="ro9" style:family="table-row">
      <style:table-row-properties style:row-height="66pt" style:use-optimal-row-height="true" fo:break-before="auto"/>
    </style:style>
    <style:style style:name="ro10" style:family="table-row">
      <style:table-row-properties style:row-height="54pt" style:use-optimal-row-height="false" fo:break-before="auto"/>
    </style:style>
    <style:style style:name="ro11" style:family="table-row">
      <style:table-row-properties style:row-height="27.75pt" style:use-optimal-row-height="false" fo:break-before="auto"/>
    </style:style>
    <style:style style:name="ro12" style:family="table-row">
      <style:table-row-properties style:row-height="118.8pt" style:use-optimal-row-height="true" fo:break-before="auto"/>
    </style:style>
    <style:style style:name="ro13" style:family="table-row">
      <style:table-row-properties style:row-height="79.2pt" style:use-optimal-row-height="true" fo:break-before="auto"/>
    </style:style>
    <style:style style:name="ro14" style:family="table-row">
      <style:table-row-properties style:row-height="132pt" style:use-optimal-row-height="true" fo:break-before="auto"/>
    </style:style>
    <style:style style:name="ro15" style:family="table-row">
      <style:table-row-properties style:row-height="171.6pt" style:use-optimal-row-height="true" fo:break-before="auto"/>
    </style:style>
    <style:style style:name="ro16" style:family="table-row">
      <style:table-row-properties style:row-height="145.2pt" style:use-optimal-row-height="true" fo:break-before="auto"/>
    </style:style>
    <style:style style:name="ro17" style:family="table-row">
      <style:table-row-properties style:row-height="92.4pt" style:use-optimal-row-height="true" fo:break-before="auto"/>
    </style:style>
    <style:style style:name="ro18" style:family="table-row">
      <style:table-row-properties style:row-height="198pt" style:use-optimal-row-height="true" fo:break-before="auto"/>
    </style:style>
    <style:style style:name="ro19" style:family="table-row">
      <style:table-row-properties style:row-height="250.8pt" style:use-optimal-row-height="true" fo:break-before="auto"/>
    </style:style>
    <style:style style:name="ro20" style:family="table-row">
      <style:table-row-properties style:row-height="281.4pt" style:use-optimal-row-height="false" fo:break-before="auto"/>
    </style:style>
    <style:style style:name="ro21" style:family="table-row">
      <style:table-row-properties style:row-height="211.2pt" style:use-optimal-row-height="true" fo:break-before="auto"/>
    </style:style>
    <style:style style:name="ro22" style:family="table-row">
      <style:table-row-properties style:row-height="105.6pt" style:use-optimal-row-height="true" fo:break-before="auto"/>
    </style:style>
    <style:style style:name="ro23" style:family="table-row">
      <style:table-row-properties style:row-height="184.8pt" style:use-optimal-row-height="true" fo:break-before="auto"/>
    </style:style>
    <style:style style:name="ro24" style:family="table-row">
      <style:table-row-properties style:row-height="224.4pt" style:use-optimal-row-height="true" fo:break-before="auto"/>
    </style:style>
    <style:style style:name="ro25" style:family="table-row">
      <style:table-row-properties style:row-height="105pt" style:use-optimal-row-height="false" fo:break-before="auto"/>
    </style:style>
    <style:style style:name="ro26" style:family="table-row">
      <style:table-row-properties style:row-height="237.6pt" style:use-optimal-row-height="true" fo:break-before="auto"/>
    </style:style>
    <style:style style:name="ro27" style:family="table-row">
      <style:table-row-properties style:row-height="158.4pt" style:use-optimal-row-height="true" fo:break-before="auto"/>
    </style:style>
    <style:style style:name="ro28" style:family="table-row">
      <style:table-row-properties style:row-height="264pt" style:use-optimal-row-height="true" fo:break-before="auto"/>
    </style:style>
    <style:style style:name="ro29" style:family="table-row">
      <style:table-row-properties style:row-height="12.75pt" style:use-optimal-row-height="true" fo:break-before="auto"/>
    </style:style>
    <style:style style:name="ta1" style:family="table" style:master-page-name="mp1">
      <style:table-properties table:display="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graphic" style:name="a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false" style:writing-mode="lr-tb"/>
    </style:style>
  </office:automatic-styles>
  <office:body>
    <office:spreadsheet>
      <table:calculation-settings table:case-sensitive="false" table:search-criteria-must-apply-to-whole-cell="false"/>
      <table:content-validations>
        <table:content-validation table:name="val1" table:condition="cell-content-text-length()&lt;=63">
          <table:help-message table:display="true"/>
          <table:error-message table:display="true"/>
        </table:content-validation>
      </table:content-validations>
      <table:table table:name="Test" table:style-name="ta1">
        <table:table-column table:style-name="co1" table:default-cell-style-name="ce7"/>
        <table:table-column table:style-name="co2" table:default-cell-style-name="ce7"/>
        <table:table-column table:style-name="co3" table:default-cell-style-name="ce4"/>
        <table:table-column table:style-name="co4" table:default-cell-style-name="ce5"/>
        <table:table-column table:style-name="co5" table:default-cell-style-name="ce6"/>
        <table:table-column table:style-name="co6" table:default-cell-style-name="ce7"/>
        <table:table-column table:style-name="co7" table:default-cell-style-name="ce7"/>
        <table:table-column table:style-name="co8" table:number-columns-repeated="16377" table:default-cell-style-name="ce7"/>
        <table:table-row table:style-name="ro1">
          <table:table-cell office:value-type="string" table:style-name="ce2">
            <text:p>Doc Revision</text:p>
          </table:table-cell>
          <table:table-cell office:value-type="float" office:value="2" table:style-name="ce3">
            <text:p>2.0</text:p>
          </table:table-cell>
          <table:table-cell table:style-name="ce4"/>
          <table:table-cell table:style-name="ce5"/>
          <table:table-cell table:content-validation-name="val1" table:style-name="ce6"/>
          <table:table-cell table:number-columns-repeated="16379" table:style-name="ce7"/>
        </table:table-row>
        <table:table-row table:style-name="ro1">
          <table:table-cell table:number-columns-repeated="2" table:style-name="ce7"/>
          <table:table-cell table:style-name="ce4"/>
          <table:table-cell table:style-name="ce5"/>
          <table:table-cell table:content-validation-name="val1" table:style-name="ce6"/>
          <table:table-cell table:number-columns-repeated="16379" table:style-name="ce7"/>
        </table:table-row>
        <table:table-row table:style-name="ro2">
          <table:table-cell office:value-type="string" table:style-name="ce8">
            <text:p>KEY:</text:p>
          </table:table-cell>
          <table:table-cell office:value-type="string" table:number-columns-spanned="2" table:number-rows-spanned="1" table:style-name="ce58">
            <text:p>Fully implemented test</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table:style-name="ce11"/>
          <table:table-cell office:value-type="string" table:number-columns-spanned="2" table:number-rows-spanned="1" table:style-name="ce59">
            <text:p>Partially implemented test (Uncoded are the E2E components of the test)</text:p>
          </table:table-cell>
          <table:covered-table-cell/>
          <table:table-cell table:style-name="ce7"/>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0">
            <text:p>TBD/Unknown/Define test at later date.</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3">
          <table:table-cell table:style-name="ce11"/>
          <table:table-cell office:value-type="string" table:number-columns-spanned="2" table:number-rows-spanned="1" table:style-name="ce61">
            <text:p>Intel plan's on implementing</text:p>
          </table:table-cell>
          <table:covered-table-cell/>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table:style-name="ce11"/>
          <table:table-cell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4">
          <table:table-cell office:value-type="string" table:style-name="ce8">
            <text:p>Definitions:</text:p>
          </table:table-cell>
          <table:table-cell office:value-type="string" table:style-name="ce12">
            <text:p>E2E</text:p>
          </table:table-cell>
          <table:table-cell office:value-type="string" table:number-columns-spanned="3" table:number-rows-spanned="1" table:style-name="ce62">
            <text:p>End-to-End Data Protection</text:p>
          </table:table-cell>
          <table:covered-table-cell table:number-columns-repeated="2"/>
          <table:table-cell table:style-name="ce7"/>
          <table:table-cell table:style-name="ce10"/>
          <table:table-cell table:number-columns-repeated="16377" table:style-name="ce1"/>
        </table:table-row>
        <table:table-row table:style-name="ro2">
          <table:table-cell table:style-name="ce11"/>
          <table:table-cell office:value-type="string" table:style-name="ce12">
            <text:p>Bare Namespace</text:p>
          </table:table-cell>
          <table:table-cell office:value-type="string" table:number-columns-spanned="3" table:number-rows-spanned="1" table:style-name="ce62">
            <text:p>Namespaces supporting no meta data, and E2E is disabled; Implies: Identify.LBAF[Identify.FLBAS].MS=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Meta Namespace</text:p>
          </table:table-cell>
          <table:table-cell office:value-type="string" table:number-columns-spanned="3" table:number-rows-spanned="1" table:style-name="ce62">
            <text:p>Namespaces supporting meta data, and E2E is dis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E2E Namespace</text:p>
          </table:table-cell>
          <table:table-cell office:value-type="string" table:number-columns-spanned="3" table:number-rows-spanned="1" table:style-name="ce62">
            <text:p>Namepspaces supporting meta data, and E2E is enabled; Implies: Identify.LBAF[Identify.FLBAS].MS=!0, Identify.DPC_b2:0=!0</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dword++, dwordK</text:p>
          </table:table-cell>
          <table:table-cell office:value-type="string" table:number-columns-spanned="3" table:number-rows-spanned="1" table:style-name="ce62">
            <text:p>Incrementing dword (32b) data pattern, Constant dword (32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style-name="ce11"/>
          <table:table-cell office:value-type="string" table:style-name="ce12">
            <text:p>word++, workK</text:p>
          </table:table-cell>
          <table:table-cell office:value-type="string" table:number-columns-spanned="3" table:number-rows-spanned="1" table:style-name="ce62">
            <text:p>Incrementing word (16b) data pattern, Constant word (16b) data pattern</text:p>
          </table:table-cell>
          <table:covered-table-cell table:number-columns-repeated="2"/>
          <table:table-cell table:style-name="ce7"/>
          <table:table-cell table:style-name="ce10"/>
          <table:table-cell table:number-columns-repeated="16377" table:style-name="ce1"/>
        </table:table-row>
        <table:table-row table:style-name="ro5">
          <table:table-cell table:style-name="ce11"/>
          <table:table-cell office:value-type="string" table:style-name="ce12">
            <text:p>byte++, byteK</text:p>
          </table:table-cell>
          <table:table-cell office:value-type="string" table:number-columns-spanned="3" table:number-rows-spanned="1" table:style-name="ce62">
            <text:p>Incrementing byte (8b) data pattern, Constant byte (8b) data pattern</text:p>
          </table:table-cell>
          <table:covered-table-cell table:number-columns-repeated="2"/>
          <table:table-cell table:style-name="ce7"/>
          <table:table-cell table:style-name="ce10"/>
          <table:table-cell table:number-columns-repeated="16377" table:style-name="ce1"/>
        </table:table-row>
        <table:table-row table:style-name="ro4">
          <table:table-cell table:number-columns-repeated="2" table:style-name="ce7"/>
          <table:table-cell table:style-name="ce4"/>
          <table:table-cell table:style-name="ce5"/>
          <table:table-cell table:content-validation-name="val1" table:style-name="ce6"/>
          <table:table-cell table:style-name="ce7"/>
          <table:table-cell table:style-name="ce10"/>
          <table:table-cell table:number-columns-repeated="16377" table:style-name="ce1"/>
        </table:table-row>
        <table:table-row table:style-name="ro2">
          <table:table-cell office:value-type="string" table:style-name="ce14">
            <text:p>Group Name</text:p>
          </table:table-cell>
          <table:table-cell office:value-type="string" table:style-name="ce15">
            <text:p>Group Purpose; Place in group hdr file</text:p>
          </table:table-cell>
          <table:table-cell office:value-type="string" table:style-name="ce16">
            <text:p>Tests</text:p>
          </table:table-cell>
          <table:table-cell office:value-type="string" table:style-name="ce17">
            <text:p>Compliance String</text:p>
          </table:table-cell>
          <table:table-cell office:value-type="string" table:content-validation-name="val1" table:style-name="ce18">
            <text:p>Short Description</text:p>
          </table:table-cell>
          <table:table-cell office:value-type="string" table:style-name="ce14">
            <text:p>Long Description</text:p>
          </table:table-cell>
          <table:table-cell office:value-type="string" table:style-name="ce15">
            <text:p>Special Notes</text:p>
          </table:table-cell>
          <table:table-cell table:number-columns-repeated="16377" table:style-name="ce19"/>
        </table:table-row>
        <table:table-row table:style-name="ro5">
          <table:table-cell office:value-type="string" table:style-name="ce20">
            <text:p>GrpInformative</text:p>
          </table:table-cell>
          <table:table-cell office:value-type="string" table:number-columns-spanned="1" table:number-rows-spanned="4" table:style-name="ce63">
            <text:p>To gather constant operating metrics from the DUT, dump that data and perhaps make it available to the gInformative singleton</text:p>
          </table:table-cell>
          <table:table-cell office:value-type="string" table:style-name="ce21">
            <text:p>DumpRegisters_r10b</text:p>
          </table:table-cell>
          <table:table-cell office:value-type="string" table:style-name="ce22">
            <text:p>revision 1.0b, section 2</text:p>
          </table:table-cell>
          <table:table-cell office:value-type="string" table:content-validation-name="val1" table:style-name="ce23">
            <text:p>Dump all registers</text:p>
          </table:table-cell>
          <table:table-cell office:value-type="string" table:style-name="ce23">
            <text:p>Dumps the value of every register, to 2 separate files</text:p>
          </table:table-cell>
          <table:table-cell table:style-name="ce12"/>
          <table:table-cell table:number-columns-repeated="16377" table:style-name="ce24"/>
        </table:table-row>
        <table:table-row-group>
          <table:table-row table:style-name="ro6">
            <table:table-cell table:style-name="ce25"/>
            <table:covered-table-cell/>
            <table:table-cell office:value-type="string" table:style-name="ce26">
              <text:p>CreateACQASQ_r10b</text:p>
            </table:table-cell>
            <table:table-cell office:value-type="string" table:style-name="ce27">
              <text:p>revision 1.0b, section 7</text:p>
            </table:table-cell>
            <table:table-cell office:value-type="string" table:content-validation-name="val1" table:style-name="ce28">
              <text:p>Create an ACQ &amp; ASQ</text:p>
            </table:table-cell>
            <table:table-cell office:value-type="string" table:style-name="ce29">
              <text:p>Create ACQ &amp; ASQ kernel objects with group lifespan. Report this data to the log directory filename: CreateACQASQ_r10b</text:p>
            </table:table-cell>
            <table:table-cell table:style-name="ce12"/>
            <table:table-cell table:number-columns-repeated="16377" table:style-name="ce24"/>
          </table:table-row>
          <table:table-row table:style-name="ro7">
            <table:table-cell table:style-name="ce25"/>
            <table:covered-table-cell/>
            <table:table-cell office:value-type="string" table:style-name="ce26">
              <text:p>DumpIdentifyData_r10b</text:p>
            </table:table-cell>
            <table:table-cell office:value-type="string" table:style-name="ce30">
              <text:p>revision 1.0b, section 7</text:p>
            </table:table-cell>
            <table:table-cell office:value-type="string" table:content-validation-name="val1" table:style-name="ce31">
              <text:p>Issue the identify cmd</text:p>
            </table:table-cell>
            <table:table-cell office:value-type="string" table:style-name="ce32">
              <text:p>Issue the identify cmd to the ASQ. Request both controller and all namspc pages. Dump this data to the log directory.</text:p>
            </table:table-cell>
            <table:table-cell table:style-name="ce12"/>
            <table:table-cell table:number-columns-repeated="16377" table:style-name="ce24"/>
          </table:table-row>
          <table:table-row table:style-name="ro6">
            <table:table-cell table:style-name="ce25"/>
            <table:covered-table-cell/>
            <table:table-cell office:value-type="string" table:style-name="ce26">
              <text:p>DumpGetFeatures_r10b</text:p>
            </table:table-cell>
            <table:table-cell office:value-type="string" table:style-name="ce27">
              <text:p>revision 1.0b, section 7</text:p>
            </table:table-cell>
            <table:table-cell office:value-type="string" table:content-validation-name="val1" table:style-name="ce29">
              <text:p>Issue the get features cmd</text:p>
            </table:table-cell>
            <table:table-cell office:value-type="string" table:style-name="ce29">
              <text:p>Issue the get features cmd to the ASQ. Request various feature identifiers which are deemed important enough to retrieve for all tests to view easily.</text:p>
            </table:table-cell>
            <table:table-cell table:style-name="ce12"/>
            <table:table-cell table:number-columns-repeated="16377" table:style-name="ce24"/>
          </table:table-row>
        </table:table-row-group>
        <table:table-row table:style-name="ro8">
          <table:table-cell office:value-type="string" table:style-name="ce12">
            <text:p>GrpPciRegisters</text:p>
          </table:table-cell>
          <table:table-cell office:value-type="string" table:style-name="ce12">
            <text:p>Verify valid operation of the PCI register space</text:p>
          </table:table-cell>
          <table:table-cell office:value-type="string" table:style-name="ce9">
            <text:p>AllPciRegs_r10b</text:p>
            <draw:frame xmlns:presentation="urn:oasis:names:tc:opendocument:xmlns:presentation:1.0" draw:z-index="5" draw:id="id4" draw:style-name="a14" draw:name="TextBox 6" svg:x="1.125in" svg:y="0.38542in" svg:width="0.20202in" svg:height="0.28933in">
              <draw:text-box>
                <text:p text:style-name="a13" text:class-names="" text:cond-style-name=""><text:span text:style-name="a12" text:class-names=""/></text:p>
              </draw:text-box>
              <svg:desc/>
            </draw:frame>
          </table:table-cell>
          <table:table-cell office:value-type="string" table:style-name="ce12">
            <text:p>revision 1.0b, section 2</text:p>
          </table:table-cell>
          <table:table-cell office:value-type="string" table:content-validation-name="val1" table:style-name="ce29">
            <text:p>Validate all PCI registers syntactically</text:p>
          </table:table-cell>
          <table:table-cell office:value-type="string" table:style-name="ce12">
            <text:p>Validates the following; the RO fields which are not implementation specific contain default values; The RO fields cannot be written; All ASCII fields only contain chars 0x20 to 0x7e.</text:p>
          </table:table-cell>
          <table:table-cell table:style-name="ce27"/>
          <table:table-cell table:number-columns-repeated="16377" table:style-name="ce1"/>
        </table:table-row>
        <table:table-row table:style-name="ro8">
          <table:table-cell office:value-type="string" table:style-name="ce33">
            <text:p>GrpCtrlRegisters</text:p>
          </table:table-cell>
          <table:table-cell office:value-type="string" table:number-columns-spanned="1" table:number-rows-spanned="2" table:style-name="ce63">
            <text:p>Verify valid operation of the ctrl'r register space</text:p>
          </table:table-cell>
          <table:table-cell office:value-type="string" table:style-name="ce34">
            <text:p>AllCtrlrRegs_r10b</text:p>
          </table:table-cell>
          <table:table-cell office:value-type="string" table:style-name="ce12">
            <text:p>revision 1.0b, section 3</text:p>
          </table:table-cell>
          <table:table-cell office:value-type="string" table:content-validation-name="val1" table:style-name="ce35">
            <text:p>Validate all controller registers syntactically</text:p>
          </table:table-cell>
          <table:table-cell office:value-type="string" table:style-name="ce33">
            <text:p>Validates the following; the RO fields which are not implementation specific contain default values; The RO fields cannot be written; All ASCII fields only contain chars 0x20 to 0x7e.</text:p>
          </table:table-cell>
          <table:table-cell table:style-name="ce12"/>
          <table:table-cell table:number-columns-repeated="16377" table:style-name="ce36"/>
        </table:table-row>
        <table:table-row-group>
          <table:table-row table:style-name="ro9">
            <table:table-cell table:style-name="ce37"/>
            <table:covered-table-cell/>
            <table:table-cell office:value-type="string" table:style-name="ce34">
              <text:p>CtrlrResetDefaults_r10b</text:p>
              <draw:frame xmlns:presentation="urn:oasis:names:tc:opendocument:xmlns:presentation:1.0" draw:z-index="7" draw:id="id6" draw:style-name="a20" draw:name="TextBox 8" svg:x="1.125in" svg:y="0in" svg:width="0.20202in" svg:height="0.28933in">
                <draw:text-box>
                  <text:p text:style-name="a19" text:class-names="" text:cond-style-name=""><text:span text:style-name="a18" text:class-names=""/></text:p>
                </draw:text-box>
                <svg:desc/>
              </draw:frame>
              <draw:frame xmlns:presentation="urn:oasis:names:tc:opendocument:xmlns:presentation:1.0" draw:z-index="1" draw:id="id0" draw:style-name="a2" draw:name="TextBox 1" svg:x="1.125in" svg:y="0in" svg:width="0.20202in" svg:height="0.28933in">
                <draw:text-box>
                  <text:p text:style-name="a1" text:class-names="" text:cond-style-name=""><text:span text:style-name="a0" text:class-names=""/></text:p>
                </draw:text-box>
                <svg:desc/>
              </draw:frame>
            </table:table-cell>
            <table:table-cell office:value-type="string" table:style-name="ce12">
              <text:p>revision 1.0b, section 3</text:p>
            </table:table-cell>
            <table:table-cell office:value-type="string" table:content-validation-name="val1" table:style-name="ce35">
              <text:p>Verify approp registers are reset to default values</text:p>
            </table:table-cell>
            <table:table-cell office:value-type="string" table:style-name="ce33">
              <text:p>All registers within the ctrl'r register space must be reset to default values after a CC.EN=0 action including the doorbell regs, except the following: AQA, ASQ, and ACQ. An attempt to change the value of ctrl'r space registers which can be changed, then issue a reset; must yeild this verifiable state.</text:p>
              <draw:frame xmlns:presentation="urn:oasis:names:tc:opendocument:xmlns:presentation:1.0" draw:z-index="2" draw:id="id1" draw:style-name="a5" draw:name="TextBox 3" svg:x="0in" svg:y="0in" svg:width="0.20202in" svg:height="0.28933in">
                <draw:text-box>
                  <text:p text:style-name="a4" text:class-names="" text:cond-style-name=""><text:span text:style-name="a3" text:class-names=""/></text:p>
                </draw:text-box>
                <svg:desc/>
              </draw:frame>
            </table:table-cell>
            <table:table-cell table:style-name="ce12"/>
            <table:table-cell table:number-columns-repeated="16377" table:style-name="ce36"/>
          </table:table-row>
        </table:table-row-group>
        <table:table-row table:style-name="ro6">
          <table:table-cell office:value-type="string" table:style-name="ce38">
            <text:p>GrpBasicInit</text:p>
          </table:table-cell>
          <table:table-cell office:value-type="string" table:number-columns-spanned="1" table:number-rows-spanned="13" table:style-name="ce63">
            <text:p>Verify basic initialization tasks that new hardware will desire to perform for a quick power up general health and quick understanding as to rudimentary features.</text:p>
          </table:table-cell>
          <table:table-cell office:value-type="string" table:style-name="ce26">
            <text:p>CreateACQASQ_r10b</text:p>
          </table:table-cell>
          <table:table-cell office:value-type="string" table:style-name="ce12">
            <text:p>revision 1.0b, section 7</text:p>
          </table:table-cell>
          <table:table-cell office:value-type="string" table:content-validation-name="val1" table:style-name="ce33">
            <text:p>Create an ACQ &amp; ASQ</text:p>
          </table:table-cell>
          <table:table-cell office:value-type="string" table:style-name="ce33">
            <text:p>Create ACQ &amp; ASQ kernel objects with group lifespan. Report this data to the log directory filename: CreateACQASQ_r10b</text:p>
          </table:table-cell>
          <table:table-cell table:style-name="ce27"/>
          <table:table-cell table:number-columns-repeated="16377" table:style-name="ce1"/>
        </table:table-row>
        <table:table-row-group>
          <table:table-row table:style-name="ro6">
            <table:table-cell table:style-name="ce39"/>
            <table:covered-table-cell/>
            <table:table-cell office:value-type="string" table:style-name="ce26">
              <text:p>CreateIOQContigPoll_r10b</text:p>
              <draw:frame xmlns:presentation="urn:oasis:names:tc:opendocument:xmlns:presentation:1.0" draw:z-index="3" draw:id="id2" draw:style-name="a8" draw:name="TextBox 4" svg:x="1.125in" svg:y="0in" svg:width="0.20202in" svg:height="0.28933in">
                <draw:text-box>
                  <text:p text:style-name="a7" text:class-names="" text:cond-style-name=""><text:span text:style-name="a6" text:class-names=""/></text:p>
                </draw:text-box>
                <svg:desc/>
              </draw:frame>
            </table:table-cell>
            <table:table-cell office:value-type="string" table:style-name="ce12">
              <text:p>revision 1.0b, section 7</text:p>
            </table:table-cell>
            <table:table-cell office:value-type="string" table:content-validation-name="val1" table:style-name="ce33">
              <text:p>Create contiguous IOCQ(poll) and IOSQ's</text:p>
            </table:table-cell>
            <table:table-cell office:value-type="string" table:style-name="ce33">
              <text:p>Issue the admin cmds Create 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Poll_r10b</text:p>
            </table:table-cell>
            <table:table-cell office:value-type="string" table:style-name="ce12">
              <text:p>revision 1.0b, section 7</text:p>
            </table:table-cell>
            <table:table-cell office:value-type="string" table:content-validation-name="val1" table:style-name="ce33">
              <text:p>Create discontiguous IOCQ(poll) and IOSQ's</text:p>
            </table:table-cell>
            <table:table-cell office:value-type="string" table:style-name="ce33">
              <text:p>Issue the admin cmds Create discontiguous I/O SQ and Create I/Q CQ(poll)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WriteDataPat_r10b</text:p>
            </table:table-cell>
            <table:table-cell office:value-type="string" table:style-name="ce12">
              <text:p>revision 1.0b, section 6</text:p>
            </table:table-cell>
            <table:table-cell office:value-type="string" table:content-validation-name="val1" table:style-name="ce33">
              <text:p>Write a well known data pattern to media</text:p>
            </table:table-cell>
            <table:table-cell office:value-type="string" table:style-name="ce33">
              <text:p>Issue an NVM cmd set write command with a well known data pattern to namspc #1. The write command shall be completely generic.</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VerifyDataPat_r10b</text:p>
            </table:table-cell>
            <table:table-cell office:value-type="string" table:style-name="ce12">
              <text:p>revision 1.0b, section 6</text:p>
            </table:table-cell>
            <table:table-cell office:value-type="string" table:content-validation-name="val1" table:style-name="ce33">
              <text:p>Verify a well known data pattern from media</text:p>
            </table:table-cell>
            <table:table-cell office:value-type="string" table:style-name="ce33">
              <text:p>Issue an NVM cmd set read command and compare the data with a previously written well known data pattern from namspc #1. The read command shall be completely generic.</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Contig_r10b</text:p>
            </table:table-cell>
            <table:table-cell office:value-type="string" table:style-name="ce12">
              <text:p>revision 1.0b, section 7</text:p>
            </table:table-cell>
            <table:table-cell office:value-type="string" table:content-validation-name="val1" table:style-name="ce33">
              <text:p>Delete contiguous IOCQ and IOSQ's</text:p>
            </table:table-cell>
            <table:table-cell office:value-type="string" table:style-name="ce33">
              <text:p>Issue the admin cmds Delete I/O SQ and Delete I/Q CQ to the ASQ and reap the resulting CE's from the ACQ to certify those the 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9">
            <table:table-cell table:style-name="ce39"/>
            <table:covered-table-cell/>
            <table:table-cell office:value-type="string" table:style-name="ce26">
              <text:p>DeleteIOQDiscontig_r10b</text:p>
            </table:table-cell>
            <table:table-cell office:value-type="string" table:style-name="ce12">
              <text:p>revision 1.0b, section 7</text:p>
            </table:table-cell>
            <table:table-cell office:value-type="string" table:content-validation-name="val1" table:style-name="ce33">
              <text:p>Delete discontiguous IOCQ and IOSQ's</text:p>
            </table:table-cell>
            <table:table-cell office:value-type="string" table:style-name="ce33">
              <text:p>Issue the admin cmds Delete I/O SQ and Delete I/Q CQ to the ASQ and reap the resulting CE's from the ACQ to certify those the discontiguous IOQ's have been deleted. Dumping driver metrics before and after the deletion will prove the dnvme/hdw has removed those Q's</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ContigIRQ_r10b</text:p>
            </table:table-cell>
            <table:table-cell office:value-type="string" table:style-name="ce12">
              <text:p>revision 1.0b, section 7</text:p>
            </table:table-cell>
            <table:table-cell office:value-type="string" table:content-validation-name="val1" table:style-name="ce33">
              <text:p>Create contiguous IOCQ(IRQ) and IOSQ's</text:p>
            </table:table-cell>
            <table:table-cell office:value-type="string" table:style-name="ce33">
              <text:p>Issue the admin cmds Create 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6">
            <table:table-cell table:style-name="ce39"/>
            <table:covered-table-cell/>
            <table:table-cell office:value-type="string" table:style-name="ce26">
              <text:p>CreateIOQDiscontigIRQ_r10b</text:p>
            </table:table-cell>
            <table:table-cell office:value-type="string" table:style-name="ce12">
              <text:p>revision 1.0b, section 7</text:p>
            </table:table-cell>
            <table:table-cell office:value-type="string" table:content-validation-name="val1" table:style-name="ce33">
              <text:p>Create discontiguous IOCQ(IRQ) and IOSQ's</text:p>
            </table:table-cell>
            <table:table-cell office:value-type="string" table:style-name="ce33">
              <text:p>Issue the admin cmds Create discontiguous I/O SQ and Create I/Q CQ(IRQ) to the ASQ and reap the resulting CE's from the ACQ to certify those Q's have been created.</text:p>
            </table:table-cell>
            <table:table-cell table:style-name="ce27"/>
            <table:table-cell table:number-columns-repeated="16377" table:style-name="ce1"/>
          </table:table-row>
          <table:table-row table:style-name="ro4">
            <table:table-cell table:style-name="ce39"/>
            <table:covered-table-cell/>
            <table:table-cell office:value-type="string" table:style-name="ce26">
              <text:p>Write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VerifyDataPat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 table:style-name="ro4">
            <table:table-cell table:style-name="ce39"/>
            <table:covered-table-cell/>
            <table:table-cell office:value-type="string" table:style-name="ce26">
              <text:p>DeleteIOQDiscontig_r10b</text:p>
            </table:table-cell>
            <table:table-cell office:value-type="string" table:number-columns-spanned="3" table:number-rows-spanned="1" table:style-name="ce64">
              <text:p>Exact same test as above, simply add the test in 2 places within the group, no new code needed.</text:p>
            </table:table-cell>
            <table:covered-table-cell table:number-columns-repeated="2"/>
            <table:table-cell table:style-name="ce27"/>
            <table:table-cell table:number-columns-repeated="16377" table:style-name="ce1"/>
          </table:table-row>
        </table:table-row-group>
        <table:table-row table:style-name="ro10">
          <table:table-cell office:value-type="string" table:style-name="ce38">
            <text:p>GrpResets</text:p>
          </table:table-cell>
          <table:table-cell office:value-type="string" table:number-columns-spanned="1" table:number-rows-spanned="3" table:style-name="ce63">
            <text:p>All reset related testing will be grouped within</text:p>
          </table:table-cell>
          <table:table-cell office:value-type="string" table:style-name="ce34">
            <text:p>CtrlrResetIOQDeleted</text:p>
          </table:table-cell>
          <table:table-cell office:value-type="string" table:style-name="ce12">
            <text:p>revision 1.0b, section 7</text:p>
          </table:table-cell>
          <table:table-cell office:value-type="string" table:content-validation-name="val1" table:style-name="ce28">
            <text:p>Ctrlr resets cause IOSQ &amp; IOCQ's to be deleted</text:p>
          </table:table-cell>
          <table:table-cell office:value-type="string" table:style-name="ce33">
            <text:p>Create a ratio of 2 IOSQ's associated with a single IOCQ, cause CC.EN=0, then verify all Q's were deleted by attempting to recreate those same Q's with identical parameters and verifying the successful CE within the ACQ. It succeeds because they are not duplicates and thus are allowed to be created again.</text:p>
          </table:table-cell>
          <table:table-cell table:style-name="ce27"/>
          <table:table-cell table:number-columns-repeated="16377" table:style-name="ce1"/>
        </table:table-row>
        <table:table-row-group>
          <table:table-row table:style-name="ro8">
            <table:table-cell table:style-name="ce40"/>
            <table:covered-table-cell/>
            <table:table-cell office:value-type="string" table:style-name="ce41">
              <text:p>CtrlrResetAsyncEventAbort</text:p>
            </table:table-cell>
            <table:table-cell office:value-type="string" table:style-name="ce12">
              <text:p>revision 1.0b, section 5</text:p>
            </table:table-cell>
            <table:table-cell office:value-type="string" table:content-validation-name="val1" table:style-name="ce28">
              <text:p>Ctrlr resets cause async events to become aborted.</text:p>
            </table:table-cell>
            <table:table-cell office:value-type="string" table:style-name="ce33">
              <text:p>A ctrlr reset doesn't remove the ACQ, thus all outstanding async req cmds will be aborted by a CE in the ACQ. The ACQ can be interrogated while (CC.EN=0) to verify their existennce.</text:p>
            </table:table-cell>
            <table:table-cell table:style-name="ce27"/>
            <table:table-cell table:number-columns-repeated="16377" table:style-name="ce1"/>
          </table:table-row>
          <table:table-row table:style-name="ro11">
            <table:table-cell table:style-name="ce42"/>
            <table:covered-table-cell/>
            <table:table-cell office:value-type="string" table:style-name="ce34">
              <text:p>CtrlrResetNotEffectAdminQ</text:p>
            </table:table-cell>
            <table:table-cell office:value-type="string" table:style-name="ce12">
              <text:p>revision 1.0b, section 5</text:p>
            </table:table-cell>
            <table:table-cell office:value-type="string" table:content-validation-name="val1" table:style-name="ce28">
              <text:p>Ctrlr resets do not affect ACQ or ASQ.</text:p>
            </table:table-cell>
            <table:table-cell office:value-type="string" table:style-name="ce33">
              <text:p>Create ACQ &amp; ASQ, cause (CC.EN=0), then re-enable ctrlr, verify the admin Q's are still operation by sending an Identify and verifying it completes successfully.</text:p>
            </table:table-cell>
            <table:table-cell table:style-name="ce27"/>
            <table:table-cell table:number-columns-repeated="16377" table:style-name="ce1"/>
          </table:table-row>
        </table:table-row-group>
        <table:table-row table:style-name="ro8">
          <table:table-cell office:value-type="string" table:style-name="ce38">
            <text:p>GrpGeneralCmds</text:p>
          </table:table-cell>
          <table:table-cell office:value-type="string" table:number-columns-spanned="1" table:number-rows-spanned="4" table:style-name="ce65">
            <text:p>To test a command's features that are common to all command sets.</text:p>
          </table:table-cell>
          <table:table-cell office:value-type="string" table:style-name="ce34">
            <text:p>CIDAcceptedASQ_r10b</text:p>
          </table:table-cell>
          <table:table-cell office:value-type="string" table:style-name="ce44">
            <text:p>revision 1.0b, section 4</text:p>
          </table:table-cell>
          <table:table-cell office:value-type="string" table:content-validation-name="val1" table:style-name="ce45">
            <text:p>Verify all CID values are accepted in ASQ</text:p>
          </table:table-cell>
          <table:table-cell office:value-type="string" table:style-name="ce46">
            <text:p>Issue Identify cmd (65536 + 1) times and verify that the dnvme assigned CID value is unique each time. Each command must completed in success and be reaped from the ACQ.</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34">
              <text:p>CIDAcceptedIOSQ_r10b</text:p>
            </table:table-cell>
            <table:table-cell office:value-type="string" table:style-name="ce44">
              <text:p>revision 1.0b, section 4</text:p>
            </table:table-cell>
            <table:table-cell office:value-type="string" table:content-validation-name="val1" table:style-name="ce45">
              <text:p>Verify all CID values accepted in IOSQ's</text:p>
            </table:table-cell>
            <table:table-cell office:value-type="string" table:style-name="ce33">
              <text:p>Search for 1 of the following namspcs to run test. Find 1st bare namspc, or find 1st meta namspc, or find 1st E2E namspc. Issue identical write cmd starting at LBA 0, sending a single block with approp meta/E2E requirements if necessary. Create 2 IOSQ's assoc to single IOCQ. Issue dual write cmds (65536 + 1) times into each IOSQ, alteranting IOSQ's, and verify that the dnvme assigned CID values are unique each time for each IOSQ. Each command <text:s/>must completed in success and be reaped from the IOCQ.</text:p>
            </table:table-cell>
            <table:table-cell table:style-name="ce27"/>
            <table:table-cell table:number-columns-repeated="16377" table:style-name="ce1"/>
          </table:table-row>
          <table:table-row table:style-name="ro8">
            <table:table-cell table:style-name="ce42"/>
            <table:covered-table-cell/>
            <table:table-cell office:value-type="string" table:style-name="ce34">
              <text:p>IllegalAdminCmds_r10b</text:p>
            </table:table-cell>
            <table:table-cell office:value-type="string" table:style-name="ce44">
              <text:p>revision 1.0b, section 5</text:p>
            </table:table-cell>
            <table:table-cell office:value-type="string" table:content-validation-name="val1" table:style-name="ce45">
              <text:p>Issue illegal admin cmd set opcodes</text:p>
            </table:table-cell>
            <table:table-cell office:value-type="string" table:style-name="ce46">
              <text:p>Don't test vendor specific opcodes, then determine all supported admin cmds based upon the admin cmd set and issue all other illegal opcodes. <text:s/>Verify status code in the CE of ACQ is 1h.</text:p>
            </table:table-cell>
            <table:table-cell table:style-name="ce27"/>
            <table:table-cell table:number-columns-repeated="16377" table:style-name="ce1"/>
          </table:table-row>
          <table:table-row table:style-name="ro6">
            <table:table-cell table:style-name="ce42"/>
            <table:covered-table-cell/>
            <table:table-cell office:value-type="string" table:style-name="ce34">
              <text:p>IllegalNVMCmds_r10b</text:p>
            </table:table-cell>
            <table:table-cell office:value-type="string" table:style-name="ce44">
              <text:p>revision 1.0b, section 6</text:p>
            </table:table-cell>
            <table:table-cell office:value-type="string" table:content-validation-name="val1" table:style-name="ce45">
              <text:p>Issue illegal nvm cmd set opcodes</text:p>
            </table:table-cell>
            <table:table-cell office:value-type="string" table:style-name="ce46">
              <text:p>Don't test vendor specific opcodes, then determine all supported NVM cmds and issue all other illegal opcodes. <text:s/>Verify status code in the CE of IOCQ is 1h.</text:p>
            </table:table-cell>
            <table:table-cell table:style-name="ce27"/>
            <table:table-cell table:number-columns-repeated="16377" table:style-name="ce1"/>
          </table:table-row>
        </table:table-row-group>
        <table:table-row table:style-name="ro13">
          <table:table-cell office:value-type="string" table:style-name="ce38">
            <text:p>GrpQueues</text:p>
          </table:table-cell>
          <table:table-cell office:value-type="string" table:number-columns-spanned="1" table:number-rows-spanned="15" table:style-name="ce63">
            <text:p>Validate general queue functionality.</text:p>
          </table:table-cell>
          <table:table-cell office:value-type="string" table:style-name="ce47">
            <text:p>InitialStateAdmin_r10b</text:p>
          </table:table-cell>
          <table:table-cell office:value-type="string" table:style-name="ce43">
            <text:p>revision 1.0b, section 4</text:p>
          </table:table-cell>
          <table:table-cell office:value-type="string" table:content-validation-name="val1" table:style-name="ce45">
            <text:p>Validate new ASQ/ACQ pointer initial states</text:p>
          </table:table-cell>
          <table:table-cell office:value-type="string" table:style-name="ce33">
            <text:p>Create an ASQ/ACQ pair; issue identify cmd reap it successfully, disable the DUT, but not completely, allow the ASQ/ACQ to propagate through reset. Re-enable the DUT, and re-issue the same identify cmd and reap it successfully, then validate ASQ tail_ptr = 1, ACQ head_ptr = 1, and CE.SQHD = 1.</text:p>
          </table:table-cell>
          <table:table-cell table:style-name="ce27"/>
          <table:table-cell table:number-columns-repeated="16377" table:style-name="ce1"/>
        </table:table-row>
        <table:table-row-group>
          <table:table-row table:style-name="ro9">
            <table:table-cell table:style-name="ce48"/>
            <table:covered-table-cell/>
            <table:table-cell office:value-type="string" table:style-name="ce49">
              <text:p>AdminQRollChkSame_r10b</text:p>
            </table:table-cell>
            <table:table-cell office:value-type="string" table:style-name="ce43">
              <text:p>revision 1.0b, section 4</text:p>
            </table:table-cell>
            <table:table-cell office:value-type="string" table:content-validation-name="val1" table:style-name="ce45">
              <text:p>Validate admin Q doorbell rollover when Q's same size</text:p>
            </table:table-cell>
            <table:table-cell office:value-type="string" table:style-name="ce33">
              <text:p>Create an ASQ/ACQ pair of size 2 and 4096. Issue (max Q size plus 2) generic identify cmds to fill and rollover the Q's, reaping each cmd as one is submitted, verify each CE.SQID is correct while filling. Verify ASQ tail_ptr = 2, ACQ head_ptr = 2, and CE.SQHD = 2.</text:p>
            </table:table-cell>
            <table:table-cell table:style-name="ce27"/>
            <table:table-cell table:number-columns-repeated="16377" table:style-name="ce1"/>
          </table:table-row>
          <table:table-row table:style-name="ro12">
            <table:table-cell table:style-name="ce48"/>
            <table:covered-table-cell/>
            <table:table-cell office:value-type="string" table:style-name="ce49">
              <text:p>AdminQRollChkDiff_r10b</text:p>
            </table:table-cell>
            <table:table-cell office:value-type="string" table:style-name="ce43">
              <text:p>revision 1.0b, section 4</text:p>
            </table:table-cell>
            <table:table-cell office:value-type="string" table:content-validation-name="val1" table:style-name="ce45">
              <text:p>Validate admin Q doorbell rollover when Q's different size</text:p>
            </table:table-cell>
            <table:table-cell office:value-type="string" table:style-name="ce33">
              <text:p>Create an ASQ/ACQ pair of size 2 and 4096; however the ASQ starts with max size while the ACQ starts with min size. Issue (max Q size plus 2) w/r to the largest queue, use generic identify cmds to fill and rollover the Q's, reaping each cmd as one is submitted, verify each CE.SQID is correct while filling. <text:s/>At the end of reaping all CE's verify ASQ tail_ptr = &lt;calc_based_on_ASQ_size&gt;, ACQ head_ptr = &lt;calc_based_on_ACQ_size&gt;, and CE.SQHD = &lt;calc_based_on_ASQ_size&gt;.</text:p>
            </table:table-cell>
            <table:table-cell table:style-name="ce27"/>
            <table:table-cell table:number-columns-repeated="16377" table:style-name="ce1"/>
          </table:table-row>
          <table:table-row table:style-name="ro14">
            <table:table-cell table:style-name="ce48"/>
            <table:covered-table-cell/>
            <table:table-cell office:value-type="string" table:style-name="ce49">
              <text:p>IOQRollChkSame_r10b</text:p>
            </table:table-cell>
            <table:table-cell office:value-type="string" table:style-name="ce43">
              <text:p>revision 1.0b, section 4</text:p>
            </table:table-cell>
            <table:table-cell office:value-type="string" table:content-validation-name="val1" table:style-name="ce45">
              <text:p>Validate IOQ doorbell rollover when IOQ's same size</text:p>
            </table:table-cell>
            <table:table-cell office:value-type="string" table:style-name="ce33">
              <text:p>Search for 1 of the following namspcs to run test. Find 1st bare namspc, or find 1st meta namspc, or find 1st E2E namspc. Create an IOSQ/IOCQ pair of size 2 and (CAP.MQES+1); the pairs are the same size. Issue (max Q size plus 2) generic NVM write cmds, sending 1 block and approp supporting meta/E2E if necessary to the selected namspc at LBA 0, to fill and rollover the Q's, reaping each cmd as one is submitted, verify each CE.SQID and <text:s/>CE.SQHD is correct while filling. At the end of reaping all CE's verify IOSQ tail_ptr = 2, IOCQ head_ptr = 2, and CE.SQHD = 2.</text:p>
            </table:table-cell>
            <table:table-cell table:style-name="ce27"/>
            <table:table-cell table:number-columns-repeated="16377" table:style-name="ce1"/>
          </table:table-row>
          <table:table-row table:style-name="ro15">
            <table:table-cell table:style-name="ce48"/>
            <table:covered-table-cell/>
            <table:table-cell office:value-type="string" table:style-name="ce49">
              <text:p>IOQRollChkDiff_r10b</text:p>
            </table:table-cell>
            <table:table-cell office:value-type="string" table:style-name="ce43">
              <text:p>revision 1.0b, section 4</text:p>
            </table:table-cell>
            <table:table-cell office:value-type="string" table:content-validation-name="val1" table:style-name="ce45">
              <text:p>Validate IOQ doorbell rollover when IOQ's different size</text:p>
            </table:table-cell>
            <table:table-cell office:value-type="string" table:style-name="ce33">
              <text:p>Search for 1 of the following namspcs to run test. Find 1st bare namspc, or find 1st meta namspc, or find 1st E2E namspc. Create an IOSQ/IOCQ pair of size 2 and (CAP.MQES+1); however the IOSQ starts with max size while the IOCQ starts with min size. <text:s/>Issue (max Q size plus 2) generic NVM write cmds, sending 1 block and approp supporting meta/E2E if necessary to the selected namspc at LBA 0, to fill and rollover the Q's, reaping each cmd as one is submitted, verify each CE.SQID and <text:s/>CE.SQHD is correct while filling. Verify IOSQ tail_ptr = &lt;calc_based_on_IOSQ_size&gt;, IOCQ head_ptr = &lt;calc_based_on_IOCQ_size&gt;, and CE.SQHD = &lt;calc_based_on_IOSQ_size&gt;.</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nySQtoCQAssoc_r10b</text:p>
            </table:table-cell>
            <table:table-cell office:value-type="string" table:style-name="ce43">
              <text:p>revision 1.0b, section 4</text:p>
            </table:table-cell>
            <table:table-cell office:value-type="string" table:content-validation-name="val1" table:style-name="ce45">
              <text:p>Create many IOSQ to IOCQ associations.</text:p>
            </table:table-cell>
            <table:table-cell office:value-type="string" table:style-name="ce33">
              <text:p>Search for 1 of the following namspcs to run test. Find 1st bare namspc, or find 1st meta namspc, or find 1st E2E namspc. Loop and create IOSQ's from 1 to GetFeatures.NumberOfQueues ID (NSQA) and assoc all with a single IOCQ for each iteration. Isssue a single NVM write cmd sending 1 block and approp supporting meta/E2E if necessary to the selected namspc at LBA 0, to every IOSQ each iteration and verify CE success, CE.SQHD=&lt;+1 than it was prior&gt;, and CE.SQID refers back to the correct IOSQ.</text:p>
            </table:table-cell>
            <table:table-cell table:style-name="ce27"/>
            <table:table-cell table:number-columns-repeated="16377" table:style-name="ce1"/>
          </table:table-row>
          <table:table-row table:style-name="ro13">
            <table:table-cell table:style-name="ce50"/>
            <table:covered-table-cell/>
            <table:table-cell office:value-type="string" table:style-name="ce51">
              <text:p>AdminQFull_r10b</text:p>
            </table:table-cell>
            <table:table-cell office:value-type="string" table:style-name="ce43">
              <text:p>revision 1.0b, section 4</text:p>
            </table:table-cell>
            <table:table-cell office:value-type="string" table:content-validation-name="val1" table:style-name="ce45">
              <text:p>Issue cmds until both ASQ and ACQ fill up.</text:p>
            </table:table-cell>
            <table:table-cell office:value-type="string" table:style-name="ce12">
              <text:p>Create 2 cases where size: {ASQ=ACQ, ASQ=ACQ+1}, however within each case, 3 samples of the queue pairs are {min, mid, max}sized. Submit ((ASQ.size-1) cmds into ASQ always fills both queues, submit, ring each cmd, wait for CE to arrive, continue pattern. Verify in = case all CE's arrive, in &gt; case all but 1 CE's arrive in ACQ.</text:p>
            </table:table-cell>
            <table:table-cell table:style-name="ce27"/>
            <table:table-cell table:number-columns-repeated="16377" table:style-name="ce1"/>
          </table:table-row>
          <table:table-row table:style-name="ro16">
            <table:table-cell table:style-name="ce50"/>
            <table:covered-table-cell/>
            <table:table-cell office:value-type="string" table:style-name="ce51">
              <text:p>IOQFull_r10b</text:p>
            </table:table-cell>
            <table:table-cell office:value-type="string" table:style-name="ce43">
              <text:p>revision 1.0b, section 4</text:p>
            </table:table-cell>
            <table:table-cell office:value-type="string" table:content-validation-name="val1" table:style-name="ce45">
              <text:p>Issue cmds until both IOSQ and IOCQ fill up.</text:p>
            </table:table-cell>
            <table:table-cell office:value-type="string" table:style-name="ce12">
              <text:p>Search for 1 of the following namspcs to run test. Find 1st bare namspc, or find 1st meta namspc, or find 1st E2E namspc. Create 2 cases where size: {IOSQ=IOCQ, IOSQ=IOCQ+1}, however within each case, 3 samples of the queue pairs are {min, mid, max}sized. Issue NVM write cmd, sending 1 block and approp supporting meta/E2E if neccessary to the selected namspc at LBA 0. Submit ((IOSQ.size-1) cmds into IOSQ always fills both queues, submit, ring each cmd, wait for CE to arrive, continue pattern. Verify in = case all CE's arrive, in &gt; case all but 1 CE's arrive in IOCQ.</text:p>
            </table:table-cell>
            <table:table-cell table:style-name="ce27"/>
            <table:table-cell table:number-columns-repeated="16377" table:style-name="ce1"/>
          </table:table-row>
          <table:table-row table:style-name="ro17">
            <table:table-cell table:style-name="ce50"/>
            <table:covered-table-cell/>
            <table:table-cell office:value-type="string" table:style-name="ce51">
              <text:p>ManyCmdSubmit_r10b</text:p>
            </table:table-cell>
            <table:table-cell office:value-type="string" table:style-name="ce43">
              <text:p>revision 1.0b, section 4</text:p>
            </table:table-cell>
            <table:table-cell office:value-type="string" table:content-validation-name="val1" table:style-name="ce45">
              <text:p>Verify multiple cmds issued simultaneously</text:p>
            </table:table-cell>
            <table:table-cell office:value-type="string" table:style-name="ce12">
              <text:p>Search for 1 of the following namspcs to run test. Find 1st bare namspc, or find 1st meta namspc, or find 1st E2E namspc. Create IOQ pairs of size (CAP.MQES+1), issue x simultaneous NVM write cmds, sending 1 block and approp supporting meta/E2E if necessary to the selected namspc at LBA 0, where x loops from 1 to Q full condition, then ring doorbell and verify all succeed.</text:p>
            </table:table-cell>
            <table:table-cell table:style-name="ce27"/>
            <table:table-cell table:number-columns-repeated="16377" table:style-name="ce1"/>
          </table:table-row>
          <table:table-row table:style-name="ro6">
            <table:table-cell table:style-name="ce50"/>
            <table:covered-table-cell/>
            <table:table-cell office:value-type="string" table:style-name="ce51">
              <text:p>IllegalDeleteQs_r10b</text:p>
            </table:table-cell>
            <table:table-cell office:value-type="string" table:style-name="ce43">
              <text:p>revision 1.0b, section 5</text:p>
            </table:table-cell>
            <table:table-cell office:value-type="string" table:content-validation-name="val1" table:style-name="ce45">
              <text:p>Delete admin Q's with DeleteIOQ cmds</text:p>
            </table:table-cell>
            <table:table-cell office:value-type="string" table:style-name="ce12">
              <text:p>Issue DeleteIOSQ and DeleteIOCQ cmds, specify QID=0 trying to delete all admin Q's, expect status code = "Invalid Q ID"</text:p>
            </table:table-cell>
            <table:table-cell table:style-name="ce27"/>
            <table:table-cell table:number-columns-repeated="16377" table:style-name="ce1"/>
          </table:table-row>
          <table:table-row table:style-name="ro9">
            <table:table-cell table:style-name="ce50"/>
            <table:covered-table-cell/>
            <table:table-cell office:value-type="string" table:style-name="ce52">
              <text:p>IllegalCreateQs_r10b</text:p>
            </table:table-cell>
            <table:table-cell office:value-type="string" table:style-name="ce43">
              <text:p>revision 1.0b, section 5</text:p>
            </table:table-cell>
            <table:table-cell office:value-type="string" table:content-validation-name="val1" table:style-name="ce45">
              <text:p>Create admin Q's with CreateIOQ cmds</text:p>
            </table:table-cell>
            <table:table-cell office:value-type="string" table:style-name="ce12">
              <text:p>Issue CreateIOSQ and CreateIOCQ cmds, specify QID=0 trying to create all admin Q's, expect status code = "Invalid Q ID". Also issue a legal Create IOSQ but specify CQID=0 for the illegal association, also expect status code = "invalid Q ID"</text:p>
            </table:table-cell>
            <table:table-cell office:value-type="string" table:style-name="ce27">
              <text:p>NOTE: Both tnvme and dnvme reject this attempt from user space to protect the system from crashes. For this test to be possible it must be made as a hybrid test, embedded witin dnvme as a canned test case.</text:p>
            </table:table-cell>
            <table:table-cell table:number-columns-repeated="16377" table:style-name="ce1"/>
          </table:table-row>
          <table:table-row table:style-name="ro6">
            <table:table-cell table:style-name="ce50"/>
            <table:covered-table-cell/>
            <table:table-cell office:value-type="string" table:style-name="ce51">
              <text:p>IllegalCreateOrder_r10b</text:p>
            </table:table-cell>
            <table:table-cell office:value-type="string" table:style-name="ce43">
              <text:p>revision 1.0b, section 4</text:p>
            </table:table-cell>
            <table:table-cell office:value-type="string" table:content-validation-name="val1" table:style-name="ce45">
              <text:p>Create IOQ's out of order</text:p>
            </table:table-cell>
            <table:table-cell office:value-type="string" table:style-name="ce12">
              <text:p>Issue Create IOSQ cmd before an IOCQ exists, thus specify an unallocated IOCQ to expect status code = "Completion Q Invalid"</text:p>
            </table:table-cell>
            <table:table-cell table:style-name="ce27"/>
            <table:table-cell table:number-columns-repeated="16377" table:style-name="ce1"/>
          </table:table-row>
          <table:table-row table:style-name="ro12">
            <table:table-cell table:style-name="ce50"/>
            <table:covered-table-cell/>
            <table:table-cell office:value-type="string" table:style-name="ce51">
              <text:p>MaxIOQ_r10b</text:p>
            </table:table-cell>
            <table:table-cell office:value-type="string" table:style-name="ce43">
              <text:p>revision 1.0b, section 4</text:p>
            </table:table-cell>
            <table:table-cell office:value-type="string" table:content-validation-name="val1" table:style-name="ce45">
              <text:p>Create and use the max allowed IOCQ/IOSQ's</text:p>
            </table:table-cell>
            <table:table-cell office:value-type="string" table:style-name="ce12">
              <text:p>Search for 1 of the following namspcs to run test. Find 1st bare namspc, or find 1st meta namspc, or find 1st E2E namspc. Create 1 IOSQ to IOCQ pair mapping, and allocate the max number of IOQ's the DUT supports. All IOCQ's will use polling. Issue a write cmd sending 1 block and approp supporting meta/E2E if necessary to the selected namspc at LBA 0, data pattern wordK, and then verify by reading back for all queues. Use a unique wordK pattern for each write/read pair for all IOQ pair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5">
            <table:table-cell table:style-name="ce50"/>
            <table:covered-table-cell/>
            <table:table-cell office:value-type="string" table:style-name="ce51">
              <text:p>SQCQSizeMismatch_r10b</text:p>
            </table:table-cell>
            <table:table-cell office:value-type="string" table:style-name="ce43">
              <text:p>revision 1.0b, section 4</text:p>
            </table:table-cell>
            <table:table-cell office:value-type="string" table:content-validation-name="val1" table:style-name="ce45">
              <text:p>Create IOCQ/IOSQ pairs while mismatch Q size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office:value-type="string" table:style-name="ce27">
              <text:p>Call some variation of Informative::GetFeaturesNumOfQueues() to determin the max number of queues allowed.</text:p>
            </table:table-cell>
            <table:table-cell table:number-columns-repeated="16377" table:style-name="ce1"/>
          </table:table-row>
          <table:table-row table:style-name="ro18">
            <table:table-cell table:style-name="ce42"/>
            <table:covered-table-cell/>
            <table:table-cell office:value-type="string" table:style-name="ce51">
              <text:p>QIDVariations_r10b</text:p>
            </table:table-cell>
            <table:table-cell office:value-type="string" table:style-name="ce43">
              <text:p>revision 1.0b, section 5</text:p>
            </table:table-cell>
            <table:table-cell office:value-type="string" table:content-validation-name="val1" table:style-name="ce45">
              <text:p>Vary the QID pair's.</text:p>
            </table:table-cell>
            <table:table-cell office:value-type="string" table:style-name="ce12">
              <text:p>Search for 1 of the following namspcs to run test. Find 1st bare namspc, or find 1st meta namspc, or find 1st E2E namspc. Create X IOSQ/IOCQ pairs, where X=max num IOQ's the DUT supports. Range the size of each IOSQ from 2 to (X+2), and range the sizeof the correlating IOCQ's from (X+2) to 2. If the DUT supports 65536 IOQ’s, then 2 IOQ’s of each type must be max’d at (CAP.MQES+1). Create all IOCQ's with QID's ranging from 1 to X, then Create the correlating IOSQ's with QID's ranging from X to 1. After all IOQ’s have been created, for each IOQ pair, fill up completely the IOSQ's with write cmds sending 1 block and approp supporting meta/E2E if necessary to the selected namspc at LBA 0, data pattern is a don't care. Reap all cmds successfully from the associated IOCQ. Verify the associated IOSQ for each CE reaped from all IOCQ's.</text:p>
            </table:table-cell>
            <table:table-cell table:style-name="ce27"/>
            <table:table-cell table:number-columns-repeated="16377" table:style-name="ce1"/>
          </table:table-row>
        </table:table-row-group>
        <table:table-row table:style-name="ro17">
          <table:table-cell office:value-type="string" table:style-name="ce12">
            <text:p>GrpNVMWriteCmd</text:p>
          </table:table-cell>
          <table:table-cell office:value-type="string" table:number-columns-spanned="1" table:number-rows-spanned="18" table:style-name="ce63">
            <text:p>NVM cmd set write test cases that don't require data verification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write and cause SC=LBA Out of Range on bare namspcs</text:p>
          </table:table-cell>
          <table:table-cell office:value-type="string" table:style-name="ce33">
            <text:p>For all bare namspcs from Identify.NN, determine Identify.NSZE; For each namspc cause many scenarios by issuing a single write cmd send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14">
            <table:table-cell table:style-name="ce53"/>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write and cause SC=LBA Out of Range on meta namspcs</text:p>
            </table:table-cell>
            <table:table-cell office:value-type="string" table:style-name="ce33">
              <text:p>For all meta namspcs from Identify.NN, determine Identify.NSZE; For each namspc cause many scenarios by issuing a single writ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12">
            <table:table-cell table:style-name="ce53"/>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write and cause SC=LBA Out of Range on E2E namspcs</text:p>
            </table:table-cell>
            <table:table-cell office:value-type="string" table:style-name="ce33">
              <text:p>For all E2E namspcs from Identify.NN, determine Identify.NSZE; For each namspc cause many scenarios by issuing a single writ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write and cause SC=Invalid Namspc or Format</text:p>
            </table:table-cell>
            <table:table-cell office:value-type="string" table:style-name="ce12">
              <text:p>Determine Identify.NN and issue write cmd send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2">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write cmd and approp E2E requirements send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write cmds where each is sen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2">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write cmds where each is sen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write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write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8">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12">
          <table:table-cell office:value-type="string" table:style-name="ce38">
            <text:p>GrpNVMWriteReadCombo</text:p>
          </table:table-cell>
          <table:table-cell office:value-type="string" table:number-columns-spanned="1" table:number-rows-spanned="15" table:style-name="ce66">
            <text:p>NVM cmd set write/read test cases that require data verification to detect a successful outcome.</text:p>
          </table:table-cell>
          <table:table-cell office:value-type="string" table:style-name="ce41">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read back, verify pattern. Rerun identical scenario with data pattern of byte++. All write/read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text:p>
          </table:table-cell>
          <table:table-cell table:number-columns-repeated="16377" table:style-name="ce1"/>
        </table:table-row>
        <table:table-row-group>
          <table:table-row table:style-name="ro19">
            <table:table-cell table:style-name="ce42"/>
            <table:covered-table-cell/>
            <table:table-cell office:value-type="string" table:style-name="ce51">
              <text:p>PRPOffsetSinglePgSingleBlk_r10b</text:p>
            </table:table-cell>
            <table:table-cell office:value-type="string" table:style-name="ce43">
              <text:p>revision 1.0b, section 6</text:p>
            </table:table-cell>
            <table:table-cell office:value-type="string" table:content-validation-name="val1" table:style-name="ce45">
              <text:p>Vary buff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7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0">
            <table:table-cell table:style-name="ce42"/>
            <table:covered-table-cell/>
            <table:table-cell office:value-type="string" table:style-name="ce51">
              <text:p>PRPOffsetSinglePgMultiBlk_r10b</text:p>
            </table:table-cell>
            <table:table-cell office:value-type="string" table:style-name="ce43">
              <text:p>revision 1.0b, section 6</text:p>
            </table:table-cell>
            <table:table-cell office:value-type="string" table:content-validation-name="val1" table:style-name="ce45">
              <text:p>Vary buff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51 before this test starts.</text:p>
            </table:table-cell>
            <table:table-cell office:value-type="string" table:style-name="ce27">
              <text:p>Use MemBuffer::InitOffset1stPage(); Each buffer's send_64b_bitmask = (MASK_PRP1_PAGE); Use the posix rand_r() method. Use Cmd::SetDword() for specific PRP2 values.</text:p>
            </table:table-cell>
            <table:table-cell table:number-columns-repeated="16377" table:style-name="ce1"/>
          </table:table-row>
          <table:table-row table:style-name="ro21">
            <table:table-cell table:style-name="ce42"/>
            <table:covered-table-cell/>
            <table:table-cell office:value-type="string" table:style-name="ce51">
              <text:p>PRPOffsetDualPgMultiBlk_r10b</text:p>
            </table:table-cell>
            <table:table-cell office:value-type="string" table:style-name="ce43">
              <text:p>revision 1.0b, section 6</text:p>
            </table:table-cell>
            <table:table-cell office:value-type="string" table:content-validation-name="val1" table:style-name="ce45">
              <text:p>Vary buff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1">
            <table:table-cell table:style-name="ce42"/>
            <table:covered-table-cell/>
            <table:table-cell office:value-type="string" table:style-name="ce51">
              <text:p>PRPOffsetMultiPgMultiBlk_r10b</text:p>
            </table:table-cell>
            <table:table-cell office:value-type="string" table:style-name="ce43">
              <text:p>revision 1.0b, section 6</text:p>
            </table:table-cell>
            <table:table-cell office:value-type="string" table:content-validation-name="val1" table:style-name="ce45">
              <text:p>Vary buff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Y, where Y = ((Identify.MDTS - X) / Identify.LBAF[Identify.FLBAS].LBADS) or Y~1MB if Identify.MDTS is unlimited; alternate the data pattern between dword++, dwordK for each write.</text:p>
            </table:table-cell>
            <table:table-cell office:value-type="string" table:style-name="ce27">
              <text:p>Use MemBuffer::InitOffset1stPage(); Each buffer's send_64b_bitmask = (MASK_PRP1_PAGE | MASK_PRP2_PAGE | MASK_PRP2_LIST)</text:p>
            </table:table-cell>
            <table:table-cell table:number-columns-repeated="16377" table:style-name="ce1"/>
          </table:table-row>
          <table:table-row table:style-name="ro22">
            <table:table-cell table:style-name="ce42"/>
            <table:covered-table-cell/>
            <table:table-cell office:value-type="string" table:style-name="ce51">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42"/>
            <table:covered-table-cell/>
            <table:table-cell office:value-type="string" table:style-name="ce52">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2">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read cmds through the same range verifying the data pattern and E2E upon each block.</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2">
            <table:table-cell table:style-name="ce42"/>
            <table:covered-table-cell/>
            <table:table-cell office:value-type="string" table:style-name="ce51">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52">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read cmd through the same parameters verifying the data pattern, and the E2E.</text:p>
            </table:table-cell>
            <table:table-cell office:value-type="string" table:style-name="ce27">
              <text:p>Use MemBuffer::Init(); Each buffer's send_64b_bitmask = (MASK_PRP1_PAGE | MASK_PRP2_PAGE | MASK_PRP2_LIST)</text:p>
            </table:table-cell>
            <table:table-cell table:number-columns-repeated="16377" table:style-name="ce1"/>
          </table:table-row>
          <table:table-row table:style-name="ro23">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deterministic either all 1's or all 0's;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24">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read cmd to the same unallocated LBA and it should succeed and verify the entire data pattern is either all 1's or all 0's, and verify all the assoc metadata is deterministic either all 1's or all 0's, but doesn't have to be the identical pattern as the data; Reissue last cmd, expect identical outcome. NOTE: Upon success, but before exiting deallocate all LBA's.</text:p>
            </table:table-cell>
            <table:table-cell table:style-name="ce27"/>
            <table:table-cell table:number-columns-repeated="16377" table:style-name="ce1"/>
          </table:table-row>
          <table:table-row table:style-name="ro15">
            <table:table-cell table:style-name="ce42"/>
            <table:covered-table-cell/>
            <table:table-cell office:value-type="string" table:style-name="ce51">
              <text:p>DatasetMgmt_r10b</text:p>
            </table:table-cell>
            <table:table-cell office:value-type="string" table:style-name="ce43">
              <text:p>revision 1.0b, section 6</text:p>
            </table:table-cell>
            <table:table-cell office:value-type="string" table:content-validation-name="val1" table:style-name="ce45">
              <text:p>Verify dataset mgmt operations</text:p>
            </table:table-cell>
            <table:table-cell office:value-type="string" table:style-name="ce12">
              <text:p>Search for 1 of the following namspcs to run test. Find 1st bare namspc, or find 1st meta namspc, or find 1st E2E namspc. Issue identical write cmd at LBA 0, sending 1 block with approp meta/E2E requirements if necessary, where write executes the ALGO listed below; subsequently after each write a read must verify the data pattern for success, where by the read cmd must be created with the identical parameters that the write occurred. Each write cmd must alternate the data pattern between dword++ and dwordK. ALGO) Vary the cmd's DW13.DSM field for all possible permutations of values except any reserved values. Testing to verify these attributes don't affect the integrity of data written and then read to/from media.</text:p>
            </table:table-cell>
            <table:table-cell table:style-name="ce27"/>
            <table:table-cell table:number-columns-repeated="16377" table:style-name="ce1"/>
          </table:table-row>
        </table:table-row-group>
        <table:table-row table:style-name="ro17">
          <table:table-cell office:value-type="string" table:style-name="ce38">
            <text:p>GrpNVMReadCmd</text:p>
          </table:table-cell>
          <table:table-cell office:value-type="string" table:number-columns-spanned="1" table:number-rows-spanned="17" table:style-name="ce66">
            <text:p>NVM cmd set read test cases that don't require data to be written to media 1st to detect a successful outcome.</text:p>
          </table:table-cell>
          <table:table-cell office:value-type="string" table:style-name="ce34">
            <text:p>LBAOutOfRangeBare_r10b</text:p>
          </table:table-cell>
          <table:table-cell office:value-type="string" table:style-name="ce43">
            <text:p>revision 1.0b, section 4,6</text:p>
          </table:table-cell>
          <table:table-cell office:value-type="string" table:content-validation-name="val1" table:style-name="ce45">
            <text:p>Issue read and cause SC=LBA Out of Range on bare namspcs</text:p>
          </table:table-cell>
          <table:table-cell office:value-type="string" table:style-name="ce33">
            <text:p>For all bare namspcs from Identify.NN, determine Identify.NSZE; For each namspc cause many scenarios by issuing a single read cmd requesting 2 data block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group>
          <table:table-row table:style-name="ro22">
            <table:table-cell table:style-name="ce53"/>
            <table:covered-table-cell/>
            <table:table-cell office:value-type="string" table:style-name="ce41">
              <text:p>LBAOutOfRangeMeta_r10b</text:p>
            </table:table-cell>
            <table:table-cell office:value-type="string" table:style-name="ce43">
              <text:p>revision 1.0b, section 4,6</text:p>
            </table:table-cell>
            <table:table-cell office:value-type="string" table:content-validation-name="val1" table:style-name="ce45">
              <text:p>Issue read and cause SC=LBA Out of Range on meta namspcs</text:p>
            </table:table-cell>
            <table:table-cell office:value-type="string" table:style-name="ce33">
              <text:p>For all meta namspcs from Identify.NN, determine Identify.NSZE; For each namspc cause many scenarios by issuing a single read cmd requesting 2 data blocks, and conforming to approp metadata requirements. 1) Issue cmd where 1st block starts at LBA (Identify.NSZE - 1), expect failure 2) Issue cmd where 1st block starts at LBA Identify.NSZE, expect failure. 3) Issue cmd where 1st block starts at 2nd to last max LBA value, expect success.</text:p>
            </table:table-cell>
            <table:table-cell table:style-name="ce27"/>
            <table:table-cell table:number-columns-repeated="16377" table:style-name="ce1"/>
          </table:table-row>
          <table:table-row table:style-name="ro22">
            <table:table-cell table:style-name="ce53"/>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read and cause SC=LBA Out of Range on E2E namspcs</text:p>
            </table:table-cell>
            <table:table-cell office:value-type="string" table:style-name="ce33">
              <text:p>For all E2E namspcs from Identify.NN, determine Identify.NCAP; For each namspc issue multiple write cmds each sending Identify.MDTS, or 1MB if unlimited, amount of data starting from LBA 0 to (Identify.NCAP - 1). Each block of data should use a new data pattern by rolling through {byte++, byteK, word++, wordK, dword++, dwordK}. After all writing completes issue correlating read cmds through the same range verifying the data pattern upon each block.</text:p>
            </table:table-cell>
            <table:table-cell table:style-name="ce27"/>
            <table:table-cell table:number-columns-repeated="16377" table:style-name="ce1"/>
          </table:table-row>
          <table:table-row table:style-name="ro7">
            <table:table-cell table:style-name="ce42"/>
            <table:covered-table-cell/>
            <table:table-cell office:value-type="string" table:style-name="ce51">
              <text:p>InvalidNamspc_r10b</text:p>
            </table:table-cell>
            <table:table-cell office:value-type="string" table:style-name="ce43">
              <text:p>revision 1.0b, section 4,6</text:p>
            </table:table-cell>
            <table:table-cell office:value-type="string" table:content-validation-name="val1" table:style-name="ce45">
              <text:p>Issue read and cause SC=Invalid Namspc or Format</text:p>
            </table:table-cell>
            <table:table-cell office:value-type="string" table:style-name="ce12">
              <text:p>Determine Identify.NN and issue read cmd requesting 1 block, to all namspcs not supported by DUT, expect failure.</text:p>
            </table:table-cell>
            <table:table-cell table:style-name="ce27"/>
            <table:table-cell table:number-columns-repeated="16377" table:style-name="ce1"/>
          </table:table-row>
          <table:table-row table:style-name="ro12">
            <table:table-cell table:style-name="ce42"/>
            <table:covered-table-cell/>
            <table:table-cell office:value-type="string" table:style-name="ce51">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read cmd requesting 1 block and approp supporting meta/E2E if necessary from the selected namspc at LBA 0, expect success. Issue same cmd setting all unsupported/rsvd fields, expect success. Set: DW0_b15:10, DW2, DW3, DW12_b25:16, DW13_b31:8</text:p>
            </table:table-cell>
            <table:table-cell table:style-name="ce27"/>
            <table:table-cell table:number-columns-repeated="16377" table:style-name="ce1"/>
          </table:table-row>
          <table:table-row table:style-name="ro8">
            <table:table-cell table:style-name="ce42"/>
            <table:covered-table-cell/>
            <table:table-cell office:value-type="string" table:style-name="ce51">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read cmd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52">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read cmd and approp metadata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9">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E2E namspcs from Identify.NN with Idenitfy.FLBAS_b4=1, issue a single read cmd and approp E2E requirements requesting 1 data block at LBA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8">
            <table:table-cell table:style-name="ce42"/>
            <table:covered-table-cell/>
            <table:table-cell office:value-type="string" table:style-name="ce51">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read cmds where each is reading 1 data block at LBA 0 and vary the values of DW12.PRINFO.PRACT from 0x0 to 0x0f, expect success for all.</text:p>
            </table:table-cell>
            <table:table-cell table:style-name="ce27"/>
            <table:table-cell table:number-columns-repeated="16377" table:style-name="ce1"/>
          </table:table-row>
          <table:table-row table:style-name="ro9">
            <table:table-cell table:style-name="ce42"/>
            <table:covered-table-cell/>
            <table:table-cell office:value-type="string" table:style-name="ce52">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read cmds where each is reading 1 data block at LBA 0 and approp metadata requirements, and vary the values of DW12.PRINFO.PRACT from 0x0 to 0x0f, expect success for all.</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read and cause SC=Conflicting Attributes</text:p>
            </table:table-cell>
            <table:table-cell office:value-type="string" table:style-name="ce12">
              <text:p>TBD</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read cmds, one with DW12.FUA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13">
            <table:table-cell table:style-name="ce42"/>
            <table:covered-table-cell/>
            <table:table-cell office:value-type="string" table:style-name="ce51">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read cmds, one with DW12.LR set and the other with it reset, expect success for all. <text:s/>Issue each cmd sending 1 block and approp supporting meta/E2E if necessary to the selected namspc at LBA 0.</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table:style-name="ce27"/>
            <table:table-cell table:number-columns-repeated="16377" table:style-name="ce1"/>
          </table:table-row>
          <table:table-row table:style-name="ro5">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table:style-name="ce27"/>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table:style-name="ce27"/>
            <table:table-cell table:number-columns-repeated="16377" table:style-name="ce1"/>
          </table:table-row>
        </table:table-row-group>
        <table:table-row table:style-name="ro7">
          <table:table-cell office:value-type="string" table:style-name="ce38">
            <text:p>GrpNVMFlushCmd</text:p>
          </table:table-cell>
          <table:table-cell office:value-type="string" table:number-columns-spanned="1" table:number-rows-spanned="5" table:style-name="ce66">
            <text:p>NVM cmd set flush test cases.</text:p>
          </table:table-cell>
          <table:table-cell office:value-type="string" table:style-name="ce52">
            <text:p>InvalidNamspc_r10b</text:p>
          </table:table-cell>
          <table:table-cell office:value-type="string" table:style-name="ce43">
            <text:p>revision 1.0b, section 4,6</text:p>
          </table:table-cell>
          <table:table-cell office:value-type="string" table:content-validation-name="val1" table:style-name="ce45">
            <text:p>Issue flush and cause SC=Invalid Namspc or Format</text:p>
          </table:table-cell>
          <table:table-cell office:value-type="string" table:style-name="ce12">
            <text:p>Determine Identify.NN and issue flush cmd to all namspcs not supported by DUT, expect failure.</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52">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flush cmd to all namspc, expect success. Then issue same cmd setting all unsupported/rsvd fields, expect success. Set: DW0_b15:10, DW2, DW3, DW4, DW5, DW6, DW7, DW8, DW9, DW10, DW11, DW12, DW13, DW14, DW15.</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FunctionalityBare_r10b</text:p>
            </table:table-cell>
            <table:table-cell office:value-type="string" table:style-name="ce43">
              <text:p>revision 1.0b, section 6</text:p>
            </table:table-cell>
            <table:table-cell office:value-type="string" table:content-validation-name="val1" table:style-name="ce45">
              <text:p>Verify flush functionality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upon each block.</text:p>
            </table:table-cell>
            <table:table-cell office:value-type="string" table:style-name="ce27">
              <text:p>Code reuse: this test is very similar to test case tnvme/GrpWriteReadCombo/StartingLBABare_r10b</text:p>
            </table:table-cell>
            <table:table-cell table:number-columns-repeated="16377" table:style-name="ce1"/>
          </table:table-row>
          <table:table-row table:style-name="ro14">
            <table:table-cell table:style-name="ce42"/>
            <table:covered-table-cell/>
            <table:table-cell office:value-type="string" table:style-name="ce13">
              <text:p>FunctionalityMeta_r10b</text:p>
            </table:table-cell>
            <table:table-cell office:value-type="string" table:style-name="ce43">
              <text:p>revision 1.0b, section 6</text:p>
            </table:table-cell>
            <table:table-cell office:value-type="string" table:content-validation-name="val1" table:style-name="ce45">
              <text:p>Verify flush functionality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metadata pattern upon each block.</text:p>
            </table:table-cell>
            <table:table-cell office:value-type="string" table:style-name="ce27">
              <text:p>Code reuse: this test is very similar to test case tnvme/GrpWriteReadCombo/StartingLBAMeta_r10b</text:p>
            </table:table-cell>
            <table:table-cell table:number-columns-repeated="16377" table:style-name="ce1"/>
          </table:table-row>
          <table:table-row table:style-name="ro12">
            <table:table-cell table:style-name="ce42"/>
            <table:covered-table-cell/>
            <table:table-cell office:value-type="string" table:style-name="ce13">
              <text:p>FunctionalityE2E_r10b</text:p>
            </table:table-cell>
            <table:table-cell office:value-type="string" table:style-name="ce43">
              <text:p>revision 1.0b, section 6</text:p>
            </table:table-cell>
            <table:table-cell office:value-type="string" table:content-validation-name="val1" table:style-name="ce45">
              <text:p>Verify flush functionality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Immediately after each write cmd issue a flush cmd. After all writing completes issue correlating read cmds through the same range verifying the data pattern and E2E upon each block.</text:p>
            </table:table-cell>
            <table:table-cell office:value-type="string" table:style-name="ce27">
              <text:p>Code reuse: this test is very similar to test case tnvme/GrpWriteReadCombo/StartingLBAE2E_r10b</text:p>
            </table:table-cell>
            <table:table-cell table:number-columns-repeated="16377" table:style-name="ce1"/>
          </table:table-row>
        </table:table-row-group>
        <table:table-row table:style-name="ro9">
          <table:table-cell office:value-type="string" table:style-name="ce12">
            <text:p>GrpNVMWriteUncorrectCmd</text:p>
          </table:table-cell>
          <table:table-cell office:value-type="string" table:number-columns-spanned="1" table:number-rows-spanned="10" table:style-name="ce66">
            <text:p>NVM cmd set write uncorrectabl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28">
              <text:p>LBAOutOfRange_r10b</text:p>
            </table:table-cell>
            <table:table-cell office:value-type="string" table:style-name="ce43">
              <text:p>revision 1.0b, section 4,6</text:p>
            </table:table-cell>
            <table:table-cell office:value-type="string" table:content-validation-name="val1" table:style-name="ce45">
              <text:p>Issue write-uncorrect; cause SC=LBA Out of Range</text:p>
            </table:table-cell>
            <table:table-cell office:value-type="string" table:style-name="ce33">
              <text:p>For all namspcs from Identify.NN, determine Identify.NSZE; For each namspc cause many scenarios by issuing a single write-uncorrect cmd where DW12.NLB = 1.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table:style-name="ce27"/>
            <table:table-cell table:number-columns-repeated="16377" table:style-name="ce1"/>
          </table:table-row>
          <table:table-row table:style-name="ro25">
            <table:table-cell table:style-name="ce42"/>
            <table:covered-table-cell/>
            <table:table-cell office:value-type="string" table:style-name="ce13">
              <text:p>CapacityExceed_r10b</text:p>
            </table:table-cell>
            <table:table-cell office:value-type="string" table:style-name="ce43">
              <text:p>revision 1.0b, section 4,6</text:p>
            </table:table-cell>
            <table:table-cell office:value-type="string" table:content-validation-name="val1" table:style-name="ce45">
              <text:p>Issue write-uncorrect; cause SC=Capacity Exceeded</text:p>
            </table:table-cell>
            <table:table-cell office:value-type="string" table:style-name="ce12">
              <text:p>DUT must support thin provisioning, and Dataset Mgmt Cmd in order to execute test case. For all namspcs deallocate all LBA's, determine Identify.NCAP and verify (Identify.NSZE &gt; Identify.NCAP) in order to execute test case. If execution is possible, then for each namspc write-uncorrect mulitple cmds where DW12.NLB = 0xffff until entire Identify.NCAP is declared invalid, expect success. Issue 1 more cmd where DW12.NLB = 0 to an unallocated LBA, but still within Identify.NSZE to cause SC=Capacity Exceeded. Reissue last cmd, expect identical outcome. NOTE: Upon success, but before exiting deallocate all LBA's.</text:p>
            </table:table-cell>
            <table:table-cell table:style-name="ce27"/>
            <table:table-cell table:number-columns-repeated="16377" table:style-name="ce1"/>
          </table:table-row>
          <table:table-row table:style-name="ro6">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write-uncorrect and cause SC=Invalid Namspc or Format</text:p>
            </table:table-cell>
            <table:table-cell office:value-type="string" table:style-name="ce12">
              <text:p>Determine Identify.NN and issue write-uncorrect cmd at LBA 0, where DW12.NLB = 0 to all namspcs not supported by DUT, expect failur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For namspc = 1 only. Unsupported DW's and rsvd fields are treated identical, the recipient shall not check their value. Issue a write-uncorreect at LBA 0, where DW12.NLB = 0, expect success. Issue same cmd setting all unsupported/rsvd fields, expect success. Set: DW0_b15:10, DW2, DW3, DW10, DW12_b31:16, DW13, DW14, DW15.</text:p>
            </table:table-cell>
            <table:table-cell table:style-name="ce27"/>
            <table:table-cell table:number-columns-repeated="16377" table:style-name="ce1"/>
          </table:table-row>
          <table:table-row table:style-name="ro9">
            <table:table-cell table:style-name="ce42"/>
            <table:covered-table-cell/>
            <table:table-cell office:value-type="string" table:style-name="ce13">
              <text:p>IgnoreMetaPtr_r10b</text:p>
            </table:table-cell>
            <table:table-cell office:value-type="string" table:style-name="ce43">
              <text:p>revision 1.0b, section 6</text:p>
            </table:table-cell>
            <table:table-cell office:value-type="string" table:content-validation-name="val1" table:style-name="ce45">
              <text:p>Verify metadata ptr is not used</text:p>
            </table:table-cell>
            <table:table-cell office:value-type="string" table:style-name="ce12">
              <text:p>MPTR is only used if metadata is not interleaved with the data, however for write-uncorrect it should never be used. For all namspcs from Identify.NN issue a single write-uncorrect cmd at LBA 0, where DW12.NLB = 0; set the meta ptr to max value, expect success.</text:p>
            </table:table-cell>
            <table:table-cell office:value-type="string" table:style-name="ce27">
              <text:p>Use Cmd::SetDword() function to set MPTR field.</text:p>
            </table:table-cell>
            <table:table-cell table:number-columns-repeated="16377" table:style-name="ce1"/>
          </table:table-row>
          <table:table-row table:style-name="ro17">
            <table:table-cell table:style-name="ce42"/>
            <table:covered-table-cell/>
            <table:table-cell office:value-type="string" table:style-name="ce13">
              <text:p>NLB_r10b</text:p>
            </table:table-cell>
            <table:table-cell office:value-type="string" table:style-name="ce43">
              <text:p>revision 1.0b, section 6</text:p>
            </table:table-cell>
            <table:table-cell office:value-type="string" table:content-validation-name="val1" table:style-name="ce45">
              <text:p>Verify all values of Number of Log Blk (NLB)</text:p>
            </table:table-cell>
            <table:table-cell office:value-type="string" table:style-name="ce12">
              <text:p>For both namspcs 1 and Identify.NN, determine Identify.NSZE. In an outer loop issue multiple write-uncorrect cmds at LBA 0, where DW12.NLB varies from 0 to {0xffff | Identify.NSIZE} which ever is smaller, expect success. In an inner loop issue a read of 1 block each cmd by traversing all the LBA's which should be considered invalid verify failure with SC=Uncrecovered Read Error.</text:p>
            </table:table-cell>
            <table:table-cell table:style-name="ce27"/>
            <table:table-cell table:number-columns-repeated="16377" table:style-name="ce1"/>
          </table:table-row>
          <table:table-row table:style-name="ro22">
            <table:table-cell table:style-name="ce42"/>
            <table:covered-table-cell/>
            <table:table-cell office:value-type="string" table:style-name="ce13">
              <text:p>ValidateFuncBare_r10b</text:p>
            </table:table-cell>
            <table:table-cell office:value-type="string" table:style-name="ce43">
              <text:p>revision 1.0b, section 6</text:p>
            </table:table-cell>
            <table:table-cell office:value-type="string" table:content-validation-name="val1" table:style-name="ce45">
              <text:p>Validate functionality for bare namspcs</text:p>
            </table:table-cell>
            <table:table-cell office:value-type="string" table:style-name="ce12">
              <text:p>For all bare namspcs from Identify.NN prepare the following cmds and execute the ALGO detailed below each time at the following LBA's {0, (Identify.NCAP / 2), Identify.NCAP}. 1) write of 1 block, data pattern dword++. 2) read of 1 block, expecting data pattern dword++.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Meta_r10b</text:p>
            </table:table-cell>
            <table:table-cell office:value-type="string" table:style-name="ce43">
              <text:p>revision 1.0b, section 6</text:p>
            </table:table-cell>
            <table:table-cell office:value-type="string" table:content-validation-name="val1" table:style-name="ce45">
              <text:p>Validate functionality for meta namspcs</text:p>
            </table:table-cell>
            <table:table-cell office:value-type="string" table:style-name="ce12">
              <text:p>For all meta namspcs from Identify.NN prepare the following cmds and execute the ALGO detailed below each time at the following LBA's {0, (Identify.NCAP / 2), Identify.NCAP}. 1) write of 1 block with approp metadata, data pattern dword++. 2) read of 1 block, expecting metadata,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 table:style-name="ro12">
            <table:table-cell table:style-name="ce42"/>
            <table:covered-table-cell/>
            <table:table-cell office:value-type="string" table:style-name="ce13">
              <text:p>ValidateFuncE2E_r10b</text:p>
            </table:table-cell>
            <table:table-cell office:value-type="string" table:style-name="ce43">
              <text:p>revision 1.0b, section 6</text:p>
            </table:table-cell>
            <table:table-cell office:value-type="string" table:content-validation-name="val1" table:style-name="ce45">
              <text:p>Validate functionality for E2E namspcs</text:p>
            </table:table-cell>
            <table:table-cell office:value-type="string" table:style-name="ce12">
              <text:p>For all E2E namspcs from Identify.NN prepare the following cmds and execute the ALGO detailed below each time at the following LBA's {0, (Identify.NCAP / 2), Identify.NCAP}. 1) write of 1 block with approp E2E, data pattern dword++. 2) read of 1 block, expecting E2E, expecting data pattern dword++ in both the data and metadata. 3) write-uncorrect, where DW12.NLB = 0. ALGO: write, read, verify data, write-uncorrect, read and expect SC=Unrecovered Read Error, write, read, verify data.</text:p>
            </table:table-cell>
            <table:table-cell table:style-name="ce27"/>
            <table:table-cell table:number-columns-repeated="16377" table:style-name="ce1"/>
          </table:table-row>
        </table:table-row-group>
        <table:table-row table:style-name="ro9">
          <table:table-cell office:value-type="string" table:style-name="ce38">
            <text:p>GrpNVMDatasetMgmtCmd</text:p>
          </table:table-cell>
          <table:table-cell office:value-type="string" table:number-columns-spanned="1" table:number-rows-spanned="16" table:style-name="ce63">
            <text:p>NVM cmd set dataset mgmt test cases.</text:p>
          </table:table-cell>
          <table:table-cell office:value-type="string" table:style-name="ce41">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7">
            <table:table-cell table:style-name="ce7"/>
            <table:covered-table-cell/>
            <table:table-cell office:value-type="string" table:style-name="ce52">
              <text:p>InvalidNamspc_r10b</text:p>
            </table:table-cell>
            <table:table-cell office:value-type="string" table:style-name="ce43">
              <text:p>revision 1.0b, section 4,6</text:p>
            </table:table-cell>
            <table:table-cell office:value-type="string" table:content-validation-name="val1" table:style-name="ce45">
              <text:p>Issue dataset mgmt and cause SC=Invalid Namspc or Format</text:p>
            </table:table-cell>
            <table:table-cell office:value-type="string" table:style-name="ce12">
              <text:p>Determine Identify.NN and issue dataset mgmt cmd to all namspcs not supported by DUT, expect failure.</text:p>
            </table:table-cell>
            <table:table-cell table:style-name="ce27"/>
            <table:table-cell table:number-columns-repeated="16377" table:style-name="ce1"/>
          </table:table-row>
          <table:table-row table:style-name="ro22">
            <table:table-cell table:style-name="ce42"/>
            <table:covered-table-cell/>
            <table:table-cell office:value-type="string" table:style-name="ce52">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Determine Identify.NN and issue dataset mgmt with a single range indicating no attributes are spec'd in the context to all namspcs, expect success. Then issue same cmd setting all unsupported/rsvd fields, expect success. Set: DW0_b15:10, DW2, DW3, DW4, DW5, DW8, DW9, DW10_b31:8, DW11_b31:3, DW12, DW13, DW14, DW15.</text:p>
            </table:table-cell>
            <table:table-cell office:value-type="string" table:style-name="ce27">
              <text:p>Each buffer's send_64b_bitmask = (MASK_PRP1_PAGE | MASK_PRP2_PAGE)</text:p>
            </table:table-cell>
            <table:table-cell table:number-columns-repeated="16377" table:style-name="ce1"/>
          </table:table-row>
          <table:table-row table:style-name="ro26">
            <table:table-cell table:style-name="ce42"/>
            <table:covered-table-cell/>
            <table:table-cell office:value-type="string" table:style-name="ce52">
              <text:p>PRP1PRP2NR_r10b</text:p>
            </table:table-cell>
            <table:table-cell office:value-type="string" table:style-name="ce43">
              <text:p>revision 1.0b, section 6</text:p>
            </table:table-cell>
            <table:table-cell office:value-type="string" table:content-validation-name="val1" table:style-name="ce45">
              <text:p>Verify all combinations of PRP1, PRP2, and Number of Ranges (NR)</text:p>
            </table:table-cell>
            <table:table-cell office:value-type="string" table:style-name="ce12">
              <text:p>For all namspcs from Identify.NN, issue multiple dataset mgmt cmds with DW11 = 0, and vary the following cmd parameters. Outer loop must iterate from 0 to 4KB representing the offset into the 1st memory page of the data payload. An inner loop will iterate from 0 to 255 representing the DW10.NR field for each cmd. Each buffer will initialize all ranges in the data payload identically, where every context attribute = 0, and the starting LBA plus the LBA length of each range must be divided equally to consume the entire address space of the current namspc spec'd by Identify.NCAP. Expect success for all cmds. NOTE: Before sending each cmd to dnvme, preset PRP2 to a random 64b number. If the buffer does not require usage of PRP2 the random number will be issued to the DUT, otherwise it will contain a valid ptr to memory. If PRP2 is not needed it is considered a rsvd field. All rsvd fields are treated identical and the recipient shall not check their value. Always initiate the random gen with seed 97 before this test starts.</text:p>
            </table:table-cell>
            <table:table-cell office:value-type="string" table:style-name="ce27">
              <text:p>Use MemBuffer::InitOffset1stPage(); Each buffer's send_64b_bitmask = (MASK_PRP1_PAGE | MASK_PRP2_PAGE). It may be more efficient to preallocate all 256 different payload buffers up front and then reference them as the 2 loops issue a cmd.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7">
            <table:table-cell table:style-name="ce42"/>
            <table:covered-table-cell/>
            <table:table-cell office:value-type="string" table:style-name="ce13">
              <text:p>Attributes_r10b</text:p>
            </table:table-cell>
            <table:table-cell office:value-type="string" table:style-name="ce43">
              <text:p>revision 1.0b, section 6</text:p>
            </table:table-cell>
            <table:table-cell office:value-type="string" table:content-validation-name="val1" table:style-name="ce45">
              <text:p>Verify all combinations of attributes for all rang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except the reserved values, expect success. Testing to verify all legal attributes are accepted.</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ConflictAttribSingle_r10b</text:p>
            </table:table-cell>
            <table:table-cell office:value-type="string" table:style-name="ce43">
              <text:p>revision 1.0b, section 6</text:p>
            </table:table-cell>
            <table:table-cell office:value-type="string" table:content-validation-name="val1" table:style-name="ce45">
              <text:p>Issue dataset mgmt single range cause SC=Conflicting Attributes</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1.IDW=1, DW10.NR=0, issue data payload with 1 range, length=Identify.NCAP, starting LBA=0, expect fa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7">
            <table:table-cell table:style-name="ce42"/>
            <table:covered-table-cell/>
            <table:table-cell office:value-type="string" table:style-name="ce13">
              <text:p>ConflictAttribAdjacent_r10b</text:p>
            </table:table-cell>
            <table:table-cell office:value-type="string" table:style-name="ce43">
              <text:p>revision 1.0b, section 6</text:p>
            </table:table-cell>
            <table:table-cell office:value-type="string" table:content-validation-name="val1" table:style-name="ce45">
              <text:p>Issue dataset mgmt adjacent ranges cause SC=Conflicting Attributes</text:p>
            </table:table-cell>
            <table:table-cell office:value-type="string" table:style-name="ce12">
              <text:p>For namspc = 1; create a single buffer where offset into 1st page = 0, size = 4KB; initial this buffer describing 256 ranges equally divided among the total address space spec'd by Identify.NCAP. Issue the dataset mgmt cmd multiple times iterating through all permutations of all context attributes, while an inner loop iterates all reserved values for AF_b3:0, expect failure.</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4">
            <table:table-cell table:style-name="ce42"/>
            <table:covered-table-cell/>
            <table:table-cell office:value-type="string" table:style-name="ce13">
              <text:p>ConflictAttribOverlap_r10b</text:p>
            </table:table-cell>
            <table:table-cell office:value-type="string" table:style-name="ce43">
              <text:p>revision 1.0b, section 6</text:p>
            </table:table-cell>
            <table:table-cell office:value-type="string" table:content-validation-name="val1" table:style-name="ce45">
              <text:p>Issue dataset mgmt overlap ranges cause SC=Conflicting Attributes</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different than the one prior by using X for range 0, (X+1) for range 1, .... (X+254) for range 255 as long as the calc'd (X+value) also does not use any of the context atributes reserved values mentioning prior. Expect failure for all cmds. Always initiate the random gen with seed 7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23">
            <table:table-cell table:style-name="ce42"/>
            <table:covered-table-cell/>
            <table:table-cell office:value-type="string" table:style-name="ce13">
              <text:p>IdenticalAttribOverlap_r10b</text:p>
            </table:table-cell>
            <table:table-cell office:value-type="string" table:style-name="ce43">
              <text:p>revision 1.0b, section 6</text:p>
            </table:table-cell>
            <table:table-cell office:value-type="string" table:content-validation-name="val1" table:style-name="ce45">
              <text:p>Issue dataset mgmt overlap ranges NOT cause SC=Conflicting Attrib</text:p>
            </table:table-cell>
            <table:table-cell office:value-type="string" table:style-name="ce12">
              <text:p>For namspc = 1; create a single buffer where offset into 1st page = 0, size = 4KB; <text:s/>this buffer will describe 256 ranges as detailed below. 1) Loop X=1 to 0xffff; representing all possible values of context attribs, however skip values which cause any reserved values to be used DW_b23:11=0, DW_b7:6=0, or DW_b3:0={0110b to 1111b}. 2) <text:s/>Issue dataset mgmt, DW11.AD=1, DW10.NR=255. 3) Init each range, of 256, in the data payload to overlap one another by using a 64b random value Z for each range's starting address where (0 &lt;= Z &lt; (Identify.NCAP-1)), the corresponding range length = (Identify.NCAP - Z). The context attributes for each range must be identical and thus all 256 ranges have X as thier value Expect success for all cmds. Always initiate the random gen with seed 23 before this test starts.</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6">
            <table:table-cell table:style-name="ce42"/>
            <table:covered-table-cell/>
            <table:table-cell office:value-type="string" table:style-name="ce13">
              <text:p>Dealloc1RangeEntireLen1Addr_r10b</text:p>
            </table:table-cell>
            <table:table-cell office:value-type="string" table:style-name="ce43">
              <text:p>revision 1.0b, section 6</text:p>
            </table:table-cell>
            <table:table-cell office:value-type="string" table:content-validation-name="val1" table:style-name="ce45">
              <text:p>Deallocate 1 range, entire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text:s/>Issue dataset mgmt, DW11.AD=1, DW10.NR=0, where range length=0, starting LBA=0. 4) Validate (Identify.NCAP == Identify.NUSE). 5) Issue dataset mgmt, DW11.AD=1, DW10.NR=0, issue data payload with 1 range, length=Identify.NCAP, starting LBA=0. 6) Validate (Identify.NUSE == 0).</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Dealloc1RangeVaryLen1Addr_r10b</text:p>
            </table:table-cell>
            <table:table-cell office:value-type="string" table:style-name="ce43">
              <text:p>revision 1.0b, section 6</text:p>
            </table:table-cell>
            <table:table-cell office:value-type="string" table:content-validation-name="val1" table:style-name="ce45">
              <text:p>Deallocate 1 range, vary length, 1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0, length of Z; where Z = 1 to Identify.NCAP; after each cmd validate (Identify.NUSE == (Identify.NCAP - Z))</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6">
            <table:table-cell table:style-name="ce42"/>
            <table:covered-table-cell/>
            <table:table-cell office:value-type="string" table:style-name="ce13">
              <text:p>Dealloc1RangeVaryLenVaryAddr_r10b</text:p>
            </table:table-cell>
            <table:table-cell office:value-type="string" table:style-name="ce43">
              <text:p>revision 1.0b, section 6</text:p>
            </table:table-cell>
            <table:table-cell office:value-type="string" table:content-validation-name="val1" table:style-name="ce45">
              <text:p>Deallocate 1 range, vary length, vary address</text:p>
            </table:table-cell>
            <table:table-cell office:value-type="string" table:style-name="ce12">
              <text:p>Search for 1 of the following namspcs to run test. Find 1st bare namspc, or find 1st meta namspc, or find 1st E2E namspc. 1) Write data pattern dword++, and approp metadata/E2E if necessary, and fill up entire namspc according to Identifty.NCAP. 2) Validate (Identify.NCAP == Identify.NUSE). 3) Issue dataset mgmt, DW11.AD=1, DW10.NR=0, where range starting LBA=Y; where Y=(Identify.NCAP-1) to 0, length=Z; where Z = 1 to Identify.NCAP; 4) after each dataset mgmt cmd validate (Identify.NUSE == (Identify.NCAP - Y))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4">
            <table:table-cell table:style-name="ce42"/>
            <table:covered-table-cell/>
            <table:table-cell office:value-type="string" table:style-name="ce13">
              <text:p>DeallocVaryRangeScaleLenScaleAddr_r10b</text:p>
            </table:table-cell>
            <table:table-cell office:value-type="string" table:style-name="ce43">
              <text:p>revision 1.0b, section 6</text:p>
            </table:table-cell>
            <table:table-cell office:value-type="string" table:content-validation-name="val1" table:style-name="ce45">
              <text:p>Deallocate vary range, scale length, scale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1 to 256. 2) Validate (Identify.NUSE == W). 3) Issue dataset mgmt, DW11.AD=1, DW10.NR=(W-1), where each range's starting address corresponds to approp LBA written to DUT correlating 1:1 (LBA to range), all region lengths=1.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27">
            <table:table-cell table:style-name="ce42"/>
            <table:covered-table-cell/>
            <table:table-cell office:value-type="string" table:style-name="ce13">
              <text:p>DeallocVaryRangeVaryLenVaryAddr_r10b</text:p>
            </table:table-cell>
            <table:table-cell office:value-type="string" table:style-name="ce43">
              <text:p>revision 1.0b, section 6</text:p>
            </table:table-cell>
            <table:table-cell office:value-type="string" table:content-validation-name="val1" table:style-name="ce45">
              <text:p>Deallocate vary range, vary length, vary address</text:p>
            </table:table-cell>
            <table:table-cell office:value-type="string" table:style-name="ce12">
              <text:p>Search for 1 of the following namspcs to run test. Find 1st bare namspc, or find 1st meta namspc, or find 1st E2E namspc. 1) Outer most loop, write data pattern dword++ and approp metadata/E2E if necessary, starting LBA=0, number of LBA's=W; where W=256 to Identify.NCAP. 2) Validate (Identify.NUSE == W). 3) Issue dataset mgmt, DW11.AD=1, DW10.NR=(W-1), where each range's starting address and length must be calc'd to consume all W LBA's symmetrically, where the last range consumes any remaining LBA's, if all the LBA's are not evenly divisable by W. 4) after each dataset mgmt cmd validate (Identify.NUSE == 0) by issuing an Identify cmd.</text:p>
            </table:table-cell>
            <table:table-cell office:value-type="string" table:style-name="ce27">
              <text:p>Use MemBuffer::InitOffset1stPage(); Each buffer's send_64b_bitmask = (MASK_PRP1_PAGE | MASK_PRP2_PAGE). NOTE: The data payload shall not have &gt; 1 physical discontinuity, and the best way to do this from tnvme is to create a buffers where offset into 1st page = 0, size = 4KB.</text:p>
            </table:table-cell>
            <table:table-cell table:number-columns-repeated="16377" table:style-name="ce1"/>
          </table:table-row>
          <table:table-row table:style-name="ro12">
            <table:table-cell table:style-name="ce42"/>
            <table:covered-table-cell/>
            <table:table-cell office:value-type="string" table:style-name="ce13">
              <text:p>IntegralWriteAttrib_r10b</text:p>
            </table:table-cell>
            <table:table-cell office:value-type="string" table:style-name="ce43">
              <text:p>revision 1.0b, section 6</text:p>
            </table:table-cell>
            <table:table-cell office:value-type="string" table:content-validation-name="val1" table:style-name="ce45">
              <text:p>Verify functionality of integral dataset for write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W=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 table:style-name="ro12">
            <table:table-cell table:style-name="ce42"/>
            <table:covered-table-cell/>
            <table:table-cell office:value-type="string" table:style-name="ce13">
              <text:p>IntegralReadAttrib_r10b</text:p>
            </table:table-cell>
            <table:table-cell office:value-type="string" table:style-name="ce43">
              <text:p>revision 1.0b, section 6</text:p>
            </table:table-cell>
            <table:table-cell office:value-type="string" table:content-validation-name="val1" table:style-name="ce45">
              <text:p>Verify functionality of integral dataset for read attribute</text:p>
            </table:table-cell>
            <table:table-cell office:value-type="string" table:style-name="ce12">
              <text:p>Search for 1 of the following namspcs to run test. Find 1st bare namspc, or find 1st meta namspc, or find 1st E2E namspc. 1) Decalloca every LBA in selected namspc. 2) Write data pattern dword++, and approp metadata/E2E if necessary, and issue a single block to LBA 0. 3) Validate (Identify.NUSE == 1). 4) Issue dataset mgmt, DW11.AD=1, <text:s/>DW11.IDR=1, DW10.NR=0, issue data payload with 1 range, length=Identify.NCAP, starting LBA=0. 6) Validate (Identify.NUSE == 0).</text:p>
            </table:table-cell>
            <table:table-cell office:value-type="string" table:style-name="ce27">
              <text:p>Use MemBuffer::InitOffset1stPage(); Each buffer's send_64b_bitmask = (MASK_PRP1_PAGE | MASK_PRP2_PAGE).</text:p>
            </table:table-cell>
            <table:table-cell table:number-columns-repeated="16377" table:style-name="ce1"/>
          </table:table-row>
        </table:table-row-group>
        <table:table-row table:style-name="ro9">
          <table:table-cell office:value-type="string" table:style-name="ce38">
            <text:p>GrpNVMCompareCmd</text:p>
          </table:table-cell>
          <table:table-cell office:value-type="string" table:number-columns-spanned="1" table:number-rows-spanned="33" table:style-name="ce63">
            <text:p>NVM cmd set compare test cases.</text:p>
          </table:table-cell>
          <table:table-cell office:value-type="string" table:style-name="ce28">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N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NVMWriteUncorrectCmd/Identify_r10b.</text:p>
          </table:table-cell>
          <table:table-cell table:number-columns-repeated="16377" table:style-name="ce1"/>
        </table:table-row>
        <table:table-row-group>
          <table:table-row table:style-name="ro12">
            <table:table-cell table:style-name="ce7"/>
            <table:covered-table-cell/>
            <table:table-cell office:value-type="string" table:style-name="ce28">
              <text:p>LBAOutOfRangeBare_r10b</text:p>
            </table:table-cell>
            <table:table-cell office:value-type="string" table:style-name="ce43">
              <text:p>revision 1.0b, section 4,6</text:p>
            </table:table-cell>
            <table:table-cell office:value-type="string" table:content-validation-name="val1" table:style-name="ce45">
              <text:p>Issue compare and cause SC=LBA Out of Range on bare namspcs</text:p>
              <draw:frame xmlns:presentation="urn:oasis:names:tc:opendocument:xmlns:presentation:1.0" draw:z-index="10" draw:id="id9" draw:style-name="a29" draw:name="TextBox 5" svg:x="0.375in" svg:y="0in" svg:width="0.20202in" svg:height="0.28933in">
                <draw:text-box>
                  <text:p text:style-name="a28" text:class-names="" text:cond-style-name=""><text:span text:style-name="a27" text:class-names=""/></text:p>
                </draw:text-box>
                <svg:desc/>
              </draw:frame>
            </table:table-cell>
            <table:table-cell office:value-type="string" table:style-name="ce33">
              <text:p>For all bare namspcs from Identify.NN, determine Identify.NSZE; For each namspc cause many scenarios by issuing a single compare cmd sending 2 data block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Bare_r10b.</text:p>
            </table:table-cell>
            <table:table-cell table:number-columns-repeated="16377" table:style-name="ce1"/>
          </table:table-row>
          <table:table-row table:style-name="ro14">
            <table:table-cell table:style-name="ce53"/>
            <table:covered-table-cell/>
            <table:table-cell office:value-type="string" table:style-name="ce28">
              <text:p>LBAOutOfRangeMeta_r10b</text:p>
            </table:table-cell>
            <table:table-cell office:value-type="string" table:style-name="ce43">
              <text:p>revision 1.0b, section 4,6</text:p>
            </table:table-cell>
            <table:table-cell office:value-type="string" table:content-validation-name="val1" table:style-name="ce45">
              <text:p>Issue compare and cause SC=LBA Out of Range on meta namspcs</text:p>
            </table:table-cell>
            <table:table-cell office:value-type="string" table:style-name="ce33">
              <text:p>For all meta namspcs from Identify.NN, determine Identify.NSZE; For each namspc cause many scenarios by issuing a single compare cmd sending 2 data blocks, and conforming to approp metadata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Meta_r10b.</text:p>
            </table:table-cell>
            <table:table-cell table:number-columns-repeated="16377" table:style-name="ce1"/>
          </table:table-row>
          <table:table-row table:style-name="ro12">
            <table:table-cell table:style-name="ce53"/>
            <table:covered-table-cell/>
            <table:table-cell office:value-type="string" table:style-name="ce28">
              <text:p>LBAOutOfRangeE2E_r10b</text:p>
            </table:table-cell>
            <table:table-cell office:value-type="string" table:style-name="ce43">
              <text:p>revision 1.0b, section 4,6</text:p>
            </table:table-cell>
            <table:table-cell office:value-type="string" table:content-validation-name="val1" table:style-name="ce45">
              <text:p>Issue compare and cause SC=LBA Out of Range on E2E namspcs</text:p>
            </table:table-cell>
            <table:table-cell office:value-type="string" table:style-name="ce33">
              <text:p>For all E2E namspcs from Identify.NN, determine Identify.NSZE; For each namspc cause many scenarios by issuing a single compare cmd sending 2 data blocks, and conforming to approp E2E requirements. 1) Issue cmd where 1st block starts at LBA (Identify.NSZE - 1), expect failure 2) Issue cmd where 1st block starts at LBA Identify.NSZE, expect failure. 3) Issue cmd where 1st block starts at 2nd to last max LBA value, expect failure. 4) Issue cmd where 1st block starts at last max LBA value, expect failure.</text:p>
            </table:table-cell>
            <table:table-cell office:value-type="string" table:style-name="ce27">
              <text:p>NOTE: Similar test exists at GrpNVMWriteCmd/LBAOutOfRangeE2E_r10b.</text:p>
            </table:table-cell>
            <table:table-cell table:number-columns-repeated="16377" table:style-name="ce1"/>
          </table:table-row>
          <table:table-row table:style-name="ro7">
            <table:table-cell table:style-name="ce42"/>
            <table:covered-table-cell/>
            <table:table-cell office:value-type="string" table:style-name="ce13">
              <text:p>InvalidNamspc_r10b</text:p>
            </table:table-cell>
            <table:table-cell office:value-type="string" table:style-name="ce43">
              <text:p>revision 1.0b, section 4,6</text:p>
            </table:table-cell>
            <table:table-cell office:value-type="string" table:content-validation-name="val1" table:style-name="ce45">
              <text:p>Issue compare and cause SC=Invalid Namspc or Format</text:p>
            </table:table-cell>
            <table:table-cell office:value-type="string" table:style-name="ce12">
              <text:p>Determine Identify.NN and issue compare cmd sending 1 block, to all namspcs not supported by DUT, expect failure.</text:p>
            </table:table-cell>
            <table:table-cell office:value-type="string" table:style-name="ce27">
              <text:p>NOTE: Similar test exists at GrpNVMWriteCmd/InvalidNamspc_r10b.</text:p>
            </table:table-cell>
            <table:table-cell table:number-columns-repeated="16377" table:style-name="ce1"/>
          </table:table-row>
          <table:table-row table:style-name="ro27">
            <table:table-cell table:style-name="ce42"/>
            <table:covered-table-cell/>
            <table:table-cell office:value-type="string" table:style-name="ce13">
              <text:p>UnsupportRrvdFields_r10b</text:p>
            </table:table-cell>
            <table:table-cell office:value-type="string" table:style-name="ce43">
              <text:p>revision 1.0b, section 6</text:p>
            </table:table-cell>
            <table:table-cell office:value-type="string" table:content-validation-name="val1" table:style-name="ce45">
              <text:p>Set unsupported/rsvd fields in cmd</text:p>
            </table:table-cell>
            <table:table-cell office:value-type="string" table:style-name="ce12">
              <text:p>Search for 1 of the following namspcs to run test. Find 1st bare namspc, or find 1st meta namspc, or find 1st E2E namspc. Unsupported DW's and rsvd fields are treated identical, the recipient shall not check their value. Issue a write cmd sending 1 block, data pattern byteK, and approp supporting meta/E2E if necessary to the selected namspc at LBA 0, expect success. Issue a compare cmd sending 1 block, same data pattern, and approp supporting meta/E2E if necessary to the selected namspc at LBA 0, expect success. Issue same cmd setting all unsupported/rsvd fields, expect success. Set: DW0_b15:10, DW2, DW3, DW12_b25:16, DW13_b31:8</text:p>
            </table:table-cell>
            <table:table-cell office:value-type="string" table:style-name="ce27">
              <text:p>NOTE: Similar test exists at GrpNVMWriteCmd/UnsupportedRsvdFields_r10b.</text:p>
            </table:table-cell>
            <table:table-cell table:number-columns-repeated="16377" table:style-name="ce1"/>
          </table:table-row>
          <table:table-row table:style-name="ro13">
            <table:table-cell table:style-name="ce42"/>
            <table:covered-table-cell/>
            <table:table-cell office:value-type="string" table:style-name="ce13">
              <text:p>IgnoreMetaPtrBare_r10b</text:p>
            </table:table-cell>
            <table:table-cell office:value-type="string" table:style-name="ce43">
              <text:p>revision 1.0b, section 6</text:p>
            </table:table-cell>
            <table:table-cell office:value-type="string" table:content-validation-name="val1" table:style-name="ce45">
              <text:p>Verify metadata ptr is not used for bare namspc</text:p>
            </table:table-cell>
            <table:table-cell office:value-type="string" table:style-name="ce12">
              <text:p>MPTR is only used if metadata is not interleaved with the data. For all bare namspcs from Identify.NN issue a single write cmd sending 1 data block, data pattern byte++, at LBA 0, expect success. Then issue a single compare cmd sending 1 data block, data pattern byte++, at LBA 0; set the meta ptr to max value, expect success.</text:p>
            </table:table-cell>
            <table:table-cell office:value-type="string" table:style-name="ce27">
              <text:p>Use Cmd::SetDword() function to set MPTR field. NOTE: Similar test exists at GrpNVMWriteCmd/IgnoreMetaPtrBare_r10b.</text:p>
            </table:table-cell>
            <table:table-cell table:number-columns-repeated="16377" table:style-name="ce1"/>
          </table:table-row>
          <table:table-row table:style-name="ro22">
            <table:table-cell table:style-name="ce42"/>
            <table:covered-table-cell/>
            <table:table-cell office:value-type="string" table:style-name="ce13">
              <text:p>IgnoreMetaPtrMeta_r10b</text:p>
            </table:table-cell>
            <table:table-cell office:value-type="string" table:style-name="ce43">
              <text:p>revision 1.0b, section 6</text:p>
            </table:table-cell>
            <table:table-cell office:value-type="string" table:content-validation-name="val1" table:style-name="ce45">
              <text:p>Verify metadata ptr is not used for meta namspc</text:p>
            </table:table-cell>
            <table:table-cell office:value-type="string" table:style-name="ce12">
              <text:p>MPTR is only used if metadata is not interleaved with the data. For all meta namspcs from Identify.NN with Idenitfy.FLBAS_b4=1, issue a single write cmd and approp metadata requirements sending 1 data block, data pattern word++, at LBA 0, expect success. Then issue a single compare cmd and approp metadata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Meta_r10b.</text:p>
            </table:table-cell>
            <table:table-cell table:number-columns-repeated="16377" table:style-name="ce1"/>
          </table:table-row>
          <table:table-row table:style-name="ro22">
            <table:table-cell table:style-name="ce42"/>
            <table:covered-table-cell/>
            <table:table-cell office:value-type="string" table:style-name="ce13">
              <text:p>IgnoreMetaPtrE2E_r10b</text:p>
            </table:table-cell>
            <table:table-cell office:value-type="string" table:style-name="ce43">
              <text:p>revision 1.0b, section 6</text:p>
            </table:table-cell>
            <table:table-cell office:value-type="string" table:content-validation-name="val1" table:style-name="ce45">
              <text:p>Verify metadata ptr is not used for E2E namspc</text:p>
            </table:table-cell>
            <table:table-cell office:value-type="string" table:style-name="ce12">
              <text:p>MPTR is only used if metadata is not interleaved with the data. For all meta namspcs from Identify.NN with Idenitfy.FLBAS_b4=1, issue a single write cmd and approp E2E requirements sending 1 data block, data pattern word++, at LBA 0, expect success. Then issue a single compare cmd and approp E2E requirements sending 1 data block, data pattern word++, at LBA 0; set the meta ptr to max value, expect success.</text:p>
            </table:table-cell>
            <table:table-cell office:value-type="string" table:style-name="ce27">
              <text:p>Use Cmd::SetDword() function to set MPTR field. NOTE: Similar test exists at GrpNVMWriteCmd/IgnoreMetaPtrE2E_r10b.</text:p>
            </table:table-cell>
            <table:table-cell table:number-columns-repeated="16377" table:style-name="ce1"/>
          </table:table-row>
          <table:table-row table:style-name="ro17">
            <table:table-cell table:style-name="ce42"/>
            <table:covered-table-cell/>
            <table:table-cell office:value-type="string" table:style-name="ce13">
              <text:p>ProtInfoIgnoreBare_r10b</text:p>
            </table:table-cell>
            <table:table-cell office:value-type="string" table:style-name="ce43">
              <text:p>revision 1.0b, section 6</text:p>
            </table:table-cell>
            <table:table-cell office:value-type="string" table:content-validation-name="val1" table:style-name="ce45">
              <text:p>Verify protection info (PRINFO) is ignored for bare namspc</text:p>
            </table:table-cell>
            <table:table-cell office:value-type="string" table:style-name="ce12">
              <text:p>For all bare namspcs from Identify.NN; For each namspc issue multiple compare cmds where each is sending 1 data block, data pattern wordK, at LBA 0 and vary the values of DW12.PRINFO.PRACT from 0x0 to 0x0f, expect success for all. Before the compare can be expected to succeed, data must be laid down 1st by <text:s/>issuing a write cmd where it is sending 1 data block, data pattern wordK, at LBA 0.</text:p>
            </table:table-cell>
            <table:table-cell office:value-type="string" table:style-name="ce27">
              <text:p>NOTE: Similar test exists at GrpNVMWriteCmd/ProtInfoIgnoreBare_r10b.</text:p>
            </table:table-cell>
            <table:table-cell table:number-columns-repeated="16377" table:style-name="ce1"/>
          </table:table-row>
          <table:table-row table:style-name="ro22">
            <table:table-cell table:style-name="ce42"/>
            <table:covered-table-cell/>
            <table:table-cell office:value-type="string" table:style-name="ce13">
              <text:p>ProtInfoIgnoreMeta_r10b</text:p>
            </table:table-cell>
            <table:table-cell office:value-type="string" table:style-name="ce43">
              <text:p>revision 1.0b, section 6</text:p>
            </table:table-cell>
            <table:table-cell office:value-type="string" table:content-validation-name="val1" table:style-name="ce45">
              <text:p>Verify protection info (PRINFO) is ignored for meta namspc</text:p>
            </table:table-cell>
            <table:table-cell office:value-type="string" table:style-name="ce12">
              <text:p>For all meta namspcs from Identify.NN; For each namspc issue multiple compare cmds where each is sending 1 data block at LBA 0 and approp metadata requirements, and vary the values of DW12.PRINFO.PRACT from 0x0 to 0x0f, expect success for all. Before the compare can be expected to succeed, data must be laid down 1st by <text:s/>issuing a write cmd and approp metadata where it is sending 1 data block, data pattern wordK, at LBA 0.</text:p>
            </table:table-cell>
            <table:table-cell office:value-type="string" table:style-name="ce27">
              <text:p>NOTE: Similar test exists at GrpNVMWriteCmd/ProtInfoIgnoreMeta_r10b.</text:p>
            </table:table-cell>
            <table:table-cell table:number-columns-repeated="16377" table:style-name="ce1"/>
          </table:table-row>
          <table:table-row table:style-name="ro7">
            <table:table-cell table:style-name="ce42"/>
            <table:covered-table-cell/>
            <table:table-cell office:value-type="string" table:style-name="ce54">
              <text:p>ConflictAttrib_r10b</text:p>
            </table:table-cell>
            <table:table-cell office:value-type="string" table:style-name="ce43">
              <text:p>revision 1.0b, section 6</text:p>
            </table:table-cell>
            <table:table-cell office:value-type="string" table:content-validation-name="val1" table:style-name="ce45">
              <text:p>Issue write and cause SC=Conflicting Attributes</text:p>
            </table:table-cell>
            <table:table-cell office:value-type="string" table:style-name="ce12">
              <text:p>TBD</text:p>
            </table:table-cell>
            <table:table-cell office:value-type="string" table:style-name="ce27">
              <text:p>NOTE: Similar test exists at GrpNVMWriteCmd/ConflictAtrib_r10b.</text:p>
            </table:table-cell>
            <table:table-cell table:number-columns-repeated="16377" table:style-name="ce1"/>
          </table:table-row>
          <table:table-row table:style-name="ro14">
            <table:table-cell table:style-name="ce42"/>
            <table:covered-table-cell/>
            <table:table-cell office:value-type="string" table:style-name="ce13">
              <text:p>FUA_r10b</text:p>
            </table:table-cell>
            <table:table-cell office:value-type="string" table:style-name="ce43">
              <text:p>revision 1.0b, section 6</text:p>
            </table:table-cell>
            <table:table-cell office:value-type="string" table:content-validation-name="val1" table:style-name="ce45">
              <text:p>Verify Forced Unit Access (FUA)</text:p>
            </table:table-cell>
            <table:table-cell office:value-type="string" table:style-name="ce12">
              <text:p>Search for 1 of the following namspcs to run test. Find 1st bare namspc, or find 1st meta namspc, or find 1st E2E namspc. Issue 2 compare cmds, one with DW12.FUA set and the other with it reset, expect success for all. <text:s/>Issue each cmd sending 1 block, data pattern dword++,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FUA_r10b.</text:p>
            </table:table-cell>
            <table:table-cell table:number-columns-repeated="16377" table:style-name="ce1"/>
          </table:table-row>
          <table:table-row table:style-name="ro12">
            <table:table-cell table:style-name="ce42"/>
            <table:covered-table-cell/>
            <table:table-cell office:value-type="string" table:style-name="ce13">
              <text:p>LimitedRetry_r10b</text:p>
            </table:table-cell>
            <table:table-cell office:value-type="string" table:style-name="ce43">
              <text:p>revision 1.0b, section 6</text:p>
            </table:table-cell>
            <table:table-cell office:value-type="string" table:content-validation-name="val1" table:style-name="ce45">
              <text:p>Verify limited retry<text:s/></text:p>
            </table:table-cell>
            <table:table-cell office:value-type="string" table:style-name="ce12">
              <text:p>Search for 1 of the following namspcs to run test. Find 1st bare namspc, or find 1st meta namspc, or find 1st E2E namspc. Issue 2 compare cmds, one with DW12.LR set and the other with it reset, expect success for all. <text:s/>Issue each cmd sending 1 block and approp supporting meta/E2E if necessary to the selected namspc at LBA 0. Before the compare can be expected to succeed, data must be laid down 1st by <text:s/>issuing a write cmd and approp metadata/E2E if necessary, where it is sending 1 data block, data pattern dword++, at LBA 0.</text:p>
            </table:table-cell>
            <table:table-cell office:value-type="string" table:style-name="ce27">
              <text:p>NOTE: Similar test exists at GrpNVMWriteCmd/LimitedRetry_r10b.</text:p>
            </table:table-cell>
            <table:table-cell table:number-columns-repeated="16377" table:style-name="ce1"/>
          </table:table-row>
          <table:table-row table:style-name="ro7">
            <table:table-cell table:style-name="ce42"/>
            <table:covered-table-cell/>
            <table:table-cell office:value-type="string" table:style-name="ce54">
              <text:p>ProtInfo_r10b</text:p>
            </table:table-cell>
            <table:table-cell office:value-type="string" table:style-name="ce43">
              <text:p>revision 1.0b, section 6</text:p>
            </table:table-cell>
            <table:table-cell office:value-type="string" table:content-validation-name="val1" table:style-name="ce45">
              <text:p>Verify protection info (PRINFO) DW12.PRINFO functionality</text:p>
            </table:table-cell>
            <table:table-cell office:value-type="string" table:style-name="ce12">
              <text:p>TBD</text:p>
            </table:table-cell>
            <table:table-cell office:value-type="string" table:style-name="ce27">
              <text:p>NOTE: Similar test exists at GrpNVMWriteCmd/ProtInfo_r10b.</text:p>
            </table:table-cell>
            <table:table-cell table:number-columns-repeated="16377" table:style-name="ce1"/>
          </table:table-row>
          <table:table-row table:style-name="ro13">
            <table:table-cell table:style-name="ce42"/>
            <table:covered-table-cell/>
            <table:table-cell office:value-type="string" table:style-name="ce54">
              <text:p>InvalProtInfo_r10b</text:p>
            </table:table-cell>
            <table:table-cell office:value-type="string" table:style-name="ce43">
              <text:p>revision 1.0b, section 6</text:p>
            </table:table-cell>
            <table:table-cell office:value-type="string" table:content-validation-name="val1" table:style-name="ce45">
              <text:p>Issue write and cause SC=Invalid Protection Information</text:p>
            </table:table-cell>
            <table:table-cell office:value-type="string" table:style-name="ce12">
              <text:p>TBD</text:p>
            </table:table-cell>
            <table:table-cell office:value-type="string" table:style-name="ce27">
              <text:p>This proper way to get this error code is to cause the device to verify/use protection data and purposely issue/send/write incorrect E2E checksums/CRCs etc. NOTE: Similar test exists at GrpNVMWriteCmd/InvaldProtInfo_r10b.</text:p>
            </table:table-cell>
            <table:table-cell table:number-columns-repeated="16377" table:style-name="ce1"/>
          </table:table-row>
          <table:table-row table:style-name="ro7">
            <table:table-cell table:style-name="ce42"/>
            <table:covered-table-cell/>
            <table:table-cell office:value-type="string" table:style-name="ce54">
              <text:p>ILBRT_r10b</text:p>
            </table:table-cell>
            <table:table-cell office:value-type="string" table:style-name="ce43">
              <text:p>revision 1.0b, section 6</text:p>
            </table:table-cell>
            <table:table-cell office:value-type="string" table:content-validation-name="val1" table:style-name="ce45">
              <text:p>Verify Init Logical Blk Ref Tag (ILBRT) DW14 functionality</text:p>
            </table:table-cell>
            <table:table-cell office:value-type="string" table:style-name="ce12">
              <text:p>TBD</text:p>
            </table:table-cell>
            <table:table-cell office:value-type="string" table:style-name="ce27">
              <text:p>NOTE: Similar test exists at GrpNVMWriteCmd/ILBRT_r10b.</text:p>
            </table:table-cell>
            <table:table-cell table:number-columns-repeated="16377" table:style-name="ce1"/>
          </table:table-row>
          <table:table-row table:style-name="ro7">
            <table:table-cell table:style-name="ce42"/>
            <table:covered-table-cell/>
            <table:table-cell office:value-type="string" table:style-name="ce54">
              <text:p>LBATM_r10b</text:p>
            </table:table-cell>
            <table:table-cell office:value-type="string" table:style-name="ce43">
              <text:p>revision 1.0b, section 6</text:p>
            </table:table-cell>
            <table:table-cell office:value-type="string" table:content-validation-name="val1" table:style-name="ce45">
              <text:p>Verify Logical Blk App Tag Mask (LBATM) DW15 functionality</text:p>
            </table:table-cell>
            <table:table-cell office:value-type="string" table:style-name="ce12">
              <text:p>TBD</text:p>
            </table:table-cell>
            <table:table-cell office:value-type="string" table:style-name="ce27">
              <text:p>NOTE: Similar test exists at GrpNVMWriteCmd/LBATM_r10b.</text:p>
            </table:table-cell>
            <table:table-cell table:number-columns-repeated="16377" table:style-name="ce1"/>
          </table:table-row>
          <table:table-row table:style-name="ro7">
            <table:table-cell table:style-name="ce42"/>
            <table:covered-table-cell/>
            <table:table-cell office:value-type="string" table:style-name="ce54">
              <text:p>LBAT_r10b</text:p>
            </table:table-cell>
            <table:table-cell office:value-type="string" table:style-name="ce43">
              <text:p>revision 1.0b, section 6</text:p>
            </table:table-cell>
            <table:table-cell office:value-type="string" table:content-validation-name="val1" table:style-name="ce45">
              <text:p>Verify Logical Blk App Tag (LBAT) DW16 functionality</text:p>
            </table:table-cell>
            <table:table-cell office:value-type="string" table:style-name="ce12">
              <text:p>TBD</text:p>
            </table:table-cell>
            <table:table-cell office:value-type="string" table:style-name="ce27">
              <text:p>NOTE: Similar test exists at GrpNVMWriteCmd/LBAT_r10b.</text:p>
            </table:table-cell>
            <table:table-cell table:number-columns-repeated="16377" table:style-name="ce1"/>
          </table:table-row>
          <table:table-row table:style-name="ro14">
            <table:table-cell table:style-name="ce7"/>
            <table:covered-table-cell/>
            <table:table-cell office:value-type="string" table:style-name="ce28">
              <text:p>RsvdBitsInPRP_r10b</text:p>
            </table:table-cell>
            <table:table-cell office:value-type="string" table:style-name="ce43">
              <text:p>revision 1.0b, section 4</text:p>
            </table:table-cell>
            <table:table-cell office:value-type="string" table:content-validation-name="val1" table:style-name="ce45">
              <text:p>Verify rsvd fields ignored in PRP1/PRP2</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Issue a write cmd sending 1 block and approp supporting meta/E2E if necessary to the selected namspc at LBA 0; Issue write with a data pattern of word++, issue similar compare cmd. Rerun identical scenario with data pattern of byte++. All write/compare cmds must inform dnvme to set PRP1_b1:0 and PRP2_b1:0.</text:p>
            </table:table-cell>
            <table:table-cell office:value-type="string" table:style-name="ce27">
              <text:p>This test won't be possible until dnvme adds support to the NVME_IOCTL_SEND_64B_CMD _IOWR allowing a new field stating the ability to set the rsvd bits of PRP1/PRP2. NOTE: Similar test exists at GrpNVMWriteReadCombo/RsvdBitsInPRP_r10b.</text:p>
            </table:table-cell>
            <table:table-cell table:number-columns-repeated="16377" table:style-name="ce1"/>
          </table:table-row>
          <table:table-row table:style-name="ro19">
            <table:table-cell table:style-name="ce42"/>
            <table:covered-table-cell/>
            <table:table-cell office:value-type="string" table:style-name="ce13">
              <text:p>PRPOffsetSinglePgSingleBlk_r10b</text:p>
            </table:table-cell>
            <table:table-cell office:value-type="string" table:style-name="ce43">
              <text:p>revision 1.0b, section 6</text:p>
            </table:table-cell>
            <table:table-cell office:value-type="string" table:content-validation-name="val1" table:style-name="ce45">
              <text:p>Vary buffer offset for single-page/single-blk against PRP1/PRP2.</text:p>
            </table:table-cell>
            <table:table-cell office:value-type="string" table:style-name="ce12">
              <text:p>Search for 1 of the following namspcs to run test. Find 1st bare namspc, or find 1st meta namspc, or find 1st E2E namspc. Issue identical write cmd starting at LBA 0, sending a single block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vary offset into 1st memory page from 0 to X, where X = (CC.MPS - Identify.LBAF[Identify.FLBAS].LBADS) in steps of 4B; alternate the data pattern between byteK, word++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18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SingleBlk_r10b.</text:p>
            </table:table-cell>
            <table:table-cell table:number-columns-repeated="16377" table:style-name="ce1"/>
          </table:table-row>
          <table:table-row table:style-name="ro28">
            <table:table-cell table:style-name="ce42"/>
            <table:covered-table-cell/>
            <table:table-cell office:value-type="string" table:style-name="ce13">
              <text:p>PRPOffsetSinglePgMultiBlk_r10b</text:p>
            </table:table-cell>
            <table:table-cell office:value-type="string" table:style-name="ce43">
              <text:p>revision 1.0b, section 6</text:p>
            </table:table-cell>
            <table:table-cell office:value-type="string" table:content-validation-name="val1" table:style-name="ce45">
              <text:p>Vary buffer offset for single-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CC.MPS - X) % Identify.LBAF[Identify.FLBAS].LBADS) but make sure the total xfer size does not exceed Identify.MDTS; alternate the data pattern between byte++, wordK for each write. NOTE: Since PRP1 is the only effective ptr, then PRP2 becomes reserved. Reserved fields must not be checked by the recipient. Verify this fact by injecting random 64b values into PRP2 by alternating random number, then zero, for each and every write/read cmd issued to the DUT. Always initiate the random gen with seed 77 before this test starts.</text:p>
            </table:table-cell>
            <table:table-cell office:value-type="string" table:style-name="ce27">
              <text:p>Use MemBuffer::InitOffset1stPage(); Each buffer's send_64b_bitmask = (MASK_PRP1_PAGE); Use the posix rand_r() method. Use Cmd::SetDword() for specific PRP2 values. NOTE: Similar test exists at GrpNVMWriteReadCombo/PRPOffsetSinglePgMultiBlk_r10b.</text:p>
            </table:table-cell>
            <table:table-cell table:number-columns-repeated="16377" table:style-name="ce1"/>
          </table:table-row>
          <table:table-row table:style-name="ro21">
            <table:table-cell table:style-name="ce42"/>
            <table:covered-table-cell/>
            <table:table-cell office:value-type="string" table:style-name="ce13">
              <text:p>PRPOffsetDualPgMultiBlk_r10b</text:p>
            </table:table-cell>
            <table:table-cell office:value-type="string" table:style-name="ce43">
              <text:p>revision 1.0b, section 6</text:p>
            </table:table-cell>
            <table:table-cell office:value-type="string" table:content-validation-name="val1" table:style-name="ce45">
              <text:p>Vary buffer offset for dual-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read must verify the data pattern for success, any metadata will also need to be verified for it will have the same data pattern as the data. ALGO) Alloc discontig memory; in an outer loop vary offset into 1st memory page from 0 to X, where X = (CC.MPS - Identify.LBAF[Identify.FLBAS].LBADS) in steps of 4B, in inner loop vary the number of blocks sent from 1 to (((2 * CC.MPS) - X) % Identify.LBAF[Identify.FLBAS].LBADS) but make sure the total xfer size does not exceed Identify.MDTS; alternate the data pattern between dword++, wordK for each write.</text:p>
            </table:table-cell>
            <table:table-cell office:value-type="string" table:style-name="ce27">
              <text:p>Use MemBuffer::InitOffset1stPage(); Each buffer's send_64b_bitmask = (MASK_PRP1_PAGE | MASK_PRP2_PAGE). NOTE: Similar test exists at GrpNVMWriteReadCombo/PRPOffsetDualPgMultiBlk_r10b.</text:p>
            </table:table-cell>
            <table:table-cell table:number-columns-repeated="16377" table:style-name="ce1"/>
          </table:table-row>
          <table:table-row table:style-name="ro18">
            <table:table-cell table:style-name="ce42"/>
            <table:covered-table-cell/>
            <table:table-cell office:value-type="string" table:style-name="ce13">
              <text:p>PRPOffsetMultiPgMultiBlk_r10b</text:p>
            </table:table-cell>
            <table:table-cell office:value-type="string" table:style-name="ce43">
              <text:p>revision 1.0b, section 6</text:p>
            </table:table-cell>
            <table:table-cell office:value-type="string" table:content-validation-name="val1" table:style-name="ce45">
              <text:p>Vary buffer offset for multi-page/multi-blk against PRP1/PRP2.</text:p>
            </table:table-cell>
            <table:table-cell office:value-type="string" table:style-name="ce12">
              <text:p>Search for 1 of the following namspcs to run test. Find 1st bare namspc, or find 1st meta namspc, or find 1st E2E namspc. Issue identical write cmd starting at LBA 0, sending multiple blocks with approp meta/E2E requirements if necessary, where write executes the ALGO listed below; subsequently after each write a compare cmd must verify the data pattern for success, any metadata will also be verified for it will have the same data pattern as the data. ALGO) Alloc discontig memory; in an outer loop vary offset into 1st memory page from 0 to X, where X = (CC.MPS - Identify.LBAF[Identify.FLBAS].LBADS) in steps of 4B, in inner loop vary the number of blocks sent from 1 to ((Identify.MDTS - X) % Identify.LBAF[Identify.FLBAS].LBADS); alternate the data pattern between dword++, dwordK for each write.</text:p>
            </table:table-cell>
            <table:table-cell office:value-type="string" table:style-name="ce27">
              <text:p>Use MemBuffer::InitOffset1stPage(); Each buffer's send_64b_bitmask = (MASK_PRP1_PAGE | MASK_PRP2_PAGE | MASK_PRP2_LIST). NOTE: Similar test exists at GrpNVMWriteReadCombo/PRPOffsetMultiPgMultiBlk_r10b.</text:p>
            </table:table-cell>
            <table:table-cell table:number-columns-repeated="16377" table:style-name="ce1"/>
          </table:table-row>
          <table:table-row table:style-name="ro22">
            <table:table-cell table:style-name="ce42"/>
            <table:covered-table-cell/>
            <table:table-cell office:value-type="string" table:style-name="ce13">
              <text:p>StartingLBABare_r10b</text:p>
            </table:table-cell>
            <table:table-cell office:value-type="string" table:style-name="ce43">
              <text:p>revision 1.0b, section 6</text:p>
            </table:table-cell>
            <table:table-cell office:value-type="string" table:content-validation-name="val1" table:style-name="ce45">
              <text:p>Vary starting LBA for bare namspcs</text:p>
            </table:table-cell>
            <table:table-cell office:value-type="string" table:style-name="ce12">
              <text:p>For all bare namspcs from Identify.NN, determine Identify.NCAP; For each namspc issue multiple write cmds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upon each block.</text:p>
            </table:table-cell>
            <table:table-cell office:value-type="string" table:style-name="ce27">
              <text:p>Use MemBuffer::Init(); Each buffer's send_64b_bitmask = (MASK_PRP1_PAGE | MASK_PRP2_PAGE | MASK_PRP2_LIST). NOTE: Similar test exists at GrpNVMWriteReadCombo/StartingLBABare_r10b.</text:p>
            </table:table-cell>
            <table:table-cell table:number-columns-repeated="16377" table:style-name="ce1"/>
          </table:table-row>
          <table:table-row table:style-name="ro12">
            <table:table-cell table:style-name="ce42"/>
            <table:covered-table-cell/>
            <table:table-cell office:value-type="string" table:style-name="ce13">
              <text:p>StartingLBAMeta_r10b</text:p>
            </table:table-cell>
            <table:table-cell office:value-type="string" table:style-name="ce43">
              <text:p>revision 1.0b, section 6</text:p>
            </table:table-cell>
            <table:table-cell office:value-type="string" table:content-validation-name="val1" table:style-name="ce45">
              <text:p>Vary starting LBA for meta namspcs</text:p>
            </table:table-cell>
            <table:table-cell office:value-type="string" table:style-name="ce12">
              <text:p>For all meta namspcs from Identify.NN, determine Identify.NCAP; For each namspc issue multiple write cmds and approp metadata,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metadata pattern upon each block.</text:p>
            </table:table-cell>
            <table:table-cell office:value-type="string" table:style-name="ce27">
              <text:p>Use MemBuffer::Init(); Each buffer's send_64b_bitmask = (MASK_PRP1_PAGE | MASK_PRP2_PAGE | MASK_PRP2_LIST). NOTE: Similar test exists at GrpNVMWriteReadCombo/StartingLBAMeta_r10b.</text:p>
            </table:table-cell>
            <table:table-cell table:number-columns-repeated="16377" table:style-name="ce1"/>
          </table:table-row>
          <table:table-row table:style-name="ro22">
            <table:table-cell table:style-name="ce42"/>
            <table:covered-table-cell/>
            <table:table-cell office:value-type="string" table:style-name="ce13">
              <text:p>StartingLBAE2E_r10b</text:p>
            </table:table-cell>
            <table:table-cell office:value-type="string" table:style-name="ce43">
              <text:p>revision 1.0b, section 6</text:p>
            </table:table-cell>
            <table:table-cell office:value-type="string" table:content-validation-name="val1" table:style-name="ce45">
              <text:p>Vary starting LBA for E2E namspcs</text:p>
            </table:table-cell>
            <table:table-cell office:value-type="string" table:style-name="ce12">
              <text:p>For all E2E namspcs from Identify.NN, determine Identify.NCAP; For each namspc issue multiple write cmds and approp E2E, each sending a single block of data starting from LBA 0 to (Identify.NCAP - 1). Each write cmd should use a new data pattern by rolling through {byte++, byteK, word++, wordK, dword++, dwordK}. After all writing completes issue correlating compare cmds through the same range verifying the data pattern and E2E upon each block.</text:p>
            </table:table-cell>
            <table:table-cell office:value-type="string" table:style-name="ce27">
              <text:p>Use MemBuffer::Init(); Each buffer's send_64b_bitmask = (MASK_PRP1_PAGE | MASK_PRP2_PAGE | MASK_PRP2_LIST). NOTE: Similar test exists at GrpNVMWriteReadCombo/StartingLBAE2E_r10b.</text:p>
            </table:table-cell>
            <table:table-cell table:number-columns-repeated="16377" table:style-name="ce1"/>
          </table:table-row>
          <table:table-row table:style-name="ro12">
            <table:table-cell table:style-name="ce42"/>
            <table:covered-table-cell/>
            <table:table-cell office:value-type="string" table:style-name="ce13">
              <text:p>NLBABare_r10b</text:p>
            </table:table-cell>
            <table:table-cell office:value-type="string" table:style-name="ce43">
              <text:p>revision 1.0b, section 6</text:p>
            </table:table-cell>
            <table:table-cell office:value-type="string" table:content-validation-name="val1" table:style-name="ce45">
              <text:p>Verify all values of Number of Log Blk (NLB) for bare namspcs</text:p>
            </table:table-cell>
            <table:table-cell office:value-type="string" table:style-name="ce12">
              <text:p>For all bare namspcs from Identify.NN; For each namspc issue consecutive write cmds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text:p>
            </table:table-cell>
            <table:table-cell office:value-type="string" table:style-name="ce27">
              <text:p>Use MemBuffer::Init(); Each buffer's send_64b_bitmask = (MASK_PRP1_PAGE | MASK_PRP2_PAGE | MASK_PRP2_LIST). NOTE: Similar test exists at GrpNVMWriteReadCombo/NLBABare_r10b.</text:p>
            </table:table-cell>
            <table:table-cell table:number-columns-repeated="16377" table:style-name="ce1"/>
          </table:table-row>
          <table:table-row table:style-name="ro14">
            <table:table-cell table:style-name="ce42"/>
            <table:covered-table-cell/>
            <table:table-cell office:value-type="string" table:style-name="ce13">
              <text:p>NLBAMeta_r10b</text:p>
            </table:table-cell>
            <table:table-cell office:value-type="string" table:style-name="ce43">
              <text:p>revision 1.0b, section 6</text:p>
            </table:table-cell>
            <table:table-cell office:value-type="string" table:content-validation-name="val1" table:style-name="ce45">
              <text:p>Verify all values of Number of Log Blk (NLB) for meta namspcs</text:p>
            </table:table-cell>
            <table:table-cell office:value-type="string" table:style-name="ce12">
              <text:p>For all meta namspcs from Identify.NN; For each namspc issue consecutive write cmds and approp metadata,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metadata which also has the same pattern.</text:p>
            </table:table-cell>
            <table:table-cell office:value-type="string" table:style-name="ce27">
              <text:p>Use MemBuffer::Init(); Each buffer's send_64b_bitmask = (MASK_PRP1_PAGE | MASK_PRP2_PAGE | MASK_PRP2_LIST). NOTE: Similar test exists at GrpNVMWriteReadCombo/NLBAMeta_r10b.</text:p>
            </table:table-cell>
            <table:table-cell table:number-columns-repeated="16377" table:style-name="ce1"/>
          </table:table-row>
          <table:table-row table:style-name="ro14">
            <table:table-cell table:style-name="ce42"/>
            <table:covered-table-cell/>
            <table:table-cell office:value-type="string" table:style-name="ce13">
              <text:p>NLBAE2E_r10b</text:p>
            </table:table-cell>
            <table:table-cell office:value-type="string" table:style-name="ce43">
              <text:p>revision 1.0b, section 6</text:p>
            </table:table-cell>
            <table:table-cell office:value-type="string" table:content-validation-name="val1" table:style-name="ce45">
              <text:p>Verify all values of Number of Log Blk (NLB) for E2E namspcs</text:p>
            </table:table-cell>
            <table:table-cell office:value-type="string" table:style-name="ce12">
              <text:p>For all E2E namspcs from Identify.NN; For each namspc issue consecutive write cmds and approp E2E, each staring at LBA 0 by looping thru all values for DW12.NLB from 0 to {0xffff | (Identify.MDTS % Identify.LBAF[Identify.FLBAS].LBADS)} which ever is less. Each write cmd should use a new data pattern by rolling through {byte++, byteK, word++, wordK, dword++, dwordK}. After each write cmd completes issue a correlating compare cmd through the same parameters verifying the data pattern, and the E2E.</text:p>
            </table:table-cell>
            <table:table-cell office:value-type="string" table:style-name="ce27">
              <text:p>Use MemBuffer::Init(); Each buffer's send_64b_bitmask = (MASK_PRP1_PAGE | MASK_PRP2_PAGE | MASK_PRP2_LIST). NOTE: Similar test exists at GrpNVMWriteReadCombo/NLBAE2E_r10b.</text:p>
            </table:table-cell>
            <table:table-cell table:number-columns-repeated="16377" table:style-name="ce1"/>
          </table:table-row>
          <table:table-row table:style-name="ro15">
            <table:table-cell table:style-name="ce7"/>
            <table:covered-table-cell/>
            <table:table-cell office:value-type="string" table:style-name="ce13">
              <text:p>CapacityExceedBare_r10b</text:p>
            </table:table-cell>
            <table:table-cell office:value-type="string" table:style-name="ce43">
              <text:p>revision 1.0b, section 4,6</text:p>
            </table:table-cell>
            <table:table-cell office:value-type="string" table:content-validation-name="val1" table:style-name="ce45">
              <text:p>Issue write/read and verify SC=Capacity Exceeded on bare namspcs</text:p>
            </table:table-cell>
            <table:table-cell office:value-type="string" table:style-name="ce12">
              <text:p>DUT must support thin provisioning, and Dataset Mgmt Cmd in order to execute test case. For all bare namspcs deallocate all LBA's, determine Identify.NCAP and verify (Identify.NSZE &gt; Identify.NCAP) in order to execute test case. If execution is possible, then for each namspc write mulitple cmds each sending Identify.MDTS bytes of 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Bare_r10b</text:p>
            </table:table-cell>
            <table:table-cell table:number-columns-repeated="16377" table:style-name="ce1"/>
          </table:table-row>
          <table:table-row table:style-name="ro15">
            <table:table-cell table:style-name="ce42"/>
            <table:covered-table-cell/>
            <table:table-cell office:value-type="string" table:style-name="ce13">
              <text:p>CapacityExceedMeta_r10b</text:p>
            </table:table-cell>
            <table:table-cell office:value-type="string" table:style-name="ce43">
              <text:p>revision 1.0b, section 4,6</text:p>
            </table:table-cell>
            <table:table-cell office:value-type="string" table:content-validation-name="val1" table:style-name="ce45">
              <text:p>Issue write/read and verify SC=Capacity Exceeded on meta namspcs</text:p>
            </table:table-cell>
            <table:table-cell office:value-type="string" table:style-name="ce12">
              <text:p>DUT must support thin provisioning, and Dataset Mgmt Cmd in order to execute test case. For all meta namspcs deallocate all LBA's, determine Identify.NCAP and verify (Identify.NSZE &gt; Identify.NCAP) in order to execute test case. If execution is possible, then for each namspc write mulitple cmds each sending Identify.MDTS bytes of data and approp metadata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Meta_r10b</text:p>
            </table:table-cell>
            <table:table-cell table:number-columns-repeated="16377" table:style-name="ce1"/>
          </table:table-row>
          <table:table-row table:style-name="ro15">
            <table:table-cell table:style-name="ce42"/>
            <table:covered-table-cell/>
            <table:table-cell office:value-type="string" table:style-name="ce13">
              <text:p>CapacityExceedE2E_r10b</text:p>
            </table:table-cell>
            <table:table-cell office:value-type="string" table:style-name="ce43">
              <text:p>revision 1.0b, section 4,6</text:p>
            </table:table-cell>
            <table:table-cell office:value-type="string" table:content-validation-name="val1" table:style-name="ce45">
              <text:p>Issue write/read and verify SC=Capacity Exceeded on E2E namspcs</text:p>
            </table:table-cell>
            <table:table-cell office:value-type="string" table:style-name="ce12">
              <text:p>DUT must support thin provisioning, and Dataset Mgmt Cmd in order to execute test case. For all E2E namspcs deallocate all LBA's, determine Identify.NCAP and verify (Identify.NSZE &gt; Identify.NCAP) in order to execute test case. If execution is possible, then for each namspc write mulitple cmds each sending Identify.MDTS bytes of data and approp E2E until entire Identify.NCAP is filled, expect success. Issue 1 block more to an unallocated LBA, but still within Identify.NSZE to cause SC=Capacity Exceeded. Reissue last cmd, expect identical outcome. Now issue a similar compare cmd to the same unallocated LBA and it should fail with status code = Compare Failure. NOTE: Upon success, but before exiting deallocate all LBA's.</text:p>
            </table:table-cell>
            <table:table-cell office:value-type="string" table:style-name="ce27">
              <text:p>NOTE: Similar test exists at GrpNVMWriteReadCombo/CapacityExceedE2E_r10b</text:p>
            </table:table-cell>
            <table:table-cell table:number-columns-repeated="16377" table:style-name="ce1"/>
          </table:table-row>
        </table:table-row-group>
        <table:table-row table:style-name="ro13">
          <table:table-cell office:value-type="string" table:style-name="ce38">
            <text:p>GrpInterrupts</text:p>
          </table:table-cell>
          <table:table-cell office:value-type="string" table:number-columns-spanned="1" table:number-rows-spanned="10" table:style-name="ce63">
            <text:p>MSI-single, MSI-multi, MSI-X test cases.</text:p>
          </table:table-cell>
          <table:table-cell office:value-type="string" table:style-name="ce52">
            <text:p>InvalidMSIXIRQ_r10b</text:p>
          </table:table-cell>
          <table:table-cell office:value-type="string" table:style-name="ce43">
            <text:p>revision 1.0b, section 4,7</text:p>
          </table:table-cell>
          <table:table-cell office:value-type="string" table:content-validation-name="val1" table:style-name="ce45">
            <text:p>Assoc illegal MSI-X IRQ to cause SC=Invalid interrupt vector</text:p>
            <draw:frame xmlns:presentation="urn:oasis:names:tc:opendocument:xmlns:presentation:1.0" draw:z-index="9" draw:id="id8" draw:style-name="a26" draw:name="TextBox 5" svg:x="0.375in" svg:y="0.13542in" svg:width="0.20202in" svg:height="0.28933in">
              <draw:text-box>
                <text:p text:style-name="a25" text:class-names="" text:cond-style-name=""><text:span text:style-name="a24" text:class-names=""/></text:p>
              </draw:text-box>
              <svg:desc/>
            </draw:frame>
          </table:table-cell>
          <table:table-cell office:value-type="string" table:style-name="ce12">
            <text:p>Only allowed to execute test if the DUT supports MSI-X IRQ's by reporting the MSIXCAP PCI structures. Determine X, the maximum IRQ vector supported by the DUT by referencing MSIXCAP.MXC.TS. Issue multiple CreateIOCQ cmds, num elements=2, QID=1, enable IRQ's, and set DW11.IV by looping from (X+1) to 2047,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group>
          <table:table-row table:style-name="ro13">
            <table:table-cell table:style-name="ce42"/>
            <table:covered-table-cell/>
            <table:table-cell office:value-type="string" table:style-name="ce13">
              <text:p>InvalidMSIIRQ_r10b</text:p>
            </table:table-cell>
            <table:table-cell office:value-type="string" table:style-name="ce43">
              <text:p>revision 1.0b, section 4,7</text:p>
            </table:table-cell>
            <table:table-cell office:value-type="string" table:content-validation-name="val1" table:style-name="ce45">
              <text:p>Associate illegal MSI IRQ and cause SC=Invalid interrupt vector</text:p>
            </table:table-cell>
            <table:table-cell office:value-type="string" table:style-name="ce12">
              <text:p>Only allowed to execute test if the DUT supports MSI IRQ's by reporting the MSICAP PCI structures. Determine X, the maximum IRQ vector supported by the DUT by referencing (MSICAP.MC.MMC. Issue multiple CreateIOCQ cmds, num elements=2, QID=1, enable IRQ's, and set DW11.IV by looping from (X+1) to 31, expect failure.</text:p>
            </table:table-cell>
            <table:table-cell office:value-type="string" table:style-name="ce27">
              <text:p>dnvme does not have to enable IRQ's for this test, for the cmd should be rejected and the DUT knows nothing about a prepared kernel being able to use IRQ's or not.</text:p>
            </table:table-cell>
            <table:table-cell table:number-columns-repeated="16377" table:style-name="ce1"/>
          </table:table-row>
          <table:table-row table:style-name="ro15">
            <table:table-cell table:style-name="ce42"/>
            <table:covered-table-cell/>
            <table:table-cell office:value-type="string" table:style-name="ce52">
              <text:p>MaxIOQMSIX1To1_r10b</text:p>
            </table:table-cell>
            <table:table-cell office:value-type="string" table:style-name="ce43">
              <text:p>revision 1.0b, section 4,7</text:p>
            </table:table-cell>
            <table:table-cell office:value-type="string" table:content-validation-name="val1" table:style-name="ce45">
              <text:p>Create and use the max allows IOCQ/IOSQ's under MSI-X (1:1)</text:p>
            </table:table-cell>
            <table:table-cell office:value-type="string" table:style-name="ce12">
              <text:p>Only allowed to execute test if the DUT supports MSI-X IRQ's by reporting the MSIXCAP PCI structures. Determine X, where X is the greater of 2048,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23">
            <table:table-cell table:style-name="ce42"/>
            <table:covered-table-cell/>
            <table:table-cell office:value-type="string" table:style-name="ce13">
              <text:p>MaxIOQMSIMulti1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1:1)</text:p>
            </table:table-cell>
            <table:table-cell office:value-type="string" table:style-name="ce12">
              <text:p>Only allowed to execute test if the DUT supports MSI-multi IRQ's by reporting the MSICAP PCI structures and (MSICAP.MC.MMC != 1). Determine X, where X is the greater of MSICAP.MC.MMC, max MSI IRQ's, or the max number of IOQ's the DUT supports. Create 1 IOSQ to IOCQ pair mapping, and allocate X number of queues. Alternate IOCQ's to indicate usage of polling or IRQ's. Issue a write of 1 block, data pattern byteK, and then verify by reading back for all queues. For each IOCQ using IRQ's verify that each one has exactly 2 IRQ's fired. Redo identical test but this time delete only the IOQ's using polling scheme and recreate them again using a unique IRQ, i.e. the vectors which were skipping in 1st run of test should be used so that all queues are contiguously consuming all IRQ vector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7">
            <table:table-cell table:style-name="ce42"/>
            <table:covered-table-cell/>
            <table:table-cell office:value-type="string" table:style-name="ce13">
              <text:p>MaxIOQMSISingle1To1_r10b</text:p>
            </table:table-cell>
            <table:table-cell office:value-type="string" table:style-name="ce43">
              <text:p>revision 1.0b, section 4,7</text:p>
            </table:table-cell>
            <table:table-cell office:value-type="string" table:content-validation-name="val1" table:style-name="ce45">
              <text:p>Create and use the max allows IOCQ/IOSQ's under MSI-single (1:1)</text:p>
            </table:table-cell>
            <table:table-cell office:value-type="string" table:style-name="ce12">
              <text:p>Only allowed to execute test if the DUT supports MSI-multi IRQ's by reporting the MSICAP PCI structures and (MSICAP.MC.MMC == 1). Create 1 IOSQ to IOCQ pair mapping. Use IRQ's for the IOCQ. Issue a write of 1 block, data pattern byteK, and then verify by reading back. Verify that each one has exactly 2 IRQ's fired.</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 Test is very similar to GrpQueues::MaxIOQ_r10b</text:p>
            </table:table-cell>
            <table:table-cell table:number-columns-repeated="16377" table:style-name="ce1"/>
          </table:table-row>
          <table:table-row table:style-name="ro12">
            <table:table-cell table:style-name="ce42"/>
            <table:covered-table-cell/>
            <table:table-cell office:value-type="string" table:style-name="ce52">
              <text:p>MaxIOQMSIXManyTo1_r10b</text:p>
            </table:table-cell>
            <table:table-cell office:value-type="string" table:style-name="ce43">
              <text:p>revision 1.0b, section 4,7</text:p>
            </table:table-cell>
            <table:table-cell office:value-type="string" table:content-validation-name="val1" table:style-name="ce45">
              <text:p>Create and use the max allows IOCQ/IOSQ's under MSI-X (many:1)</text:p>
            </table:table-cell>
            <table:table-cell office:value-type="string" table:style-name="ce12">
              <text:p>Only allowed to execute test if the DUT supports MSI-X IRQ's by reporting the MSIXCAP PCI structures. Create 1 IOSQ to IOCQ pair mapping, and allocate the max number of IOQ's the DUT supports. All IOCQ's will use the same IRQ.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14">
            <table:table-cell table:style-name="ce42"/>
            <table:covered-table-cell/>
            <table:table-cell office:value-type="string" table:style-name="ce13">
              <text:p>MaxIOQMSIManyTo1_r10b</text:p>
            </table:table-cell>
            <table:table-cell office:value-type="string" table:style-name="ce43">
              <text:p>revision 1.0b, section 4,7</text:p>
            </table:table-cell>
            <table:table-cell office:value-type="string" table:content-validation-name="val1" table:style-name="ce45">
              <text:p>Create and use the max allows IOCQ/IOSQ's under MSI-multi (many:1)</text:p>
            </table:table-cell>
            <table:table-cell office:value-type="string" table:style-name="ce12">
              <text:p>Only allowed to execute test if the DUT supports MSI IRQ's by reporting the MSICAP PCI structures. Create 1 IOSQ to IOCQ pair mapping, and allocate the max number of IOQ's the DUT supports. All IOCQ's will use the same IRQ, use the highest IRQ possible for the IOCQ's indicated by MSICAP.MC.MMC. Issue a write of 1 block, data pattern wordK, and then verify by reading back for all queues. Use a unique wordK pattern for each write/read pair for all IOQ pairs. Verify the number of IRQ's fired equals the total number of cmds issued to all IOSQ's.</text:p>
            </table:table-cell>
            <table:table-cell office:value-type="string" table:style-name="ce27">
              <text:p>Call some variation of Informative::GetFeaturesNumOfQueues() to determin the max number of queues allowed. It is planned that some form of IOCQ::Reap() will yeild the number of IRQ's fired for the queue being reaped.</text:p>
            </table:table-cell>
            <table:table-cell table:number-columns-repeated="16377" table:style-name="ce1"/>
          </table:table-row>
          <table:table-row table:style-name="ro8">
            <table:table-cell table:style-name="ce42"/>
            <table:covered-table-cell/>
            <table:table-cell office:value-type="string" table:style-name="ce54">
              <text:p>PinBased_r10b</text:p>
            </table:table-cell>
            <table:table-cell office:value-type="string" table:style-name="ce43">
              <text:p>revision 1.0b, section 4,7</text:p>
            </table:table-cell>
            <table:table-cell office:value-type="string" table:content-validation-name="val1" table:style-name="ce45">
              <text:p>Validate pin base interrupts.</text:p>
            </table:table-cell>
            <table:table-cell office:value-type="string" table:style-name="ce12">
              <text:p>TBD</text:p>
            </table:table-cell>
            <table:table-cell office:value-type="string" table:style-name="ce27">
              <text:p>This test will most likely have to be developed as a canned test and located in dnvme since pin based IRQ's did not fit well within this architecture.</text:p>
            </table:table-cell>
            <table:table-cell table:number-columns-repeated="16377" table:style-name="ce1"/>
          </table:table-row>
          <table:table-row table:style-name="ro17">
            <table:table-cell table:style-name="ce42"/>
            <table:covered-table-cell/>
            <table:table-cell office:value-type="string" table:style-name="ce52">
              <text:p>PartialReapMSIX</text:p>
            </table:table-cell>
            <table:table-cell office:value-type="string" table:style-name="ce43">
              <text:p>revision 1.0b, section 4,7</text:p>
            </table:table-cell>
            <table:table-cell office:value-type="string" table:content-validation-name="val1" table:style-name="ce45">
              <text:p>Verify correct behavior during partial IOCQ reaping for MSI-X.</text:p>
            </table:table-cell>
            <table:table-cell office:value-type="string" table:style-name="ce12">
              <text:p>Only allowed to execute test if the DUT supports MSI-X IRQ's by reporting the MSIXCAP PCI structures. Create a single IOSQ/IOCQ pair. Issue 10 write cmds, 1 block each, data pattern is a don’t care. Wait until all 10 CE's arrive in IOCQ, reap 1 element and verify the number of IRQ's fired is still 10, continue reaping and veirfying until all CE's are reaped.</text:p>
            </table:table-cell>
            <table:table-cell table:style-name="ce27"/>
            <table:table-cell table:number-columns-repeated="16377" table:style-name="ce1"/>
          </table:table-row>
          <table:table-row table:style-name="ro21">
            <table:table-cell table:style-name="ce42"/>
            <table:covered-table-cell/>
            <table:table-cell office:value-type="string" table:style-name="ce13">
              <text:p>MSIInternalISReg</text:p>
            </table:table-cell>
            <table:table-cell office:value-type="string" table:style-name="ce43">
              <text:p>revision 1.0b, section 7</text:p>
            </table:table-cell>
            <table:table-cell office:value-type="string" table:content-validation-name="val1" table:style-name="ce45">
              <text:p>Verify hidden IS register is reset after DUT disabled for MSI.</text:p>
            </table:table-cell>
            <table:table-cell office:value-type="string" table:style-name="ce12">
              <text:p>Search for 1 of the following namspcs to run test. Find 1st bare namspc, or find 1st meta namspc, or find 1st E2E namspc. Only allowed to execute test if the DUT supports MSI IRQ's by reporting the MSICAP PCI structures. Determine X, the maximum IRQ vector supported by the DUT by referencing (MSICAP.MC.MMC. Create X IOSQ/IOCQ pairs and assoc a unique IRQ for each IOCQ. For each IOCQ issue 2 write cmds, with approp meta data and E2E if necessary, @ LBA0 and 1 respectively, data pattern is don't care, expect success. Verify, but do not reap, that all IOCQ's contain 2 CE's and the IRQ count is 1 for each IOCQ. This certifies that the IS register contains non-zero bits within the DUT. Disable, then re-enable, and then re-activate the same IRQ scheme and then repeat the test procedure, but only this time reap all CE's from all IOCQ's and verify a successful status for all.</text:p>
            </table:table-cell>
            <table:table-cell table:style-name="ce27"/>
            <table:table-cell table:number-columns-repeated="16377" table:style-name="ce1"/>
          </table:table-row>
        </table:table-row-group>
        <table:table-row table:style-name="ro27">
          <table:table-cell office:value-type="string" table:style-name="ce38">
            <text:p>GrpAdminDeleteIOSQCmd</text:p>
          </table:table-cell>
          <table:table-cell office:value-type="string" table:number-columns-spanned="1" table:number-rows-spanned="4" table:style-name="ce63">
            <text:p>Admin cmd set delete IOS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Unsupported DW's and rsvd fields are treated identical, the recipient shall not check their value. <text:s/>Issue a CreateIOCQ cmd, with QID=0xffff, num elements=2. Assoc a CreateIOSQ cmd, with QID=0xffff, num elements=2. Issue a DeleteIOSQ cmd deleting QID=0xffff, expect success. Reissue identical CreateIOSQ, and issue same DeleteIOS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3">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SQ cmd traversing through all possible combinations for DW10.QID, expect failure. Issue a CreateIOCQ cmd, with QID=0xffff, num elements=2. Assoc a CreateIOSQ cmd, with QID=0xffff, num elements=2, rerun exact test but this time expect success for QID=0xffff.</text:p>
            </table:table-cell>
            <table:table-cell table:style-name="ce27"/>
            <table:table-cell table:number-columns-repeated="16377" table:style-name="ce1"/>
          </table:table-row>
          <table:table-row table:style-name="ro15">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S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Again fille the IOSQ with write cmds and ring the doorbell. DUT cannot process new IOSQ cmd's because the IOCQ is full. Issue Delete IOSQ specify QID=0xffff, expect success. Run the entire test again this time the IOQ's should be created with num elements=(CAP.MQES+1), expect identical outcome.</text:p>
            </table:table-cell>
            <table:table-cell table:style-name="ce27"/>
            <table:table-cell table:number-columns-repeated="16377" table:style-name="ce1"/>
          </table:table-row>
          <table:table-row table:style-name="ro13">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S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S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27">
          <table:table-cell office:value-type="string" table:style-name="ce38">
            <text:p>GrpAdminDeleteIOCQCmd</text:p>
          </table:table-cell>
          <table:table-cell office:value-type="string" table:number-columns-spanned="1" table:number-rows-spanned="4" table:style-name="ce63">
            <text:p>Admin cmd set delete IOCQ test cases.</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Issue a DeleteIOCQ cmd deleting QID=0xffff, expect success. Reissue identical CreateIOCQ, and issue same DeleteIOCQ cmd but set all unsupported/rsvd fields, expect success. Set: DW0_b15:10, DW1, DW2, DW3, DW$, DW5, DW6, DW7, DW8, DW9, DW10_b31:16, DW11, DW12, DW13, DW14, DW15.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write and cause SC=Invalid queue identifier</text:p>
            </table:table-cell>
            <table:table-cell office:value-type="string" table:style-name="ce12">
              <text:p>Have no IOQ's in existence, issue the DeleteIOCQ cmd traversing through all possible combinations for DW10.QID, expect failure. Issue a CreateIOCQ cmd, with QID=0xffff, num elements=2, rerun exact test but this time expect success for QID=0xffff.</text:p>
            </table:table-cell>
            <table:table-cell table:style-name="ce27"/>
            <table:table-cell table:number-columns-repeated="16377" table:style-name="ce1"/>
          </table:table-row>
          <table:table-row table:style-name="ro27">
            <table:table-cell table:style-name="ce42"/>
            <table:covered-table-cell/>
            <table:table-cell office:value-type="string" table:style-name="ce13">
              <text:p>DeleteFullQ_r10b</text:p>
            </table:table-cell>
            <table:table-cell office:value-type="string" table:style-name="ce43">
              <text:p>revision 1.0b, section 5</text:p>
            </table:table-cell>
            <table:table-cell office:value-type="string" table:content-validation-name="val1" table:style-name="ce45">
              <text:p>Delete an IOCQ that is full of cmds.</text:p>
            </table:table-cell>
            <table:table-cell office:value-type="string" table:style-name="ce12">
              <text:p>Search for 1 of the following namspcs to run test. Find 1st bare namspc, or find 1st meta namspc, or find 1st E2E namspc. Create an IOCQ/IOSQ pair, both with QID=0xffff, both num elements=2. Fill the IOSQ with write cmds sending 1 block and approp supporting meta/E2E if necessary to the selected namspc at LBA 0, ring the doorbell to cause the cmds to execute and fill up the IOCQ. Do NOT reap from the IOCQ, but verify all the CE's are present. Issue a DeleteIOSQ cmd, then issue a DeleteIOCQ cmd and expect success for both. Run the entire test again this time the IOQ's should be created with num elements=(CAP.MQES+1), expect identical outcome.</text:p>
            </table:table-cell>
            <table:table-cell table:style-name="ce27"/>
            <table:table-cell table:number-columns-repeated="16377" table:style-name="ce1"/>
          </table:table-row>
          <table:table-row table:style-name="ro22">
            <table:table-cell table:style-name="ce42"/>
            <table:covered-table-cell/>
            <table:table-cell office:value-type="string" table:style-name="ce13">
              <text:p>DeleteAllAtOnce_r10b</text:p>
            </table:table-cell>
            <table:table-cell office:value-type="string" table:style-name="ce43">
              <text:p>revision 1.0b, section 5</text:p>
            </table:table-cell>
            <table:table-cell office:value-type="string" table:content-validation-name="val1" table:style-name="ce45">
              <text:p>Delete all IOCQ's at the same time.</text:p>
            </table:table-cell>
            <table:table-cell office:value-type="string" table:style-name="ce12">
              <text:p>Calc X, where X = the smaller of 1) max num cmds can fit within ASQ or 2) max num IOQ's DUT will support. Create X IOCQ/IOSQ pairs; QID's start with 1 and continue to X, all with num elements=2. Issue X DeleteIOCQ cmds into the ASQ, thus deleting every IOSQ and reap all CE's, expect success. Then issue X DeleteIOCQ cmds and make sure the doorbell is rung for all cmds at once. Expect to reap all X cmds successfully.</text:p>
            </table:table-cell>
            <table:table-cell table:style-name="ce27"/>
            <table:table-cell table:number-columns-repeated="16377" table:style-name="ce1"/>
          </table:table-row>
        </table:table-row-group>
        <table:table-row table:style-name="ro16">
          <table:table-cell office:value-type="string" table:style-name="ce12">
            <text:p>GrpAdminCreateIOCQCmd</text:p>
          </table:table-cell>
          <table:table-cell office:value-type="string" table:number-columns-spanned="1" table:number-rows-spanned="3" table:style-name="ce63">
            <text:p>Admin cmd set create IOC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but set all unsupported/rsvd fields, expect success. Set: DW0_b15:10, DW1, DW2, DW3, DW4, DW5, DW6, DW7, DW11_b15:2, DW12, DW13, DW14, DW15. Then issue a CreateIOSQ cmd to assoc, QID=0xffff, num elements = 2.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6">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CQ cause SC=Invalid queue identifier</text:p>
            </table:table-cell>
            <table:table-cell office:value-type="string" table:style-name="ce12">
              <text:p>Calc X, where X = max num IOQ's DUT will support. Issue CreateIOCQ cmds specifying QID's ranging from (X+1) to 0xffff, expect failure.</text:p>
            </table:table-cell>
            <table:table-cell table:style-name="ce27"/>
            <table:table-cell table:number-columns-repeated="16377" table:style-name="ce1"/>
          </table:table-row>
          <table:table-row table:style-name="ro7">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CQ cause SC=Maximum queue size exceeded</text:p>
            </table:table-cell>
            <table:table-cell office:value-type="string" table:style-name="ce12">
              <text:p>CreateIOCQ cmds specifying DW10.QSIZE ranging from (CAP.MQES+2) to 0xffff, expect failure.</text:p>
            </table:table-cell>
            <table:table-cell table:style-name="ce27"/>
            <table:table-cell table:number-columns-repeated="16377" table:style-name="ce1"/>
          </table:table-row>
        </table:table-row-group>
        <table:table-row table:style-name="ro16">
          <table:table-cell office:value-type="string" table:style-name="ce12">
            <text:p>GrpAdminCreateIOSQCmd</text:p>
          </table:table-cell>
          <table:table-cell office:value-type="string" table:number-columns-spanned="1" table:number-rows-spanned="5" table:style-name="ce63">
            <text:p>Admin cmd set create IOSQ test cases only.</text:p>
          </table:table-cell>
          <table:table-cell office:value-type="string" table:style-name="ce13">
            <text:p>UnsupportRrvdFields_r10b</text:p>
          </table:table-cell>
          <table:table-cell office:value-type="string" table:style-name="ce43">
            <text:p>revision 1.0b, section 5</text:p>
          </table:table-cell>
          <table:table-cell office:value-type="string" table:content-validation-name="val1" table:style-name="ce45">
            <text:p>Set unsupported/rsvd fields in cmd</text:p>
          </table:table-cell>
          <table:table-cell office:value-type="string" table:style-name="ce12">
            <text:p>Find 1st bare namspc, or find 1st meta namspc, or find 1st E2E namspc. Unsupported DW's and rsvd fields are treated identical, the recipient shall not check their value. <text:s/>Issue a CreateIOCQ cmd, with QID=0xffff, num elements=2, and then issue a corresonding CreateIOSQ, same parameters, but set all unsupported/rsvd fields, expect success. Set: DW0_b15:10, DW1, DW2, DW3, DW4, DW5, DW6, DW7, DW11_b15:3, DW12, DW13, DW14, DW15. Issue a write cmd sending 1 block and approp supporting meta/E2E if necessary to the selected namspc at LBA 0, data pattern of word++, read back, verify pattern.</text:p>
          </table:table-cell>
          <table:table-cell office:value-type="string" table:style-name="ce27">
            <text:p>Test is similar to GrpAdminCreateIOCQCmd/UnsupportRrvdFields_r10b</text:p>
          </table:table-cell>
          <table:table-cell table:number-columns-repeated="16377" table:style-name="ce1"/>
        </table:table-row>
        <table:table-row-group>
          <table:table-row table:style-name="ro9">
            <table:table-cell table:style-name="ce42"/>
            <table:covered-table-cell/>
            <table:table-cell office:value-type="string" table:style-name="ce13">
              <text:p>InvalidQID_r10b</text:p>
            </table:table-cell>
            <table:table-cell office:value-type="string" table:style-name="ce43">
              <text:p>revision 1.0b, section 5</text:p>
            </table:table-cell>
            <table:table-cell office:value-type="string" table:content-validation-name="val1" table:style-name="ce45">
              <text:p>Issue CreateIOSQ cause SC=Invalid queue identifier</text:p>
            </table:table-cell>
            <table:table-cell office:value-type="string" table:style-name="ce12">
              <text:p>Calc X, where X = max num IOQ's DUT will support. Issue a CreateIOCQ cmd, with QID=0xffff, num elements=2, expect success. Then issue a correlating CreateIOSQ cmds specifying QID's ranging from (X+1) to 0xffff, expect failure.</text:p>
            </table:table-cell>
            <table:table-cell table:style-name="ce27"/>
            <table:table-cell table:number-columns-repeated="16377" table:style-name="ce1"/>
          </table:table-row>
          <table:table-row table:style-name="ro8">
            <table:table-cell table:style-name="ce42"/>
            <table:covered-table-cell/>
            <table:table-cell office:value-type="string" table:style-name="ce13">
              <text:p>MaxQSizeExceed_r10b</text:p>
            </table:table-cell>
            <table:table-cell office:value-type="string" table:style-name="ce43">
              <text:p>revision 1.0b, section 5</text:p>
            </table:table-cell>
            <table:table-cell office:value-type="string" table:content-validation-name="val1" table:style-name="ce45">
              <text:p>Issue CreateIOSQ cause SC=Maximum queue size exceeded</text:p>
            </table:table-cell>
            <table:table-cell office:value-type="string" table:style-name="ce12">
              <text:p>Issue a CreateIOCQ cmd, with QID=0xffff, num elements=2, expect success. Then issue a correlating CreateIOSQ cmds specifying DW10.QSIZE ranging from (CAP.MQES+2) to 0xffff,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CompletionQInvalid_r10b</text:p>
            </table:table-cell>
            <table:table-cell office:value-type="string" table:style-name="ce43">
              <text:p>revision 1.0b, section 5</text:p>
            </table:table-cell>
            <table:table-cell office:value-type="string" table:content-validation-name="val1" table:style-name="ce45">
              <text:p>Issue CreateIOSQ cause SC=Completion queue invalid</text:p>
            </table:table-cell>
            <table:table-cell office:value-type="string" table:style-name="ce12">
              <text:p>Issue a CreateIOCQ cmd, with QID=0xffff, num elements=2, expect success. Then issue a correlating CreateIOSQ cmds, with QID=0xffff, and range DW11.CQID from 1 to 0xfffe, expect failure.</text:p>
            </table:table-cell>
            <table:table-cell table:style-name="ce27"/>
            <table:table-cell table:number-columns-repeated="16377" table:style-name="ce1"/>
          </table:table-row>
          <table:table-row table:style-name="ro8">
            <table:table-cell table:style-name="ce50"/>
            <table:covered-table-cell/>
            <table:table-cell office:value-type="string" table:style-name="ce13">
              <text:p>AcceptQPriority_r10b</text:p>
            </table:table-cell>
            <table:table-cell office:value-type="string" table:style-name="ce43">
              <text:p>revision 1.0b, section 5</text:p>
            </table:table-cell>
            <table:table-cell office:value-type="string" table:content-validation-name="val1" table:style-name="ce45">
              <text:p>Issue CreateIOSQ and verify queue priority is accepted.</text:p>
            </table:table-cell>
            <table:table-cell office:value-type="string" table:style-name="ce12">
              <text:p>Issue a CreateIOCQ cmd, with QID=0xffff, num elements=2, expect success. Then issue a correlating CreateIOSQ cmds, with QID=0xffff, and range DW11_b2:1 thru all possible values, expect success. Delete the IOSQ between creations.</text:p>
            </table:table-cell>
            <table:table-cell table:style-name="ce27"/>
            <table:table-cell table:number-columns-repeated="16377" table:style-name="ce1"/>
          </table:table-row>
        </table:table-row-group>
        <table:table-row table:style-name="ro16">
          <table:table-cell office:value-type="string" table:style-name="ce12">
            <text:p>GrpAdminCreateIOQCmd</text:p>
          </table:table-cell>
          <table:table-cell office:value-type="string" table:number-columns-spanned="1" table:number-rows-spanned="7" table:style-name="ce63">
            <text:p>Admin cmd set create IOSQ and create IOCQ test cases. Common group needed to make the test cases more efficient where the same test may validate both types of creation simultaneously.</text:p>
          </table:table-cell>
          <table:table-cell office:value-type="string" table:style-name="ce28">
            <text:p>RsvdBitsInPRP_r10b</text:p>
          </table:table-cell>
          <table:table-cell office:value-type="string" table:style-name="ce43">
            <text:p>revision 1.0b, section 5</text:p>
          </table:table-cell>
          <table:table-cell office:value-type="string" table:content-validation-name="val1" table:style-name="ce45">
            <text:p>Verify rsvd fields ignored in PRP1</text:p>
          </table:table-cell>
          <table:table-cell office:value-type="string" table:style-name="ce33">
            <text:p>Search for 1 of the following namspcs to run test. Find 1st bare namspc, or find 1st meta namspc, or find 1st E2E namspc. Unsupported DW's and rsvd fields are treated identical, the recipient shall not check their value. <text:s/>Issue a CreateIOCQ cmd, with QID=0xffff, num elements=2, and then issue a corresonding CreateIOSQ, same parameters, test must inform dnvme to set PRP1_b1:0 for both IOQ's, expect success; using contig or discontig memory is a don't care. Issue a write cmd sending 1 block and approp supporting meta/E2E if necessary to the selected namspc at LBA 0, data pattern of word++, read back, verify pattern.</text:p>
          </table:table-cell>
          <table:table-cell table:style-name="ce27"/>
          <table:table-cell table:number-columns-repeated="16377" table:style-name="ce1"/>
        </table:table-row>
        <table:table-row-group>
          <table:table-row table:style-name="ro12">
            <table:table-cell table:style-name="ce42"/>
            <table:covered-table-cell/>
            <table:table-cell office:value-type="string" table:style-name="ce13">
              <text:p>PRPLessPageContig_r10b</text:p>
            </table:table-cell>
            <table:table-cell office:value-type="string" table:style-name="ce43">
              <text:p>revision 1.0b, section 5</text:p>
            </table:table-cell>
            <table:table-cell office:value-type="string" table:content-validation-name="val1" table:style-name="ce45">
              <text:p>Create IOQ's backed by 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2">
            <table:table-cell table:style-name="ce42"/>
            <table:covered-table-cell/>
            <table:table-cell office:value-type="string" table:style-name="ce13">
              <text:p>PRPLessPageDiscontig_r10b</text:p>
            </table:table-cell>
            <table:table-cell office:value-type="string" table:style-name="ce43">
              <text:p>revision 1.0b, section 5</text:p>
            </table:table-cell>
            <table:table-cell office:value-type="string" table:content-validation-name="val1" table:style-name="ce45">
              <text:p>Create IOQ's backed by discontigous memory &lt; 1 page.</text:p>
            </table:table-cell>
            <table:table-cell office:value-type="string" table:style-name="ce12">
              <text:p>Search for 1 of the following namspcs to run test. Find 1st bare namspc, or find 1st meta namspc, or find 1st E2E namspc. Issue a CreateIOCQ cmd, with QID=0xffff, num elements=2,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Contig_r10b</text:p>
            </table:table-cell>
            <table:table-cell office:value-type="string" table:style-name="ce43">
              <text:p>revision 1.0b, section 5</text:p>
            </table:table-cell>
            <table:table-cell office:value-type="string" table:content-validation-name="val1" table:style-name="ce45">
              <text:p>Create IOQ's backed by 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SinglePageDiscontig_r10b</text:p>
            </table:table-cell>
            <table:table-cell office:value-type="string" table:style-name="ce43">
              <text:p>revision 1.0b, section 5</text:p>
            </table:table-cell>
            <table:table-cell office:value-type="string" table:content-validation-name="val1" table:style-name="ce45">
              <text:p>Create IOQ's backed by discontigous memory =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C.MPS / CC.IOCQES);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 table:style-name="ro16">
            <table:table-cell table:style-name="ce42"/>
            <table:covered-table-cell/>
            <table:table-cell office:value-type="string" table:style-name="ce13">
              <text:p>PRPGreaterPageContig_r10b</text:p>
            </table:table-cell>
            <table:table-cell office:value-type="string" table:style-name="ce43">
              <text:p>revision 1.0b, section 5</text:p>
            </table:table-cell>
            <table:table-cell office:value-type="string" table:content-validation-name="val1" table:style-name="ce45">
              <text:p>Create IOQ's backed by 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Each buffer's send_64b_bitmask = (MASK_PRP1_PAGE);<text:s/></text:p>
            </table:table-cell>
            <table:table-cell table:number-columns-repeated="16377" table:style-name="ce1"/>
          </table:table-row>
          <table:table-row table:style-name="ro16">
            <table:table-cell table:style-name="ce42"/>
            <table:covered-table-cell/>
            <table:table-cell office:value-type="string" table:style-name="ce13">
              <text:p>PRPGreaterPageDiscontig_r10b</text:p>
            </table:table-cell>
            <table:table-cell office:value-type="string" table:style-name="ce43">
              <text:p>revision 1.0b, section 5</text:p>
            </table:table-cell>
            <table:table-cell office:value-type="string" table:content-validation-name="val1" table:style-name="ce45">
              <text:p>Create IOQ's backed by discontigous memory &gt; 1 page.</text:p>
            </table:table-cell>
            <table:table-cell office:value-type="string" table:style-name="ce12">
              <text:p>May only run this test if ((CAP.MQES+1) &gt; (CC.MPS / CC.IOCQES)). Search for 1 of the following namspcs to run test. Find 1st bare namspc, or find 1st meta namspc, or find 1st E2E namspc. Issue a CreateIOCQ cmd, with QID=0xffff, num elements=(CAP.MQES+1); where CC.IOCQES=Identify.SQES_b3:0, backed by discontiguous memory; and then issue a corresonding CreateIOSQ, same parameters, same memory allocation. Issue X write cmds, where X=num elements in IOCQ, sending 1 block and approp supporting meta/E2E if necessary to the selected namspc at LBA 0, data pattern of word++, read back, verify pattern.</text:p>
            </table:table-cell>
            <table:table-cell office:value-type="string" table:style-name="ce27">
              <text:p>Use MemBuffer::InitOffset1stPage(); Each buffer's send_64b_bitmask = (MASK_PRP1_LIST);<text:s/></text:p>
            </table:table-cell>
            <table:table-cell table:number-columns-repeated="16377" table:style-name="ce1"/>
          </table:table-row>
        </table:table-row-group>
        <table:table-row table:style-name="ro7">
          <table:table-cell office:value-type="string" table:style-name="ce38">
            <text:p>GrpAdminGetLogPgCmd</text:p>
          </table:table-cell>
          <table:table-cell office:value-type="string" table:style-name="ce12">
            <text:p>Admin cmd set get log page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IdentifyCmd</text:p>
          </table:table-cell>
          <table:table-cell office:value-type="string" table:style-name="ce12">
            <text:p>Admin cmd set identify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AbortCmd</text:p>
          </table:table-cell>
          <table:table-cell office:value-type="string" table:style-name="ce12">
            <text:p>Admin cmd set abor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SetFeatCmd</text:p>
          </table:table-cell>
          <table:table-cell office:value-type="string" table:style-name="ce12">
            <text:p>Admin cmd s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AdminGetFeatCmd</text:p>
          </table:table-cell>
          <table:table-cell office:value-type="string" table:style-name="ce12">
            <text:p>Admin cmd set get features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5">
          <table:table-cell office:value-type="string" table:style-name="ce38">
            <text:p>GrpAdminAsyncCmd</text:p>
          </table:table-cell>
          <table:table-cell office:value-type="string" table:style-name="ce12">
            <text:p>Admin cmd set async event request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9">
          <table:table-cell office:value-type="string" table:style-name="ce38">
            <text:p>GrpAdminFirmActCmd</text:p>
          </table:table-cell>
          <table:table-cell office:value-type="string" table:number-columns-spanned="1" table:number-rows-spanned="2" table:style-name="ce63">
            <text:p>Admin cmd set firmware activat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table:style-name="ce27"/>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irmImgCmd</text:p>
          </table:table-cell>
          <table:table-cell office:value-type="string" table:number-columns-spanned="1" table:number-rows-spanned="2" table:style-name="ce63">
            <text:p>Admin cmd set firmware image downloa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FormatNVMCmd</text:p>
          </table:table-cell>
          <table:table-cell office:value-type="string" table:number-columns-spanned="1" table:number-rows-spanned="2" table:style-name="ce63">
            <text:p>Admin cmd set format NVM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SendCmd</text:p>
          </table:table-cell>
          <table:table-cell office:value-type="string" table:number-columns-spanned="1" table:number-rows-spanned="2" table:style-name="ce63">
            <text:p>Admin cmd set security send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9">
          <table:table-cell office:value-type="string" table:style-name="ce38">
            <text:p>GrpAdminSecRcvCmd</text:p>
          </table:table-cell>
          <table:table-cell office:value-type="string" table:number-columns-spanned="1" table:number-rows-spanned="2" table:style-name="ce63">
            <text:p>Admin cmd set security receive test cases.</text:p>
          </table:table-cell>
          <table:table-cell office:value-type="string" table:style-name="ce56">
            <text:p>Identify_r10b</text:p>
          </table:table-cell>
          <table:table-cell office:value-type="string" table:style-name="ce43">
            <text:p>revision 1.0b, section 5</text:p>
          </table:table-cell>
          <table:table-cell office:value-type="string" table:content-validation-name="val1" table:style-name="ce45">
            <text:p>Verify this optional cmd is supported.</text:p>
          </table:table-cell>
          <table:table-cell office:value-type="string" table:style-name="ce33">
            <text:p>Reference Identify.OACS; If the command is supported then return success, otherwise return failure If the DUT doesn't support this optional feature, then utilize \"tnvme --skiptest YourSkiptestFilename.cfg\" to cause this group of tests to be skipped.</text:p>
          </table:table-cell>
          <table:table-cell office:value-type="string" table:style-name="ce27">
            <text:p>NOTE: Similar test exists at GrpAdminFirmActCmd/Identify_r10b.</text:p>
          </table:table-cell>
          <table:table-cell table:number-columns-repeated="16377" table:style-name="ce1"/>
        </table:table-row>
        <table:table-row-group>
          <table:table-row table:style-name="ro7">
            <table:table-cell table:style-name="ce7"/>
            <table:covered-table-cell/>
            <table:table-cell office:value-type="string" table:style-name="ce57">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group>
        <table:table-row table:style-name="ro7">
          <table:table-cell office:value-type="string" table:style-name="ce38">
            <text:p>GrpFusedOps</text:p>
          </table:table-cell>
          <table:table-cell office:value-type="string" table:style-name="ce12">
            <text:p>Fused operational test cases.</text:p>
          </table:table-cell>
          <table:table-cell office:value-type="string" table:style-name="ce55">
            <text:p>TBD</text:p>
          </table:table-cell>
          <table:table-cell office:value-type="string" table:style-name="ce43">
            <text:p>revision 1.0b, section 5</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RndRobin</text:p>
          </table:table-cell>
          <table:table-cell office:value-type="string" table:style-name="ce12">
            <text:p>Round robin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6">
          <table:table-cell office:value-type="string" table:style-name="ce38">
            <text:p>GrpRndRobinUrgent</text:p>
          </table:table-cell>
          <table:table-cell office:value-type="string" table:style-name="ce12">
            <text:p>Weighted round robin with urgent priority arbitration test cases.</text:p>
          </table:table-cell>
          <table:table-cell office:value-type="string" table:style-name="ce55">
            <text:p>TBD</text:p>
          </table:table-cell>
          <table:table-cell office:value-type="string" table:style-name="ce43">
            <text:p>revision 1.0b, section 4</text:p>
          </table:table-cell>
          <table:table-cell office:value-type="string" table:content-validation-name="val1" table:style-name="ce45">
            <text:p>TBD</text:p>
          </table:table-cell>
          <table:table-cell office:value-type="string" table:style-name="ce33">
            <text:p>TBD</text:p>
          </table:table-cell>
          <table:table-cell table:style-name="ce27"/>
          <table:table-cell table:number-columns-repeated="16377" table:style-name="ce1"/>
        </table:table-row>
        <table:table-row table:style-name="ro7">
          <table:table-cell office:value-type="string" table:style-name="ce38">
            <text:p>GrpPowerMgmt</text:p>
          </table:table-cell>
          <table:table-cell office:value-type="string" table:style-name="ce12">
            <text:p>Power management test cases.</text:p>
          </table:table-cell>
          <table:table-cell office:value-type="string" table:style-name="ce55">
            <text:p>TBD</text:p>
          </table:table-cell>
          <table:table-cell office:value-type="string" table:style-name="ce43">
            <text:p>revision 1.0b, section ???</text:p>
          </table:table-cell>
          <table:table-cell office:value-type="string" table:content-validation-name="val1" table:style-name="ce45">
            <text:p>TBD</text:p>
            <draw:frame xmlns:presentation="urn:oasis:names:tc:opendocument:xmlns:presentation:1.0" draw:z-index="8" draw:id="id7" draw:style-name="a23" draw:name="TextBox 5" svg:x="0.375in" svg:y="0.13542in" svg:width="0.20202in" svg:height="0.28933in">
              <draw:text-box>
                <text:p text:style-name="a22" text:class-names="" text:cond-style-name=""><text:span text:style-name="a21" text:class-names=""/></text:p>
              </draw:text-box>
              <svg:desc/>
            </draw:frame>
          </table:table-cell>
          <table:table-cell office:value-type="string" table:style-name="ce33">
            <text:p>TBD</text:p>
          </table:table-cell>
          <table:table-cell table:style-name="ce27"/>
          <table:table-cell table:number-columns-repeated="16377" table:style-name="ce1"/>
        </table:table-row>
        <table:table-row table:style-name="ro1">
          <table:table-cell table:number-columns-repeated="3" table:style-name="ce7"/>
          <table:table-cell table:style-name="ce5"/>
          <table:table-cell table:content-validation-name="val1" table:style-name="ce7">
            <draw:frame xmlns:presentation="urn:oasis:names:tc:opendocument:xmlns:presentation:1.0" draw:z-index="6" draw:id="id5" draw:style-name="a17" draw:name="TextBox 7" svg:x="0.375in" svg:y="0in" svg:width="0.20202in" svg:height="0.28933in">
              <draw:text-box>
                <text:p text:style-name="a16" text:class-names="" text:cond-style-name=""><text:span text:style-name="a15" text:class-names=""/></text:p>
              </draw:text-box>
              <svg:desc/>
            </draw:frame>
            <draw:frame xmlns:presentation="urn:oasis:names:tc:opendocument:xmlns:presentation:1.0" draw:z-index="4" draw:id="id3" draw:style-name="a11" draw:name="TextBox 5" svg:x="0.375in" svg:y="0in" svg:width="0.20202in" svg:height="0.28933in">
              <draw:text-box>
                <text:p text:style-name="a10" text:class-names="" text:cond-style-name=""><text:span text:style-name="a9" text:class-names=""/></text:p>
              </draw:text-box>
              <svg:desc/>
            </draw:frame>
          </table:table-cell>
          <table:table-cell table:number-columns-repeated="16379" table:style-name="ce7"/>
        </table:table-row>
        <table:table-row table:number-rows-repeated="6" table:style-name="ro4">
          <table:table-cell table:style-name="ce42"/>
          <table:table-cell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2" table:style-name="ro4">
          <table:table-cell table:number-columns-repeated="2" table:style-name="ce7"/>
          <table:table-cell table:style-name="ce4"/>
          <table:table-cell table:style-name="ce7"/>
          <table:table-cell table:content-validation-name="val1" table:style-name="ce6"/>
          <table:table-cell table:style-name="ce7"/>
          <table:table-cell table:style-name="ce10"/>
          <table:table-cell table:number-columns-repeated="16377" table:style-name="ce1"/>
        </table:table-row>
        <table:table-row table:number-rows-repeated="1048342" table:style-name="ro29">
          <table:table-cell table:number-columns-repeated="4"/>
          <table:table-cell table:content-validation-name="val1" table:style-name="ce6"/>
          <table:table-cell table:number-columns-repeated="16379"/>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36">
      <number:number number:decimal-places="1"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trentmee</meta:initial-creator>
    <dc:creator>Sravan Kumar</dc:creator>
    <meta:creation-date>2011-06-18T13:55:25Z</meta:creation-date>
    <dc:date>2012-04-17T15:51:44Z</dc:date>
    <meta:print-date>2012-02-10T16:57:31Z</meta:print-date>
  </office:meta>
</office:document-meta>
</file>